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00CCFF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00CCFF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00CCFF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00CCFF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CCFF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00CC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00CC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66FFFF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none" fo:background-color="#33FF99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33FF99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99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33FF99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99" style:repeat-content="false"/>
      <style:paragraph-properties fo:text-align="center"/>
    </style:style>
    <style:style style:name="ce16" style:family="table-cell" style:parent-style-name="Default" style:data-style-name="N0">
      <style:table-cell-properties fo:background-color="#66FFFF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thin solid #000000" fo:border-right="none" fo:background-color="#33FF99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background-color="#33FF99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fo:background-color="#FFFF99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fo:background-color="#33FF99" style:repeat-content="false"/>
      <style:paragraph-properties fo:text-align="center"/>
    </style:style>
    <style:style style:name="ce22" style:family="table-cell" style:parent-style-name="Default" style:data-style-name="N0">
      <style:table-cell-properties fo:background-color="#66FFFF"/>
    </style:style>
    <style:style style:name="ce23" style:family="table-cell" style:parent-style-name="Default" style:data-style-name="N0">
      <style:table-cell-properties fo:background-color="#33FF99"/>
    </style:style>
    <style:style style:name="ce24" style:family="table-cell" style:parent-style-name="Default" style:data-style-name="N0">
      <style:table-cell-properties fo:background-color="#FFFF99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none" fo:background-color="#33FF99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009933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009933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009933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2" style:family="table-cell" style:parent-style-name="Default" style:data-style-name="N0">
      <style:table-cell-properties style:vertical-align="automatic" fo:background-color="#00CC33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automatic" fo:background-color="#00CC33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00CCFF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00CCFF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009933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99" style:repeat-content="false"/>
      <style:paragraph-properties fo:text-align="center"/>
    </style:style>
    <style:style style:name="ce38" style:family="table-cell" style:parent-style-name="Default" style:data-style-name="N0">
      <style:table-cell-properties style:vertical-align="automatic" fo:background-color="#FFFF99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40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1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4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43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4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33FF99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#33FF99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automatic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99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99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FFF99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00CCFF" style:repeat-content="false"/>
      <style:paragraph-properties fo:text-align="center"/>
    </style:style>
    <style:style style:name="ce51" style:family="table-cell" style:parent-style-name="Default" style:data-style-name="N0">
      <style:table-cell-properties style:vertical-align="automatic" fo:background-color="#66FFFF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009933" style:repeat-content="false"/>
      <style:paragraph-properties fo:text-align="center"/>
    </style:style>
    <style:style style:name="ce53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none" fo:border-bottom="thin solid #000000" fo:border-left="none" fo:border-right="none" style:cell-protect="protected"/>
      <style:text-properties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none" fo:border-bottom="thin solid #000000" fo:border-left="none" fo:border-right="none" style:vertical-align="automatic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none" fo:border-left="none" fo:border-right="none" style:vertical-align="automatic"/>
      <style:text-properties fo:font-size="10pt" style:font-size-asian="10pt" style:font-size-complex="10pt"/>
    </style:style>
    <style:style style:name="ce59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60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protected" style:repeat-content="false"/>
      <style:paragraph-properties fo:text-align="center"/>
    </style:style>
    <style:style style:name="ce61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6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009933" style:repeat-content="false"/>
      <style:paragraph-properties fo:text-align="center"/>
    </style:style>
    <style:style style:name="ce65" style:family="table-cell" style:parent-style-name="Default" style:data-style-name="N0">
      <style:table-cell-properties fo:background-color="#33FF99"/>
      <style:text-properties style:font-name="Calibri" style:font-name-asian="Calibri" style:font-name-complex="Calibri"/>
    </style:style>
    <style:style style:name="ce66" style:family="table-cell" style:parent-style-name="Default" style:data-style-name="N1">
      <style:table-cell-properties fo:border-top="none" fo:border-bottom="none" fo:border-left="thin solid #000000" fo:border-right="none" style:vertical-align="automatic" fo:background-color="#33FF99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#33FF99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none" fo:border-bottom="none" fo:border-left="none" fo:border-right="thin solid #000000" fo:background-color="#33FF99"/>
      <style:text-properties fo:font-weight="bold" style:font-weight-asian="bold" style:font-weight-complex="bold"/>
    </style:style>
    <style:style style:name="ce69" style:family="table-cell" style:parent-style-name="Default" style:data-style-name="N1">
      <style:table-cell-properties fo:border-top="none" fo:border-bottom="thin solid #000000" fo:border-left="thin solid #000000" fo:border-right="none" style:vertical-align="automatic" fo:background-color="#33FF99" style:repeat-content="fals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thin solid #000000" fo:border-left="none" fo:border-right="none" fo:background-color="#33FF99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none" fo:border-right="thin solid #000000" fo:background-color="#33FF99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cell-protect="protected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none" fo:border-bottom="thin solid #000000" fo:border-left="none" fo:border-right="none" style:vertical-align="automatic" style:cell-protect="protected" style:repeat-content="false"/>
      <style:paragraph-properties fo:text-align="center"/>
    </style:style>
    <style:style style:name="ce74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cell-protect="protected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thin solid #000000" fo:border-bottom="none" fo:border-left="none" fo:border-right="none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fo:border-top="thin solid #000000" fo:border-bottom="none" fo:border-left="none" fo:border-right="none"/>
      <style:text-properties fo:font-size="14pt" style:font-size-asian="14pt" style:font-size-complex="14pt" fo:font-weight="bold" style:font-weight-asian="bold" style:font-weight-complex="bold"/>
    </style:style>
    <style:style style:name="ce77" style:family="table-cell" style:parent-style-name="Default" style:data-style-name="N0">
      <style:table-cell-properties fo:background-color="#FF3333"/>
    </style:style>
    <style:style style:name="ce78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33FF99" style:repeat-content="false"/>
      <style:paragraph-properties fo:text-align="center"/>
      <style:text-properties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33FF99" style:repeat-content="false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background-color="#FFFFFF"/>
    </style:style>
    <style:style style:name="ce8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style:vertical-align="automatic" fo:background-color="#00CCFF" style:repeat-content="false"/>
      <style:paragraph-properties fo:text-align="center"/>
    </style:style>
    <style:style style:name="ce8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8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99" style:repeat-content="false"/>
      <style:paragraph-properties fo:text-align="center"/>
    </style:style>
    <style:style style:name="ce8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99" style:repeat-content="false"/>
      <style:paragraph-properties fo:text-align="center"/>
    </style:style>
    <style:style style:name="ce86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F99" style:repeat-content="false"/>
      <style:paragraph-properties fo:text-align="center"/>
    </style:style>
    <style:style style:name="ce8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33FF99" style:repeat-content="false"/>
      <style:paragraph-properties fo:text-align="center"/>
      <style:text-properties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none" fo:border-bottom="thin solid #000000" fo:border-left="none" fo:border-right="none" fo:background-color="#FFFF99"/>
    </style:style>
    <style:style style:name="ce89" style:family="table-cell" style:parent-style-name="Default" style:data-style-name="N0">
      <style:table-cell-properties fo:border-top="none" fo:border-bottom="thin solid #000000" fo:border-left="none" fo:border-right="thin solid #000000" fo:background-color="#FFFF99"/>
    </style:style>
    <style:style style:name="ce9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</style:style>
    <style:style style:name="ce91" style:family="table-cell" style:parent-style-name="Default" style:data-style-name="N0">
      <style:table-cell-properties style:vertical-align="automatic" fo:background-color="#00CCFF" style:repeat-content="false"/>
      <style:paragraph-properties fo:text-align="center"/>
      <style:text-properties fo:font-weight="bold" style:font-weight-asian="bold" style:font-weight-complex="bold"/>
    </style:style>
    <style:style style:name="ce92" style:family="table-cell" style:parent-style-name="Default" style:data-style-name="N0">
      <style:table-cell-properties style:vertical-align="automatic" fo:background-color="#66FFFF" style:repeat-content="false"/>
      <style:paragraph-properties fo:text-align="center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style:vertical-align="middle" fo:background-color="#66FFFF" style:repeat-content="false"/>
      <style:paragraph-properties fo:text-align="center"/>
    </style:style>
    <style:style style:name="ce94" style:family="table-cell" style:parent-style-name="Default" style:data-style-name="N0">
      <style:table-cell-properties style:vertical-align="automatic" fo:background-color="#33FF99" style:repeat-content="false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CCFF" style:repeat-content="false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 style:data-style-name="N0">
      <style:table-cell-properties style:vertical-align="automatic" fo:background-color="#66FFFF" style:repeat-content="false"/>
      <style:paragraph-properties fo:text-align="center"/>
    </style:style>
    <style:style style:name="ce97" style:family="table-cell" style:parent-style-name="Default" style:data-style-name="N0">
      <style:table-cell-properties style:vertical-align="automatic" fo:background-color="#FFFF99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98" style:family="table-cell" style:parent-style-name="Default" style:data-style-name="N0">
      <style:table-cell-properties style:vertical-align="automatic" fo:background-color="#FFFF99" style:repeat-content="false"/>
      <style:paragraph-properties fo:text-align="center"/>
    </style:style>
    <style:style style:name="ce99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7.19666666666667cm"/>
    </style:style>
    <style:style style:name="co4" style:family="table-column">
      <style:table-column-properties fo:break-before="auto" style:column-width="5.02708333333333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3.413125cm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7.11729166666667cm"/>
    </style:style>
    <style:style style:name="co9" style:family="table-column">
      <style:table-column-properties fo:break-before="auto" style:column-width="8.36083333333333cm"/>
    </style:style>
    <style:style style:name="co10" style:family="table-column">
      <style:table-column-properties fo:break-before="auto" style:column-width="3.99520833333333cm"/>
    </style:style>
    <style:style style:name="co11" style:family="table-column">
      <style:table-column-properties fo:break-before="auto" style:column-width="6.29708333333333cm"/>
    </style:style>
    <style:style style:name="co12" style:family="table-column">
      <style:table-column-properties fo:break-before="auto" style:column-width="6.85270833333333cm"/>
    </style:style>
    <style:style style:name="co13" style:family="table-column">
      <style:table-column-properties fo:break-before="auto" style:column-width="7.32895833333333cm"/>
    </style:style>
    <style:style style:name="co14" style:family="table-column">
      <style:table-column-properties fo:break-before="auto" style:column-width="4.65666666666667cm"/>
    </style:style>
    <style:style style:name="co15" style:family="table-column">
      <style:table-column-properties fo:break-before="auto" style:column-width="5.29166666666667cm"/>
    </style:style>
    <style:style style:name="co16" style:family="table-column">
      <style:table-column-properties fo:break-before="auto" style:column-width="2.936875cm"/>
    </style:style>
    <style:style style:name="co17" style:family="table-column">
      <style:table-column-properties fo:break-before="auto" style:column-width="5.23875cm"/>
    </style:style>
    <style:style style:name="co18" style:family="table-column">
      <style:table-column-properties fo:break-before="auto" style:column-width="5.715cm"/>
    </style:style>
    <style:style style:name="co19" style:family="table-column">
      <style:table-column-properties fo:break-before="auto" style:column-width="5.05354166666667cm"/>
    </style:style>
    <style:style style:name="co20" style:family="table-column">
      <style:table-column-properties fo:break-before="auto" style:column-width="3.54541666666667cm"/>
    </style:style>
    <style:style style:name="co21" style:family="table-column">
      <style:table-column-properties fo:break-before="auto" style:column-width="3.38666666666667cm"/>
    </style:style>
    <style:style style:name="co22" style:family="table-column">
      <style:table-column-properties fo:break-before="auto" style:column-width="8.89cm"/>
    </style:style>
    <style:style style:name="co23" style:family="table-column">
      <style:table-column-properties fo:break-before="auto" style:column-width="8.334375cm"/>
    </style:style>
    <style:style style:name="co24" style:family="table-column">
      <style:table-column-properties fo:break-before="auto" style:column-width="9.57791666666667cm"/>
    </style:style>
    <style:style style:name="co25" style:family="table-column">
      <style:table-column-properties fo:break-before="auto" style:column-width="7.223125cm"/>
    </style:style>
    <style:style style:name="co26" style:family="table-column">
      <style:table-column-properties fo:break-before="auto" style:column-width="8.5725cm"/>
    </style:style>
    <style:style style:name="co27" style:family="table-column">
      <style:table-column-properties fo:break-before="auto" style:column-width="6.05895833333333cm"/>
    </style:style>
    <style:style style:name="co28" style:family="table-column">
      <style:table-column-properties fo:break-before="auto" style:column-width="16.748125cm"/>
    </style:style>
    <style:style style:name="co29" style:family="table-column">
      <style:table-column-properties fo:break-before="auto" style:column-width="3.889375cm"/>
    </style:style>
    <style:style style:name="co30" style:family="table-column">
      <style:table-column-properties fo:break-before="auto" style:column-width="5.58270833333333cm"/>
    </style:style>
    <style:style style:name="co31" style:family="table-column">
      <style:table-column-properties fo:break-before="auto" style:column-width="4.39208333333333cm"/>
    </style:style>
    <style:style style:name="co32" style:family="table-column">
      <style:table-column-properties fo:break-before="auto" style:column-width="8.175625cm"/>
    </style:style>
    <style:style style:name="co3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0.25pt" style:use-optimal-row-height="true" fo:break-before="auto"/>
    </style:style>
    <style:style style:name="ro4" style:family="table-row">
      <style:table-row-properties style:row-height="26.2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Muy_Bajo&quot;;&quot;Bajo&quot;;&quot;Normal&quot;;&quot;Alto&quot;;&quot;Muy_Alto&quot;;&quot;Extra_Alto&quot;)">
          <table:help-message/>
          <table:error-message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5" table:default-cell-style-name="ce1"/>
        <table:table-column table:style-name="co15" table:default-cell-style-name="ce1"/>
        <table:table-column table:style-name="co1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default-cell-style-name="ce1"/>
        <table:table-column table:style-name="co20" table:default-cell-style-name="ce1"/>
        <table:table-column table:style-name="co21" table:default-cell-style-name="ce1"/>
        <table:table-column table:style-name="co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1" table:number-columns-repeated="2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1" table:default-cell-style-name="ce1"/>
        <table:table-column table:style-name="co32" table:default-cell-style-name="ce1"/>
        <table:table-column table:style-name="co1" table:number-columns-repeated="6" table:default-cell-style-name="ce1"/>
        <table:table-column table:style-name="co33" table:number-columns-repeated="16337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6" table:number-rows-spanned="1" table:style-name="ce91">
            <text:p>Aplicación Móvil/Web</text:p>
          </table:table-cell>
          <table:covered-table-cell table:number-columns-repeated="5"/>
          <table:table-cell table:number-columns-repeated="16377" table:style-name="ce1"/>
        </table:table-row>
        <table:table-row table:style-name="ro2">
          <table:table-cell/>
          <table:table-cell office:value-type="string" table:style-name="ce3">
            <text:p>Parametros</text:p>
          </table:table-cell>
          <table:table-cell office:value-type="string" table:style-name="ce4">
            <text:p>Bajo</text:p>
          </table:table-cell>
          <table:table-cell office:value-type="string" table:style-name="ce4">
            <text:p>Media</text:p>
          </table:table-cell>
          <table:table-cell office:value-type="string" table:style-name="ce5">
            <text:p>Alta</text:p>
          </table:table-cell>
          <table:table-cell office:value-type="string" table:style-name="ce5">
            <text:p>Total</text:p>
          </table:table-cell>
          <table:table-cell office:value-type="string" table:style-name="ce6">
            <text:p>Comentario</text:p>
          </table:table-cell>
          <table:table-cell table:style-name="ce1"/>
          <table:table-cell office:value-type="string" table:style-name="ce7">
            <text:p>Factor de Complejidad</text:p>
          </table:table-cell>
          <table:table-cell office:value-type="string" table:style-name="ce8">
            <text:p>Valor(0-5)</text:p>
          </table:table-cell>
          <table:table-cell table:style-name="ce1"/>
          <table:table-cell office:value-type="string" table:number-columns-spanned="4" table:number-rows-spanned="1" table:style-name="ce92">
            <text:p>Cálculo de Esfuerzo</text:p>
          </table:table-cell>
          <table:covered-table-cell table:number-columns-repeated="3"/>
          <table:table-cell table:number-columns-repeated="16369" table:style-name="ce1"/>
        </table:table-row>
        <table:table-row table:style-name="ro2">
          <table:table-cell/>
          <table:table-cell office:value-type="string" table:style-name="ce10">
            <office:annotation draw:style-name="" svg:x="4.10416666666667in" svg:y="0in" svg:width="1.13541666666667in" svg:height="1.78125in">
              <text:p><text:span text:style-name="T2">Grupo de información (datos o control) relacionados lógicamente, identificable por</text:span><text:span text:style-name="T2"/></text:p>
              <text:p><text:span text:style-name="T2">el usuario y mantenida dentro de los límites de la aplicación</text:span></text:p>
            </office:annotation>
            <text:p>ILF (Ficheros Logicos Internos)</text:p>
          </table:table-cell>
          <table:table-cell office:value-type="float" office:value="7" table:style-name="ce11">
            <text:p>7</text:p>
          </table:table-cell>
          <table:table-cell office:value-type="float" office:value="10" table:style-name="ce11">
            <text:p>10</text:p>
          </table:table-cell>
          <table:table-cell office:value-type="float" office:value="7" table:style-name="ce11">
            <text:p>7</text:p>
          </table:table-cell>
          <table:table-cell office:value-type="float" office:value="2" table:style-name="ce12">
            <text:p>2</text:p>
          </table:table-cell>
          <table:table-cell table:style-name="ce13">
            <office:annotation draw:style-name="" svg:x="12.3854166666667in" svg:y="0in" svg:width="1.13541666666667in" svg:height="0.697916666666667in">
              <text:p><text:span text:style-name="T2">1-Listado de dispositivos</text:span><text:span text:style-name="T2"/></text:p>
              <text:p><text:span text:style-name="T2">2-Identificacion de Clientes</text:span></text:p>
            </office:annotation>
          </table:table-cell>
          <table:table-cell table:style-name="ce1"/>
          <table:table-cell office:value-type="string" table:style-name="ce14">
            <text:p>Comunicación de Datos</text:p>
          </table:table-cell>
          <table:table-cell office:value-type="float" office:value="5" table:style-name="ce15">
            <text:p>5</text:p>
          </table:table-cell>
          <table:table-cell table:style-name="ce1"/>
          <table:table-cell office:value-type="string" table:style-name="ce9">
            <text:p>Índice del Nivel del Lenguaje</text:p>
          </table:table-cell>
          <table:table-cell office:value-type="string" table:style-name="ce9">
            <text:p>Nivel del Lenguaje</text:p>
          </table:table-cell>
          <table:table-cell office:value-type="string" table:style-name="ce9">
            <text:p>Horas por PF</text:p>
          </table:table-cell>
          <table:table-cell office:value-type="string" table:style-name="ce9">
            <text:p>Líneas de Código por PF</text:p>
          </table:table-cell>
          <table:table-cell table:number-columns-repeated="9" table:style-name="ce1"/>
          <table:table-cell office:value-type="string" table:number-columns-spanned="2" table:number-rows-spanned="1" table:style-name="ce92">
            <text:p>Distribución del Esfuerzo</text:p>
          </table:table-cell>
          <table:covered-table-cell/>
          <table:table-cell office:value-type="string" table:number-columns-spanned="5" table:number-rows-spanned="1" table:style-name="ce92">
            <text:p>Tamaño del producto(KDSI)</text:p>
          </table:table-cell>
          <table:covered-table-cell table:number-columns-repeated="4"/>
          <table:table-cell table:style-name="ce1"/>
          <table:table-cell office:value-type="string" table:style-name="ce16">
            <text:p>Modificadores del coste de desarrollo</text:p>
          </table:table-cell>
          <table:table-cell office:value-type="string" table:style-name="ce16">
            <text:p>Muy bajo</text:p>
          </table:table-cell>
          <table:table-cell office:value-type="string" table:style-name="ce16">
            <text:p>Bajo</text:p>
          </table:table-cell>
          <table:table-cell office:value-type="string" table:style-name="ce16">
            <text:p>Nominal</text:p>
          </table:table-cell>
          <table:table-cell office:value-type="string" table:style-name="ce16">
            <text:p>Alto</text:p>
          </table:table-cell>
          <table:table-cell office:value-type="string" table:style-name="ce16">
            <text:p>Muy Alto</text:p>
          </table:table-cell>
          <table:table-cell office:value-type="string" table:style-name="ce16">
            <text:p>Extra Alto</text:p>
          </table:table-cell>
          <table:table-cell table:number-columns-repeated="16345"/>
        </table:table-row>
        <table:table-row table:style-name="ro2">
          <table:table-cell/>
          <table:table-cell office:value-type="string" table:style-name="ce17">
            <office:annotation draw:style-name="" svg:x="4.10416666666667in" svg:y="0.104166666666667in" svg:width="1.13541666666667in" svg:height="2.25in">
              <text:p><text:span text:style-name="T2">Grupo de información (datos o control) relacionados lógicamente que son</text:span><text:span text:style-name="T2"/></text:p>
              <text:p><text:span text:style-name="T2">referenciados por la aplicación</text:span><text:span text:style-name="T2"/></text:p>
              <text:p><text:span text:style-name="T2">▫ Identificable por el usuario pero mantenida dentro de los límites de OTRA</text:span><text:span text:style-name="T2"/></text:p>
              <text:p><text:span text:style-name="T2">aplicación</text:span></text:p>
            </office:annotation>
            <text:p>EIF(Ficheros Externos de Interfaz)</text:p>
          </table:table-cell>
          <table:table-cell office:value-type="float" office:value="5" table:style-name="ce18">
            <text:p>5</text:p>
          </table:table-cell>
          <table:table-cell office:value-type="float" office:value="7" table:style-name="ce18">
            <text:p>7</text:p>
          </table:table-cell>
          <table:table-cell office:value-type="float" office:value="15" table:style-name="ce18">
            <text:p>15</text:p>
          </table:table-cell>
          <table:table-cell office:value-type="float" office:value="3" table:style-name="ce19">
            <text:p>3</text:p>
          </table:table-cell>
          <table:table-cell table:style-name="ce20">
            <office:annotation draw:style-name="" svg:x="12.3854166666667in" svg:y="0.104166666666667in" svg:width="1.13541666666667in" svg:height="1.01041666666667in">
              <text:p><text:span text:style-name="T2">1-Tabla de clientes</text:span><text:span text:style-name="T2"/></text:p>
              <text:p><text:span text:style-name="T2">2-Tabla de dispositivos</text:span><text:span text:style-name="T2"/></text:p>
              <text:p><text:span text:style-name="T2">3-Historial de consultas</text:span></text:p>
            </office:annotation>
          </table:table-cell>
          <table:table-cell table:style-name="ce1"/>
          <table:table-cell office:value-type="string" table:style-name="ce14">
            <text:p>Proceso distribuido</text:p>
          </table:table-cell>
          <table:table-cell office:value-type="float" office:value="4" table:style-name="ce15">
            <text:p>4</text:p>
          </table:table-cell>
          <table:table-cell table:style-name="ce1"/>
          <table:table-cell office:value-type="float" office:value="1" table:style-name="ce21">
            <text:p>1</text:p>
          </table:table-cell>
          <table:table-cell office:value-type="string" table:style-name="ce21">
            <text:p>-2GL(Ensamblador, C...)</text:p>
          </table:table-cell>
          <table:table-cell office:value-type="float" office:value="50" table:style-name="ce21">
            <text:p>50</text:p>
          </table:table-cell>
          <table:table-cell office:value-type="float" office:value="500" table:style-name="ce21">
            <text:p>500</text:p>
          </table:table-cell>
          <table:table-cell table:number-columns-repeated="9" table:style-name="ce1"/>
          <table:table-cell office:value-type="string" table:style-name="ce16">
            <text:p>Modo</text:p>
          </table:table-cell>
          <table:table-cell office:value-type="string" table:style-name="ce16">
            <text:p>Fases</text:p>
          </table:table-cell>
          <table:table-cell office:value-type="float" office:value="2" table:style-name="ce16">
            <text:p>2</text:p>
          </table:table-cell>
          <table:table-cell office:value-type="float" office:value="8" table:style-name="ce16">
            <text:p>8</text:p>
          </table:table-cell>
          <table:table-cell office:value-type="float" office:value="32" table:style-name="ce16">
            <text:p>32</text:p>
          </table:table-cell>
          <table:table-cell office:value-type="float" office:value="128" table:style-name="ce16">
            <text:p>128</text:p>
          </table:table-cell>
          <table:table-cell office:value-type="float" office:value="512" table:style-name="ce16">
            <text:p>512</text:p>
          </table:table-cell>
          <table:table-cell table:style-name="ce1"/>
          <table:table-cell office:value-type="string" table:style-name="ce16">
            <text:p>Atributos del Producto</text:p>
          </table:table-cell>
          <table:table-cell table:number-columns-repeated="6" table:style-name="ce22"/>
          <table:table-cell table:number-columns-repeated="16345"/>
        </table:table-row>
        <table:table-row table:style-name="ro2">
          <table:table-cell/>
          <table:table-cell office:value-type="string" table:style-name="ce17">
            <office:annotation draw:style-name="" svg:x="4.10416666666667in" svg:y="0.291666666666667in" svg:width="1.13541666666667in" svg:height="1.16666666666667in">
              <text:p><text:span text:style-name="T2">El proceso manda datos o información de</text:span><text:span text:style-name="T2"/></text:p>
              <text:p><text:span text:style-name="T2">control al exterior de los límites de la</text:span><text:span text:style-name="T2"/></text:p>
              <text:p><text:span text:style-name="T2">aplicación.</text:span></text:p>
            </office:annotation>
            <text:p>EO(Salidas Externas)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18">
            <text:p>5</text:p>
          </table:table-cell>
          <table:table-cell office:value-type="float" office:value="7" table:style-name="ce18">
            <text:p>7</text:p>
          </table:table-cell>
          <table:table-cell office:value-type="float" office:value="2" table:style-name="ce19">
            <text:p>2</text:p>
          </table:table-cell>
          <table:table-cell table:style-name="ce20">
            <office:annotation draw:style-name="" svg:x="12.3854166666667in" svg:y="0.291666666666667in" svg:width="1.13541666666667in" svg:height="0.854166666666667in">
              <text:p><text:span text:style-name="T2">1-Listado de Dispositivos</text:span><text:span text:style-name="T2"/></text:p>
              <text:p><text:span text:style-name="T2">2-Mostrar mediciones de los Dispositivos</text:span></text:p>
            </office:annotation>
          </table:table-cell>
          <table:table-cell table:style-name="ce1"/>
          <table:table-cell office:value-type="string" table:style-name="ce14">
            <text:p>Rendimiento</text:p>
          </table:table-cell>
          <table:table-cell office:value-type="float" office:value="5" table:style-name="ce15">
            <text:p>5</text:p>
          </table:table-cell>
          <table:table-cell table:style-name="ce1"/>
          <table:table-cell office:value-type="float" office:value="2" table:style-name="ce21">
            <text:p>2</text:p>
          </table:table-cell>
          <table:table-cell office:value-type="string" table:style-name="ce21">
            <text:p>-3GL(COBOL, JavaScript...)</text:p>
          </table:table-cell>
          <table:table-cell office:value-type="float" office:value="30" table:style-name="ce21">
            <text:p>30</text:p>
          </table:table-cell>
          <table:table-cell office:value-type="float" office:value="200" table:style-name="ce21">
            <text:p>200</text:p>
          </table:table-cell>
          <table:table-cell table:number-columns-repeated="9" table:style-name="ce1"/>
          <table:table-cell office:value-type="string" table:number-columns-spanned="1" table:number-rows-spanned="4" table:style-name="ce93">
            <text:p>Orgánico</text:p>
          </table:table-cell>
          <table:table-cell office:value-type="string" table:style-name="ce22">
            <text:p>Planificació y requerimientos</text:p>
          </table:table-cell>
          <table:table-cell office:value-type="float" office:value="6" table:style-name="ce23">
            <text:p>6</text:p>
          </table:table-cell>
          <table:table-cell office:value-type="float" office:value="6" table:style-name="ce23">
            <text:p>6</text:p>
          </table:table-cell>
          <table:table-cell office:value-type="float" office:value="6" table:style-name="ce23">
            <text:p>6</text:p>
          </table:table-cell>
          <table:table-cell office:value-type="float" office:value="6" table:style-name="ce23">
            <text:p>6</text:p>
          </table:table-cell>
          <table:table-cell table:style-name="ce23"/>
          <table:table-cell table:style-name="ce1"/>
          <table:table-cell office:value-type="string" table:style-name="ce23">
            <text:p>RELY Confiabilidad requerida del software</text:p>
          </table:table-cell>
          <table:table-cell office:value-type="float" office:value="0.75" table:style-name="ce23">
            <text:p>0,75</text:p>
          </table:table-cell>
          <table:table-cell office:value-type="float" office:value="0.88" table:style-name="ce23">
            <text:p>0,88</text:p>
          </table:table-cell>
          <table:table-cell office:value-type="float" office:value="1" table:style-name="ce23">
            <text:p>1</text:p>
          </table:table-cell>
          <table:table-cell office:value-type="float" office:value="1.1499999999999999" table:style-name="ce23">
            <text:p>1,15</text:p>
          </table:table-cell>
          <table:table-cell office:value-type="float" office:value="1.4" table:style-name="ce23">
            <text:p>1,4</text:p>
          </table:table-cell>
          <table:table-cell table:style-name="ce23"/>
          <table:table-cell table:number-columns-repeated="16345"/>
        </table:table-row>
        <table:table-row table:style-name="ro2">
          <table:table-cell/>
          <table:table-cell office:value-type="string" table:style-name="ce17">
            <office:annotation draw:style-name="" svg:x="4.10416666666667in" svg:y="0.46875in" svg:width="1.13541666666667in" svg:height="1.16666666666667in">
              <text:p><text:span text:style-name="T2">El proceso de datos o información de</text:span><text:span text:style-name="T2"/></text:p>
              <text:p><text:span text:style-name="T2">control procedente del exterior de la aplicación</text:span></text:p>
            </office:annotation>
            <text:p>EI (Entradas Externas)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6" table:style-name="ce18">
            <text:p>6</text:p>
          </table:table-cell>
          <table:table-cell office:value-type="float" office:value="3" table:style-name="ce19">
            <text:p>3</text:p>
          </table:table-cell>
          <table:table-cell table:style-name="ce20">
            <office:annotation draw:style-name="" svg:x="12.3854166666667in" svg:y="0.510416666666667in" svg:width="1.13541666666667in" svg:height="4.26041666666667in">
              <text:p><text:span text:style-name="T2">1-Registro: Nombre de Usuario,</text:span><text:span text:style-name="T2"/></text:p>
              <text:p><text:span text:style-name="T2">contraseña</text:span><text:span text:style-name="T2"/></text:p>
              <text:p><text:span text:style-name="T2"/></text:p>
              <text:p><text:span text:style-name="T2">2-Login: Nombre de Usuario, Contraseña</text:span><text:span text:style-name="T2"/></text:p>
              <text:p><text:span text:style-name="T2"/></text:p>
              <text:p><text:span text:style-name="T2">3-Registrar ID Dispositivo: Se hace acercando el telefono al nuevo dispositivo, el usuario no interacua con ningun atributo; PERO SÍ SE ALTERAN 2 REGISTROS LÓGICOS( CLIENTE Y DISPOSITIVO)</text:span></text:p>
            </office:annotation>
          </table:table-cell>
          <table:table-cell table:style-name="ce1"/>
          <table:table-cell office:value-type="string" table:style-name="ce14">
            <text:p>Configuracion Operacional Compartida</text:p>
          </table:table-cell>
          <table:table-cell office:value-type="float" office:value="4" table:style-name="ce15">
            <text:p>4</text:p>
          </table:table-cell>
          <table:table-cell table:style-name="ce1"/>
          <table:table-cell office:value-type="float" office:value="3" table:style-name="ce21">
            <text:p>3</text:p>
          </table:table-cell>
          <table:table-cell office:value-type="string" table:style-name="ce21">
            <text:p>-4GL(VISUAL, PostgreSQL,...)</text:p>
          </table:table-cell>
          <table:table-cell office:value-type="float" office:value="5" table:style-name="ce21">
            <text:p>5</text:p>
          </table:table-cell>
          <table:table-cell office:value-type="float" office:value="40" table:style-name="ce21">
            <text:p>40</text:p>
          </table:table-cell>
          <table:table-cell table:number-columns-repeated="9" table:style-name="ce1"/>
          <table:covered-table-cell/>
          <table:table-cell office:value-type="string" table:style-name="ce22">
            <text:p>Diseño del producto</text:p>
          </table:table-cell>
          <table:table-cell office:value-type="float" office:value="16" table:style-name="ce23">
            <text:p>16</text:p>
          </table:table-cell>
          <table:table-cell office:value-type="float" office:value="16" table:style-name="ce23">
            <text:p>16</text:p>
          </table:table-cell>
          <table:table-cell office:value-type="float" office:value="16" table:style-name="ce23">
            <text:p>16</text:p>
          </table:table-cell>
          <table:table-cell office:value-type="float" office:value="16" table:style-name="ce23">
            <text:p>16</text:p>
          </table:table-cell>
          <table:table-cell table:style-name="ce23"/>
          <table:table-cell table:style-name="ce1"/>
          <table:table-cell office:value-type="string" table:style-name="ce23">
            <text:p>DATA Tamaño de la Base de Datos</text:p>
          </table:table-cell>
          <table:table-cell table:style-name="ce23"/>
          <table:table-cell office:value-type="float" office:value="0.94" table:style-name="ce23">
            <text:p>0,94</text:p>
          </table:table-cell>
          <table:table-cell office:value-type="float" office:value="1" table:style-name="ce23">
            <text:p>1</text:p>
          </table:table-cell>
          <table:table-cell office:value-type="float" office:value="1.08" table:style-name="ce23">
            <text:p>1,08</text:p>
          </table:table-cell>
          <table:table-cell office:value-type="float" office:value="1.1599999999999999" table:style-name="ce23">
            <text:p>1,16</text:p>
          </table:table-cell>
          <table:table-cell table:style-name="ce23"/>
          <table:table-cell table:number-columns-repeated="16345"/>
        </table:table-row>
        <table:table-row table:style-name="ro2">
          <table:table-cell/>
          <table:table-cell office:value-type="string" table:style-name="ce17">
            <office:annotation draw:style-name="" svg:x="4.10416666666667in" svg:y="0.635416666666667in" svg:width="1.13541666666667in" svg:height="6.29166666666667in">
              <text:p><text:span text:style-name="T2">Datos que requieren procesamiento distinto a una recuperación directa</text:span><text:span text:style-name="T2"/></text:p>
              <text:p><text:span text:style-name="T2">o edición de información de ILF/EIF. Ejemplos: calcular salario mensual a</text:span><text:span text:style-name="T2"/></text:p>
              <text:p><text:span text:style-name="T2">partir de horas trabajadas almacenadas en un ILF o totalizar el número de</text:span><text:span text:style-name="T2"/></text:p>
              <text:p><text:span text:style-name="T2">empleados en una sede.</text:span><text:span text:style-name="T2"/></text:p>
              <text:p><text:span text:style-name="T2"/></text:p>
              <text:p><text:span text:style-name="T2">Una petición entra por los límites de la aplicación.</text:span><text:span text:style-name="T2"/></text:p>
              <text:p><text:span text:style-name="T2"> Los resultados salen por los límites de la aplicación.</text:span><text:span text:style-name="T2"/></text:p>
              <text:p><text:span text:style-name="T2"> La petición de entrada y los resultados de salida</text:span><text:span text:style-name="T2"/></text:p>
              <text:p><text:span text:style-name="T2">constituyen un proceso elemental.</text:span><text:span text:style-name="T2"/></text:p>
              <text:p><text:span text:style-name="T2"> El proceso no actualiza un ILF.</text:span><text:span text:style-name="T2"/></text:p>
              <text:p><text:span text:style-name="T2"/></text:p>
              <text:p><text:span text:style-name="T2">Subdividir en: Entrada y Salida</text:span></text:p>
            </office:annotation>
            <text:p>EQ ( Consultas Externas)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6" table:style-name="ce18">
            <text:p>6</text:p>
          </table:table-cell>
          <table:table-cell office:value-type="float" office:value="4" table:style-name="ce19">
            <text:p>4</text:p>
          </table:table-cell>
          <table:table-cell table:style-name="ce20">
            <office:annotation draw:style-name="" svg:x="12.3854166666667in" svg:y="0.635416666666667in" svg:width="1.13541666666667in" svg:height="0.854166666666667in">
              <text:p><text:span text:style-name="T2">1-Ver datos de un dispositivo</text:span><text:span text:style-name="T2"/></text:p>
              <text:p><text:span text:style-name="T2">2-Preguntar por IP del punto de acceso</text:span></text:p>
            </office:annotation>
          </table:table-cell>
          <table:table-cell table:style-name="ce1"/>
          <table:table-cell office:value-type="string" table:style-name="ce14">
            <text:p>Ratio de Transacciones</text:p>
          </table:table-cell>
          <table:table-cell office:value-type="float" office:value="3" table:style-name="ce15">
            <text:p>3</text:p>
          </table:table-cell>
          <table:table-cell table:style-name="ce1"/>
          <table:table-cell office:value-type="string" table:style-name="ce24">
            <text:p>Índice del Nivel del Lenguaje</text:p>
          </table:table-cell>
          <table:table-cell office:value-type="float" office:value="2" table:style-name="ce24">
            <text:p>2</text:p>
          </table:table-cell>
          <table:table-cell table:number-columns-repeated="11" table:style-name="ce1"/>
          <table:covered-table-cell/>
          <table:table-cell office:value-type="string" table:style-name="ce22">
            <text:p>Programación</text:p>
          </table:table-cell>
          <table:table-cell office:value-type="float" office:value="68" table:style-name="ce23">
            <text:p>68</text:p>
          </table:table-cell>
          <table:table-cell office:value-type="float" office:value="65" table:style-name="ce23">
            <text:p>65</text:p>
          </table:table-cell>
          <table:table-cell office:value-type="float" office:value="62" table:style-name="ce23">
            <text:p>62</text:p>
          </table:table-cell>
          <table:table-cell office:value-type="float" office:value="59" table:style-name="ce23">
            <text:p>59</text:p>
          </table:table-cell>
          <table:table-cell table:style-name="ce23"/>
          <table:table-cell table:style-name="ce1"/>
          <table:table-cell office:value-type="string" table:style-name="ce23">
            <text:p>CPLX Complejidad del Producto</text:p>
          </table:table-cell>
          <table:table-cell office:value-type="float" office:value="0.7" table:style-name="ce23">
            <text:p>0,7</text:p>
          </table:table-cell>
          <table:table-cell office:value-type="float" office:value="0.85" table:style-name="ce23">
            <text:p>0,85</text:p>
          </table:table-cell>
          <table:table-cell office:value-type="float" office:value="1" table:style-name="ce23">
            <text:p>1</text:p>
          </table:table-cell>
          <table:table-cell office:value-type="float" office:value="1.1499999999999999" table:style-name="ce23">
            <text:p>1,15</text:p>
          </table:table-cell>
          <table:table-cell office:value-type="float" office:value="1.3" table:style-name="ce23">
            <text:p>1,3</text:p>
          </table:table-cell>
          <table:table-cell office:value-type="float" office:value="1.65" table:style-name="ce23">
            <text:p>1,65</text:p>
          </table:table-cell>
          <table:table-cell table:number-columns-repeated="16345"/>
        </table:table-row>
        <table:table-row table:style-name="ro2">
          <table:table-cell/>
          <table:table-cell office:value-type="string" table:style-name="ce25">
            <text:p>PFNA (Puntos de función no ajustados)</text:p>
          </table:table-cell>
          <table:table-cell table:number-columns-repeated="4" table:style-name="ce26"/>
          <table:table-cell table:style-name="ce27"/>
          <table:table-cell table:style-name="ce1"/>
          <table:table-cell office:value-type="string" table:style-name="ce14">
            <text:p>Entrada de Datos on-line</text:p>
          </table:table-cell>
          <table:table-cell office:value-type="float" office:value="5" table:style-name="ce15">
            <text:p>5</text:p>
          </table:table-cell>
          <table:table-cell table:style-name="ce1"/>
          <table:table-cell office:value-type="string" table:style-name="ce28">
            <text:p>Estimación de Horas</text:p>
          </table:table-cell>
          <table:table-cell office:value-type="float" office:value="2895.6" table:formula="of:=IF([.M8]=1;[.J21]*[.N5];IF([.M8]=2;[.J21]*[.N6];IF([.M8]=3;[.J21]*[.N7];&quot;&quot;)))" table:style-name="ce28">
            <text:p>2895,6</text:p>
          </table:table-cell>
          <table:table-cell table:number-columns-repeated="11" table:style-name="ce1"/>
          <table:covered-table-cell/>
          <table:table-cell office:value-type="string" table:style-name="ce22">
            <text:p>Integración y prueba</text:p>
          </table:table-cell>
          <table:table-cell office:value-type="float" office:value="16" table:style-name="ce23">
            <text:p>16</text:p>
          </table:table-cell>
          <table:table-cell office:value-type="float" office:value="19" table:style-name="ce23">
            <text:p>19</text:p>
          </table:table-cell>
          <table:table-cell office:value-type="float" office:value="22" table:style-name="ce23">
            <text:p>22</text:p>
          </table:table-cell>
          <table:table-cell office:value-type="float" office:value="25" table:style-name="ce23">
            <text:p>25</text:p>
          </table:table-cell>
          <table:table-cell table:style-name="ce23"/>
          <table:table-cell table:style-name="ce1"/>
          <table:table-cell office:value-type="string" table:style-name="ce16">
            <text:p>Atributos del Ordenador</text:p>
          </table:table-cell>
          <table:table-cell table:number-columns-repeated="6" table:style-name="ce22"/>
          <table:table-cell table:number-columns-repeated="16345"/>
        </table:table-row>
        <table:table-row table:style-name="ro1">
          <table:table-cell/>
          <table:table-cell table:number-columns-repeated="7" table:style-name="ce1"/>
          <table:table-cell office:value-type="string" table:style-name="ce14">
            <text:p>Eficiencia con el Usuario Final</text:p>
          </table:table-cell>
          <table:table-cell office:value-type="float" office:value="5" table:style-name="ce15">
            <text:p>5</text:p>
          </table:table-cell>
          <table:table-cell table:style-name="ce1"/>
          <table:table-cell office:value-type="string" table:style-name="ce28">
            <text:p>Estimación de Líneas</text:p>
          </table:table-cell>
          <table:table-cell office:value-type="float" office:value="19304" table:formula="of:=IF([.M8]=1;[.J21]*[.O5];IF([.M8]=2;[.J21]*[.O6];IF([.M8]=3;[.J21]*[.O7];&quot;&quot;)))" table:style-name="ce28">
            <text:p>19304</text:p>
          </table:table-cell>
          <table:table-cell table:number-columns-repeated="11" table:style-name="ce1"/>
          <table:table-cell office:value-type="string" table:number-columns-spanned="1" table:number-rows-spanned="4" table:style-name="ce93">
            <text:p>Semi-acoplado</text:p>
          </table:table-cell>
          <table:table-cell office:value-type="string" table:style-name="ce22">
            <text:p>Planificació y requerimientos</text:p>
          </table:table-cell>
          <table:table-cell office:value-type="float" office:value="7" table:style-name="ce23">
            <text:p>7</text:p>
          </table:table-cell>
          <table:table-cell office:value-type="float" office:value="7" table:style-name="ce23">
            <text:p>7</text:p>
          </table:table-cell>
          <table:table-cell office:value-type="float" office:value="7" table:style-name="ce23">
            <text:p>7</text:p>
          </table:table-cell>
          <table:table-cell office:value-type="float" office:value="7" table:style-name="ce23">
            <text:p>7</text:p>
          </table:table-cell>
          <table:table-cell office:value-type="float" office:value="7" table:style-name="ce23">
            <text:p>7</text:p>
          </table:table-cell>
          <table:table-cell table:style-name="ce1"/>
          <table:table-cell office:value-type="string" table:style-name="ce23">
            <text:p>TIME Restricciones del tiempo de ejecución</text:p>
          </table:table-cell>
          <table:table-cell table:number-columns-repeated="2" table:style-name="ce23"/>
          <table:table-cell office:value-type="float" office:value="1" table:style-name="ce23">
            <text:p>1</text:p>
          </table:table-cell>
          <table:table-cell office:value-type="float" office:value="1.1100000000000001" table:style-name="ce23">
            <text:p>1,11</text:p>
          </table:table-cell>
          <table:table-cell office:value-type="float" office:value="1.3" table:style-name="ce23">
            <text:p>1,3</text:p>
          </table:table-cell>
          <table:table-cell office:value-type="float" office:value="1.66" table:style-name="ce23">
            <text:p>1,66</text:p>
          </table:table-cell>
          <table:table-cell table:number-columns-repeated="16345"/>
        </table:table-row>
        <table:table-row table:style-name="ro2">
          <table:table-cell/>
          <table:table-cell office:value-type="string" table:number-columns-spanned="2" table:number-rows-spanned="1" table:style-name="ce94">
            <text:p>Información adicional del proyecto</text:p>
          </table:table-cell>
          <table:covered-table-cell/>
          <table:table-cell table:number-columns-repeated="5" table:style-name="ce1"/>
          <table:table-cell office:value-type="string" table:style-name="ce14">
            <text:p>Actualizaciones on-line</text:p>
          </table:table-cell>
          <table:table-cell office:value-type="float" office:value="5" table:style-name="ce15">
            <text:p>5</text:p>
          </table:table-cell>
          <table:table-cell table:number-columns-repeated="14" table:style-name="ce1"/>
          <table:covered-table-cell/>
          <table:table-cell office:value-type="string" table:style-name="ce22">
            <text:p>Diseño del producto</text:p>
          </table:table-cell>
          <table:table-cell office:value-type="float" office:value="17" table:style-name="ce23">
            <text:p>17</text:p>
          </table:table-cell>
          <table:table-cell office:value-type="float" office:value="17" table:style-name="ce23">
            <text:p>17</text:p>
          </table:table-cell>
          <table:table-cell office:value-type="float" office:value="17" table:style-name="ce23">
            <text:p>17</text:p>
          </table:table-cell>
          <table:table-cell office:value-type="float" office:value="17" table:style-name="ce23">
            <text:p>17</text:p>
          </table:table-cell>
          <table:table-cell office:value-type="float" office:value="17" table:style-name="ce23">
            <text:p>17</text:p>
          </table:table-cell>
          <table:table-cell table:style-name="ce1"/>
          <table:table-cell office:value-type="string" table:style-name="ce23">
            <text:p>STOR Restric. En almacenamiento principal</text:p>
          </table:table-cell>
          <table:table-cell table:number-columns-repeated="2" table:style-name="ce23"/>
          <table:table-cell office:value-type="float" office:value="1" table:style-name="ce23">
            <text:p>1</text:p>
          </table:table-cell>
          <table:table-cell office:value-type="float" office:value="1.06" table:style-name="ce23">
            <text:p>1,06</text:p>
          </table:table-cell>
          <table:table-cell office:value-type="float" office:value="1.21" table:style-name="ce23">
            <text:p>1,21</text:p>
          </table:table-cell>
          <table:table-cell office:value-type="float" office:value="1.56" table:style-name="ce23">
            <text:p>1,56</text:p>
          </table:table-cell>
          <table:table-cell table:number-columns-repeated="16345"/>
        </table:table-row>
        <table:table-row table:style-name="ro2">
          <table:table-cell/>
          <table:table-cell office:value-type="string" table:style-name="ce18">
            <text:p>Número de clientes máximos</text:p>
          </table:table-cell>
          <table:table-cell office:value-type="string" table:style-name="ce18">
            <text:p>2^24</text:p>
          </table:table-cell>
          <table:table-cell table:number-columns-repeated="5" table:style-name="ce1"/>
          <table:table-cell office:value-type="string" table:style-name="ce14">
            <text:p>Complejidad del Proceso Interno</text:p>
          </table:table-cell>
          <table:table-cell office:value-type="float" office:value="3" table:style-name="ce15">
            <text:p>3</text:p>
          </table:table-cell>
          <table:table-cell table:number-columns-repeated="14" table:style-name="ce1"/>
          <table:covered-table-cell/>
          <table:table-cell office:value-type="string" table:style-name="ce22">
            <text:p>Programación</text:p>
          </table:table-cell>
          <table:table-cell office:value-type="float" office:value="64" table:style-name="ce23">
            <text:p>64</text:p>
          </table:table-cell>
          <table:table-cell office:value-type="float" office:value="61" table:style-name="ce23">
            <text:p>61</text:p>
          </table:table-cell>
          <table:table-cell office:value-type="float" office:value="58" table:style-name="ce23">
            <text:p>58</text:p>
          </table:table-cell>
          <table:table-cell office:value-type="float" office:value="55" table:style-name="ce23">
            <text:p>55</text:p>
          </table:table-cell>
          <table:table-cell office:value-type="float" office:value="52" table:style-name="ce23">
            <text:p>52</text:p>
          </table:table-cell>
          <table:table-cell table:style-name="ce1"/>
          <table:table-cell office:value-type="string" table:style-name="ce23">
            <text:p>VIRT Volatilidad de la máquina virtual</text:p>
          </table:table-cell>
          <table:table-cell table:style-name="ce23"/>
          <table:table-cell office:value-type="float" office:value="0.87" table:style-name="ce23">
            <text:p>0,87</text:p>
          </table:table-cell>
          <table:table-cell office:value-type="float" office:value="1" table:style-name="ce23">
            <text:p>1</text:p>
          </table:table-cell>
          <table:table-cell office:value-type="float" office:value="1.1499999999999999" table:style-name="ce23">
            <text:p>1,15</text:p>
          </table:table-cell>
          <table:table-cell office:value-type="float" office:value="1.3" table:style-name="ce23">
            <text:p>1,3</text:p>
          </table:table-cell>
          <table:table-cell table:style-name="ce23"/>
          <table:table-cell table:number-columns-repeated="16345"/>
        </table:table-row>
        <table:table-row table:style-name="ro2">
          <table:table-cell/>
          <table:table-cell office:value-type="string" table:style-name="ce18">
            <text:p>Número max de dispositivos por cliente</text:p>
          </table:table-cell>
          <table:table-cell office:value-type="float" office:value="32" table:style-name="ce18">
            <text:p>32</text:p>
          </table:table-cell>
          <table:table-cell table:number-columns-repeated="5" table:style-name="ce1"/>
          <table:table-cell office:value-type="string" table:style-name="ce14">
            <text:p>Reusabilidad del Código</text:p>
          </table:table-cell>
          <table:table-cell office:value-type="float" office:value="5" table:style-name="ce15">
            <text:p>5</text:p>
          </table:table-cell>
          <table:table-cell table:number-columns-repeated="14" table:style-name="ce1"/>
          <table:covered-table-cell/>
          <table:table-cell office:value-type="string" table:style-name="ce22">
            <text:p>Integración y prueba</text:p>
          </table:table-cell>
          <table:table-cell office:value-type="float" office:value="19" table:style-name="ce23">
            <text:p>19</text:p>
          </table:table-cell>
          <table:table-cell office:value-type="float" office:value="22" table:style-name="ce23">
            <text:p>22</text:p>
          </table:table-cell>
          <table:table-cell office:value-type="float" office:value="25" table:style-name="ce23">
            <text:p>25</text:p>
          </table:table-cell>
          <table:table-cell office:value-type="float" office:value="28" table:style-name="ce23">
            <text:p>28</text:p>
          </table:table-cell>
          <table:table-cell office:value-type="float" office:value="31" table:style-name="ce23">
            <text:p>31</text:p>
          </table:table-cell>
          <table:table-cell table:style-name="ce1"/>
          <table:table-cell office:value-type="string" table:style-name="ce23">
            <text:p>TURN Tiempo de respuesta del ordenador</text:p>
          </table:table-cell>
          <table:table-cell table:style-name="ce23"/>
          <table:table-cell office:value-type="float" office:value="0.87" table:style-name="ce23">
            <text:p>0,87</text:p>
          </table:table-cell>
          <table:table-cell office:value-type="float" office:value="1" table:style-name="ce23">
            <text:p>1</text:p>
          </table:table-cell>
          <table:table-cell office:value-type="float" office:value="1.07" table:style-name="ce23">
            <text:p>1,07</text:p>
          </table:table-cell>
          <table:table-cell office:value-type="float" office:value="1.1499999999999999" table:style-name="ce23">
            <text:p>1,15</text:p>
          </table:table-cell>
          <table:table-cell table:style-name="ce23"/>
          <table:table-cell table:number-columns-repeated="16345"/>
        </table:table-row>
        <table:table-row table:style-name="ro2">
          <table:table-cell/>
          <table:table-cell office:value-type="string" table:style-name="ce18">
            <text:p>Medidas por dispositivo</text:p>
          </table:table-cell>
          <table:table-cell office:value-type="string" table:style-name="ce18">
            <text:p>370 medidas por dispositivo</text:p>
          </table:table-cell>
          <table:table-cell table:number-columns-repeated="5" table:style-name="ce1"/>
          <table:table-cell office:value-type="string" table:style-name="ce14">
            <text:p>Contempla la Conversión e Instalación</text:p>
          </table:table-cell>
          <table:table-cell office:value-type="float" office:value="4" table:style-name="ce15">
            <text:p>4</text:p>
          </table:table-cell>
          <table:table-cell table:number-columns-repeated="14" table:style-name="ce1"/>
          <table:table-cell office:value-type="string" table:number-columns-spanned="1" table:number-rows-spanned="4" table:style-name="ce93">
            <text:p>Empotrado</text:p>
          </table:table-cell>
          <table:table-cell office:value-type="string" table:style-name="ce22">
            <text:p>Planificació y requerimientos</text:p>
          </table:table-cell>
          <table:table-cell office:value-type="float" office:value="8" table:style-name="ce23">
            <text:p>8</text:p>
          </table:table-cell>
          <table:table-cell office:value-type="float" office:value="8" table:style-name="ce23">
            <text:p>8</text:p>
          </table:table-cell>
          <table:table-cell office:value-type="float" office:value="8" table:style-name="ce23">
            <text:p>8</text:p>
          </table:table-cell>
          <table:table-cell office:value-type="float" office:value="8" table:style-name="ce23">
            <text:p>8</text:p>
          </table:table-cell>
          <table:table-cell office:value-type="float" office:value="8" table:style-name="ce23">
            <text:p>8</text:p>
          </table:table-cell>
          <table:table-cell table:style-name="ce1"/>
          <table:table-cell office:value-type="string" table:style-name="ce16">
            <text:p>Atributos del Personal</text:p>
          </table:table-cell>
          <table:table-cell table:number-columns-repeated="6" table:style-name="ce22"/>
          <table:table-cell table:number-columns-repeated="16345"/>
        </table:table-row>
        <table:table-row table:style-name="ro2">
          <table:table-cell/>
          <table:table-cell office:value-type="string" table:style-name="ce18">
            <text:p>Nº clientes Base de datos de Clientes VIP</text:p>
          </table:table-cell>
          <table:table-cell office:value-type="string" table:style-name="ce18">
            <text:p>2^24</text:p>
          </table:table-cell>
          <table:table-cell table:number-columns-repeated="5" table:style-name="ce1"/>
          <table:table-cell office:value-type="string" table:style-name="ce14">
            <text:p>Facilidad de Operación (back up, etc.)</text:p>
          </table:table-cell>
          <table:table-cell office:value-type="float" office:value="5" table:style-name="ce15">
            <text:p>5</text:p>
          </table:table-cell>
          <table:table-cell table:number-columns-repeated="14" table:style-name="ce1"/>
          <table:covered-table-cell/>
          <table:table-cell office:value-type="string" table:style-name="ce22">
            <text:p>Diseño del producto</text:p>
          </table:table-cell>
          <table:table-cell office:value-type="float" office:value="18" table:style-name="ce23">
            <text:p>18</text:p>
          </table:table-cell>
          <table:table-cell office:value-type="float" office:value="18" table:style-name="ce23">
            <text:p>18</text:p>
          </table:table-cell>
          <table:table-cell office:value-type="float" office:value="18" table:style-name="ce23">
            <text:p>18</text:p>
          </table:table-cell>
          <table:table-cell office:value-type="float" office:value="18" table:style-name="ce23">
            <text:p>18</text:p>
          </table:table-cell>
          <table:table-cell office:value-type="float" office:value="18" table:style-name="ce23">
            <text:p>18</text:p>
          </table:table-cell>
          <table:table-cell table:style-name="ce1"/>
          <table:table-cell office:value-type="string" table:style-name="ce23">
            <text:p>ACAP Capacidad de los analistas</text:p>
          </table:table-cell>
          <table:table-cell office:value-type="float" office:value="1.46" table:style-name="ce23">
            <text:p>1,46</text:p>
          </table:table-cell>
          <table:table-cell office:value-type="float" office:value="1.19" table:style-name="ce23">
            <text:p>1,19</text:p>
          </table:table-cell>
          <table:table-cell office:value-type="float" office:value="1" table:style-name="ce23">
            <text:p>1</text:p>
          </table:table-cell>
          <table:table-cell office:value-type="float" office:value="0.86" table:style-name="ce23">
            <text:p>0,86</text:p>
          </table:table-cell>
          <table:table-cell office:value-type="float" office:value="0.71" table:style-name="ce23">
            <text:p>0,71</text:p>
          </table:table-cell>
          <table:table-cell table:style-name="ce23"/>
          <table:table-cell table:number-columns-repeated="16345"/>
        </table:table-row>
        <table:table-row table:style-name="ro2">
          <table:table-cell/>
          <table:table-cell office:value-type="string" table:style-name="ce18">
            <text:p>Número de sensores por dispositivo</text:p>
          </table:table-cell>
          <table:table-cell office:value-type="float" office:value="5" table:style-name="ce18">
            <text:p>5</text:p>
          </table:table-cell>
          <table:table-cell table:number-columns-repeated="5" table:style-name="ce1"/>
          <table:table-cell office:value-type="string" table:style-name="ce14">
            <text:p>Instalaciones Múltiples</text:p>
          </table:table-cell>
          <table:table-cell office:value-type="float" office:value="4" table:style-name="ce15">
            <text:p>4</text:p>
          </table:table-cell>
          <table:table-cell table:style-name="ce1"/>
          <table:table-cell office:value-type="string" table:number-columns-spanned="4" table:number-rows-spanned="1" table:style-name="ce92">
            <text:p>Cálculo de Esfuerzo con COMOMO II</text:p>
          </table:table-cell>
          <table:covered-table-cell table:number-columns-repeated="3"/>
          <table:table-cell table:number-columns-repeated="9" table:style-name="ce1"/>
          <table:covered-table-cell/>
          <table:table-cell office:value-type="string" table:style-name="ce22">
            <text:p>Programación</text:p>
          </table:table-cell>
          <table:table-cell office:value-type="float" office:value="60" table:style-name="ce23">
            <text:p>60</text:p>
          </table:table-cell>
          <table:table-cell office:value-type="float" office:value="57" table:style-name="ce23">
            <text:p>57</text:p>
          </table:table-cell>
          <table:table-cell office:value-type="float" office:value="54" table:style-name="ce23">
            <text:p>54</text:p>
          </table:table-cell>
          <table:table-cell office:value-type="float" office:value="51" table:style-name="ce23">
            <text:p>51</text:p>
          </table:table-cell>
          <table:table-cell office:value-type="float" office:value="48" table:style-name="ce23">
            <text:p>48</text:p>
          </table:table-cell>
          <table:table-cell table:style-name="ce1"/>
          <table:table-cell office:value-type="string" table:style-name="ce23">
            <text:p>AEXP Experiencia en la aplicación</text:p>
          </table:table-cell>
          <table:table-cell office:value-type="float" office:value="1.29" table:style-name="ce23">
            <text:p>1,29</text:p>
          </table:table-cell>
          <table:table-cell office:value-type="float" office:value="1.1299999999999999" table:style-name="ce23">
            <text:p>1,13</text:p>
          </table:table-cell>
          <table:table-cell office:value-type="float" office:value="1" table:style-name="ce23">
            <text:p>1</text:p>
          </table:table-cell>
          <table:table-cell office:value-type="float" office:value="0.91" table:style-name="ce23">
            <text:p>0,91</text:p>
          </table:table-cell>
          <table:table-cell office:value-type="float" office:value="0.82" table:style-name="ce23">
            <text:p>0,82</text:p>
          </table:table-cell>
          <table:table-cell table:style-name="ce23"/>
          <table:table-cell table:number-columns-repeated="16345"/>
        </table:table-row>
        <table:table-row table:style-name="ro2">
          <table:table-cell/>
          <table:table-cell table:number-columns-repeated="7" table:style-name="ce1"/>
          <table:table-cell office:value-type="string" table:style-name="ce14">
            <text:p>Facilidad de Cambios</text:p>
          </table:table-cell>
          <table:table-cell office:value-type="float" office:value="5" table:style-name="ce15">
            <text:p>5</text:p>
          </table:table-cell>
          <table:table-cell table:style-name="ce1"/>
          <table:table-cell office:value-type="string" table:style-name="ce9">
            <text:p>Índice del Nivel del Lenguaje</text:p>
          </table:table-cell>
          <table:table-cell office:value-type="string" table:style-name="ce9">
            <text:p>Nivel del Lenguaje</text:p>
          </table:table-cell>
          <table:table-cell office:value-type="string" table:style-name="ce9">
            <text:p>Horas por PF</text:p>
          </table:table-cell>
          <table:table-cell office:value-type="string" table:style-name="ce9">
            <text:p>Líneas de Código por PF</text:p>
          </table:table-cell>
          <table:table-cell table:number-columns-repeated="9" table:style-name="ce1"/>
          <table:covered-table-cell/>
          <table:table-cell office:value-type="string" table:style-name="ce22">
            <text:p>Integración y prueba</text:p>
          </table:table-cell>
          <table:table-cell office:value-type="float" office:value="22" table:style-name="ce23">
            <text:p>22</text:p>
          </table:table-cell>
          <table:table-cell office:value-type="float" office:value="25" table:style-name="ce23">
            <text:p>25</text:p>
          </table:table-cell>
          <table:table-cell office:value-type="float" office:value="25" table:style-name="ce23">
            <text:p>25</text:p>
          </table:table-cell>
          <table:table-cell office:value-type="float" office:value="31" table:style-name="ce23">
            <text:p>31</text:p>
          </table:table-cell>
          <table:table-cell office:value-type="float" office:value="34" table:style-name="ce23">
            <text:p>34</text:p>
          </table:table-cell>
          <table:table-cell table:style-name="ce1"/>
          <table:table-cell office:value-type="string" table:style-name="ce23">
            <text:p>PCAP Capacidad de los programadores</text:p>
          </table:table-cell>
          <table:table-cell office:value-type="float" office:value="1.42" table:style-name="ce23">
            <text:p>1,42</text:p>
          </table:table-cell>
          <table:table-cell office:value-type="float" office:value="1.17" table:style-name="ce23">
            <text:p>1,17</text:p>
          </table:table-cell>
          <table:table-cell office:value-type="float" office:value="1" table:style-name="ce23">
            <text:p>1</text:p>
          </table:table-cell>
          <table:table-cell office:value-type="float" office:value="0.86" table:style-name="ce23">
            <text:p>0,86</text:p>
          </table:table-cell>
          <table:table-cell office:value-type="float" office:value="0.7" table:style-name="ce23">
            <text:p>0,7</text:p>
          </table:table-cell>
          <table:table-cell table:style-name="ce23"/>
          <table:table-cell table:number-columns-repeated="16345"/>
        </table:table-row>
        <table:table-row table:style-name="ro2">
          <table:table-cell/>
          <table:table-cell table:number-columns-repeated="7" table:style-name="ce1"/>
          <table:table-cell office:value-type="string" table:style-name="ce29">
            <text:p>Factor de Complejidad Total (FCT)</text:p>
          </table:table-cell>
          <table:table-cell office:value-type="float" office:value="62" table:formula="of:=SUM([.J4:.J17])" table:style-name="ce30">
            <text:p>62</text:p>
          </table:table-cell>
          <table:table-cell table:style-name="ce1"/>
          <table:table-cell office:value-type="float" office:value="1" table:style-name="ce21">
            <text:p>1</text:p>
          </table:table-cell>
          <table:table-cell office:value-type="string" table:style-name="ce21">
            <text:p>-2GL(Ensamblador, C...)</text:p>
          </table:table-cell>
          <table:table-cell office:value-type="float" office:value="50" table:style-name="ce21">
            <text:p>50</text:p>
          </table:table-cell>
          <table:table-cell office:value-type="float" office:value="500" table:style-name="ce21">
            <text:p>500</text:p>
          </table:table-cell>
          <table:table-cell table:number-columns-repeated="9" table:style-name="ce1"/>
          <table:table-cell office:value-type="string" table:number-columns-spanned="7" table:number-rows-spanned="1" table:style-name="ce92">
            <text:p>Distribución del Calendario</text:p>
          </table:table-cell>
          <table:covered-table-cell table:number-columns-repeated="6"/>
          <table:table-cell table:style-name="ce1"/>
          <table:table-cell office:value-type="string" table:style-name="ce23">
            <text:p>VEXP Experiencia en uso de memoria virtual</text:p>
          </table:table-cell>
          <table:table-cell office:value-type="float" office:value="1.21" table:style-name="ce23">
            <text:p>1,21</text:p>
          </table:table-cell>
          <table:table-cell office:value-type="float" office:value="1.1000000000000001" table:style-name="ce23">
            <text:p>1,1</text:p>
          </table:table-cell>
          <table:table-cell office:value-type="float" office:value="1" table:style-name="ce23">
            <text:p>1</text:p>
          </table:table-cell>
          <table:table-cell office:value-type="float" office:value="0.9" table:style-name="ce23">
            <text:p>0,9</text:p>
          </table:table-cell>
          <table:table-cell table:number-columns-repeated="2" table:style-name="ce23"/>
          <table:table-cell table:number-columns-repeated="16345"/>
        </table:table-row>
        <table:table-row table:style-name="ro2">
          <table:table-cell/>
          <table:table-cell table:number-columns-repeated="6" table:style-name="ce1"/>
          <table:table-cell table:style-name="ce31"/>
          <table:table-cell office:value-type="string" table:style-name="ce32">
            <office:annotation draw:style-name="" svg:x="16.1875in" svg:y="2.60416666666667in" svg:width="1.13541666666667in" svg:height="0.541666666666667in">
              <text:p><text:span text:style-name="T2">Ajuste de Complejidad Técnica</text:span></text:p>
            </office:annotation>
            <text:p>ACT</text:p>
          </table:table-cell>
          <table:table-cell office:value-type="float" office:value="1.27" table:formula="of:=[.J18]*0.01 +0.65" table:style-name="ce32">
            <text:p>1,27</text:p>
          </table:table-cell>
          <table:table-cell table:style-name="ce1"/>
          <table:table-cell office:value-type="float" office:value="2" table:style-name="ce21">
            <text:p>2</text:p>
          </table:table-cell>
          <table:table-cell office:value-type="string" table:style-name="ce21">
            <text:p>-3GL(COBOL, JavaScript...)</text:p>
          </table:table-cell>
          <table:table-cell office:value-type="float" office:value="30" table:style-name="ce21">
            <text:p>30</text:p>
          </table:table-cell>
          <table:table-cell office:value-type="float" office:value="200" table:style-name="ce21">
            <text:p>200</text:p>
          </table:table-cell>
          <table:table-cell table:number-columns-repeated="9" table:style-name="ce1"/>
          <table:table-cell office:value-type="string" table:style-name="ce16">
            <text:p>Modo</text:p>
          </table:table-cell>
          <table:table-cell office:value-type="string" table:style-name="ce16">
            <text:p>Fases</text:p>
          </table:table-cell>
          <table:table-cell office:value-type="string" table:style-name="ce16">
            <text:p>S-2</text:p>
          </table:table-cell>
          <table:table-cell office:value-type="string" table:style-name="ce16">
            <text:p>Y-8</text:p>
          </table:table-cell>
          <table:table-cell office:value-type="string" table:style-name="ce16">
            <text:p>M-32</text:p>
          </table:table-cell>
          <table:table-cell office:value-type="string" table:style-name="ce16">
            <text:p>G128</text:p>
          </table:table-cell>
          <table:table-cell office:value-type="string" table:style-name="ce16">
            <text:p>E-512</text:p>
          </table:table-cell>
          <table:table-cell table:style-name="ce1"/>
          <table:table-cell office:value-type="string" table:style-name="ce23">
            <text:p>LEXP Experiencia en lenguage de programación</text:p>
          </table:table-cell>
          <table:table-cell office:value-type="float" office:value="1.1399999999999999" table:style-name="ce23">
            <text:p>1,14</text:p>
          </table:table-cell>
          <table:table-cell office:value-type="float" office:value="1.07" table:style-name="ce23">
            <text:p>1,07</text:p>
          </table:table-cell>
          <table:table-cell office:value-type="float" office:value="1" table:style-name="ce23">
            <text:p>1</text:p>
          </table:table-cell>
          <table:table-cell office:value-type="float" office:value="0.95" table:style-name="ce23">
            <text:p>0,95</text:p>
          </table:table-cell>
          <table:table-cell table:number-columns-repeated="2" table:style-name="ce23"/>
          <table:table-cell table:number-columns-repeated="16345"/>
        </table:table-row>
        <table:table-row table:style-name="ro2">
          <table:table-cell/>
          <table:table-cell table:number-columns-repeated="7" table:style-name="ce1"/>
          <table:table-cell office:value-type="string" table:style-name="ce32">
            <office:annotation draw:style-name="" svg:x="16.1875in" svg:y="2.78125in" svg:width="1.13541666666667in" svg:height="0.697916666666667in">
              <text:p><text:span text:style-name="T2">Suma de los totales de las tablas de arriba</text:span><text:span text:style-name="T2"/></text:p>
              <text:p><text:span text:style-name="T2"><text:s/>:D</text:span></text:p>
            </office:annotation>
            <text:p>PFNA</text:p>
          </table:table-cell>
          <table:table-cell office:value-type="float" office:value="76" table:formula="of:=[.K82]+[.K70]+[.K56]+[.K39]+[.K37]" table:style-name="ce32">
            <text:p>76</text:p>
          </table:table-cell>
          <table:table-cell table:style-name="ce1"/>
          <table:table-cell office:value-type="float" office:value="3" table:style-name="ce21">
            <text:p>3</text:p>
          </table:table-cell>
          <table:table-cell office:value-type="string" table:style-name="ce21">
            <text:p>-4GL(VISUAL, PostgreSQL,...)</text:p>
          </table:table-cell>
          <table:table-cell office:value-type="float" office:value="5" table:style-name="ce21">
            <text:p>5</text:p>
          </table:table-cell>
          <table:table-cell office:value-type="float" office:value="40" table:style-name="ce21">
            <text:p>40</text:p>
          </table:table-cell>
          <table:table-cell table:number-columns-repeated="9" table:style-name="ce1"/>
          <table:table-cell office:value-type="string" table:number-columns-spanned="1" table:number-rows-spanned="4" table:style-name="ce93">
            <text:p>Orgánico</text:p>
          </table:table-cell>
          <table:table-cell office:value-type="string" table:style-name="ce22">
            <text:p>Planificació y requerimientos</text:p>
          </table:table-cell>
          <table:table-cell office:value-type="float" office:value="10" table:style-name="ce23">
            <text:p>10</text:p>
          </table:table-cell>
          <table:table-cell office:value-type="float" office:value="11" table:style-name="ce23">
            <text:p>11</text:p>
          </table:table-cell>
          <table:table-cell office:value-type="float" office:value="12" table:style-name="ce23">
            <text:p>12</text:p>
          </table:table-cell>
          <table:table-cell office:value-type="float" office:value="13" table:style-name="ce23">
            <text:p>13</text:p>
          </table:table-cell>
          <table:table-cell table:style-name="ce23"/>
          <table:table-cell table:style-name="ce1"/>
          <table:table-cell office:value-type="string" table:style-name="ce16">
            <text:p>Atributos del Proyecto</text:p>
          </table:table-cell>
          <table:table-cell table:number-columns-repeated="6" table:style-name="ce22"/>
          <table:table-cell table:number-columns-repeated="16345"/>
        </table:table-row>
        <table:table-row table:style-name="ro3">
          <table:table-cell/>
          <table:table-cell table:number-columns-repeated="7" table:style-name="ce1"/>
          <table:table-cell office:value-type="string" table:style-name="ce33">
            <text:p>PFA</text:p>
          </table:table-cell>
          <table:table-cell office:value-type="float" office:value="96.52" table:formula="of:=[.J19]*[.J20]" table:style-name="ce33">
            <text:p>96,52</text:p>
          </table:table-cell>
          <table:table-cell table:style-name="ce1"/>
          <table:table-cell office:value-type="string" table:style-name="ce24">
            <text:p>Índice del Nivel del Lenguaje</text:p>
          </table:table-cell>
          <table:table-cell office:value-type="float" office:value="2" table:style-name="ce24">
            <text:p>2</text:p>
          </table:table-cell>
          <table:table-cell table:number-columns-repeated="11" table:style-name="ce1"/>
          <table:covered-table-cell/>
          <table:table-cell office:value-type="string" table:style-name="ce22">
            <text:p>Diseño del producto</text:p>
          </table:table-cell>
          <table:table-cell office:value-type="float" office:value="19" table:style-name="ce23">
            <text:p>19</text:p>
          </table:table-cell>
          <table:table-cell office:value-type="float" office:value="19" table:style-name="ce23">
            <text:p>19</text:p>
          </table:table-cell>
          <table:table-cell office:value-type="float" office:value="19" table:style-name="ce23">
            <text:p>19</text:p>
          </table:table-cell>
          <table:table-cell office:value-type="float" office:value="19" table:style-name="ce23">
            <text:p>19</text:p>
          </table:table-cell>
          <table:table-cell table:style-name="ce23"/>
          <table:table-cell table:style-name="ce1"/>
          <table:table-cell office:value-type="string" table:style-name="ce23">
            <text:p>MODP Uso de prácticas modernas de pro.</text:p>
          </table:table-cell>
          <table:table-cell office:value-type="float" office:value="1.21" table:style-name="ce23">
            <text:p>1,21</text:p>
          </table:table-cell>
          <table:table-cell office:value-type="float" office:value="1.1000000000000001" table:style-name="ce23">
            <text:p>1,1</text:p>
          </table:table-cell>
          <table:table-cell office:value-type="float" office:value="1" table:style-name="ce23">
            <text:p>1</text:p>
          </table:table-cell>
          <table:table-cell office:value-type="float" office:value="0.91" table:style-name="ce23">
            <text:p>0,91</text:p>
          </table:table-cell>
          <table:table-cell office:value-type="float" office:value="0.82" table:style-name="ce23">
            <text:p>0,82</text:p>
          </table:table-cell>
          <table:table-cell table:style-name="ce23"/>
          <table:table-cell table:number-columns-repeated="16345"/>
        </table:table-row>
        <table:table-row table:style-name="ro2">
          <table:table-cell/>
          <table:table-cell office:value-type="string" table:number-columns-spanned="4" table:number-rows-spanned="1" table:style-name="ce95">
            <text:p>ILF (Ficheros Logicos Internos)</text:p>
          </table:table-cell>
          <table:covered-table-cell table:number-columns-repeated="3"/>
          <table:table-cell table:number-columns-repeated="2" table:style-name="ce31"/>
          <table:table-cell table:number-columns-repeated="4" table:style-name="ce1"/>
          <table:table-cell office:value-type="string" table:style-name="ce28">
            <text:p>Estimación de Horas</text:p>
          </table:table-cell>
          <table:table-cell office:value-type="float" office:value="2280" table:formula="of:=IF([.M21]=1;[.J20]*[.N18];IF([.M21]=2;[.J20]*[.N19];IF([.M21]=3;[.J20]*[.N20];&quot;&quot;)))" table:style-name="ce28">
            <text:p>2280</text:p>
          </table:table-cell>
          <table:table-cell table:number-columns-repeated="11" table:style-name="ce1"/>
          <table:covered-table-cell/>
          <table:table-cell office:value-type="string" table:style-name="ce22">
            <text:p>Programación</text:p>
          </table:table-cell>
          <table:table-cell office:value-type="float" office:value="63" table:style-name="ce23">
            <text:p>63</text:p>
          </table:table-cell>
          <table:table-cell office:value-type="float" office:value="59" table:style-name="ce23">
            <text:p>59</text:p>
          </table:table-cell>
          <table:table-cell office:value-type="float" office:value="55" table:style-name="ce23">
            <text:p>55</text:p>
          </table:table-cell>
          <table:table-cell office:value-type="float" office:value="51" table:style-name="ce23">
            <text:p>51</text:p>
          </table:table-cell>
          <table:table-cell table:style-name="ce23"/>
          <table:table-cell table:style-name="ce1"/>
          <table:table-cell office:value-type="string" table:style-name="ce23">
            <text:p>TOOL Uso de herramientas software</text:p>
          </table:table-cell>
          <table:table-cell office:value-type="float" office:value="1.24" table:style-name="ce23">
            <text:p>1,24</text:p>
          </table:table-cell>
          <table:table-cell office:value-type="float" office:value="1.1000000000000001" table:style-name="ce23">
            <text:p>1,1</text:p>
          </table:table-cell>
          <table:table-cell office:value-type="float" office:value="1" table:style-name="ce23">
            <text:p>1</text:p>
          </table:table-cell>
          <table:table-cell office:value-type="float" office:value="0.91" table:style-name="ce23">
            <text:p>0,91</text:p>
          </table:table-cell>
          <table:table-cell office:value-type="float" office:value="0.83" table:style-name="ce23">
            <text:p>0,83</text:p>
          </table:table-cell>
          <table:table-cell table:style-name="ce23"/>
          <table:table-cell table:number-columns-repeated="16345"/>
        </table:table-row>
        <table:table-row table:style-name="ro2">
          <table:table-cell/>
          <table:table-cell office:value-type="string" table:style-name="ce34">
            <text:p>Nombre</text:p>
          </table:table-cell>
          <table:table-cell office:value-type="string" table:style-name="ce2">
            <text:p>Nº de Registros Lógicos(RET)</text:p>
          </table:table-cell>
          <table:table-cell office:value-type="string" table:style-name="ce2">
            <office:annotation draw:style-name="" svg:x="8.90625in" svg:y="3.41666666666667in" svg:width="1.13541666666667in" svg:height="1.01041666666667in">
              <text:p><text:span text:style-name="T2">Un DET por cada campo único erreconocible por el usuario de un ILF o ELF</text:span></text:p>
            </office:annotation>
            <text:p>Atributos(DET)</text:p>
          </table:table-cell>
          <table:table-cell office:value-type="string" table:style-name="ce35">
            <office:annotation draw:style-name="" svg:x="10.15625in" svg:y="3.41666666666667in" svg:width="1.13541666666667in" svg:height="0.260416666666667in">
              <text:p><text:span text:style-name="T2">Mirar Tabla</text:span></text:p>
            </office:annotation>
            <text:p>Clasificación</text:p>
          </table:table-cell>
          <table:table-cell table:number-columns-repeated="6" table:style-name="ce1"/>
          <table:table-cell office:value-type="string" table:style-name="ce36">
            <text:p>Estimación de Líneas</text:p>
          </table:table-cell>
          <table:table-cell office:value-type="float" office:value="15200" table:formula="of:=IF([.M21]=1;[.J20]*[.O18];IF([.M21]=2;[.J20]*[.O19];IF([.M21]=3;[.J20]*[.O20];&quot;&quot;)))" table:style-name="ce36">
            <text:p>15200</text:p>
          </table:table-cell>
          <table:table-cell office:value-type="float" office:value="15.2" table:formula="of:=[.M23]/1000" table:style-name="ce36">
            <text:p>15,2</text:p>
          </table:table-cell>
          <table:table-cell table:number-columns-repeated="10" table:style-name="ce1"/>
          <table:covered-table-cell/>
          <table:table-cell office:value-type="string" table:style-name="ce22">
            <text:p>Integración y prueba</text:p>
          </table:table-cell>
          <table:table-cell office:value-type="float" office:value="18" table:style-name="ce23">
            <text:p>18</text:p>
          </table:table-cell>
          <table:table-cell office:value-type="float" office:value="22" table:style-name="ce23">
            <text:p>22</text:p>
          </table:table-cell>
          <table:table-cell office:value-type="float" office:value="26" table:style-name="ce23">
            <text:p>26</text:p>
          </table:table-cell>
          <table:table-cell office:value-type="float" office:value="30" table:style-name="ce23">
            <text:p>30</text:p>
          </table:table-cell>
          <table:table-cell table:style-name="ce23"/>
          <table:table-cell table:style-name="ce1"/>
          <table:table-cell office:value-type="string" table:style-name="ce23">
            <text:p>SCED Calendario requerido para el desarrollo</text:p>
          </table:table-cell>
          <table:table-cell office:value-type="float" office:value="1.23" table:style-name="ce23">
            <text:p>1,23</text:p>
          </table:table-cell>
          <table:table-cell office:value-type="float" office:value="1.08" table:style-name="ce23">
            <text:p>1,08</text:p>
          </table:table-cell>
          <table:table-cell office:value-type="float" office:value="1" table:style-name="ce23">
            <text:p>1</text:p>
          </table:table-cell>
          <table:table-cell office:value-type="float" office:value="1.04" table:style-name="ce23">
            <text:p>1,04</text:p>
          </table:table-cell>
          <table:table-cell office:value-type="float" office:value="1.1000000000000001" table:style-name="ce23">
            <text:p>1,1</text:p>
          </table:table-cell>
          <table:table-cell table:style-name="ce23"/>
          <table:table-cell table:number-columns-repeated="16345"/>
        </table:table-row>
        <table:table-row table:style-name="ro1">
          <table:table-cell/>
          <table:table-cell office:value-type="string" table:style-name="ce37">
            <text:p>Listado de Dispositivos</text:p>
          </table:table-cell>
          <table:table-cell office:value-type="float" office:value="1" table:style-name="ce38">
            <text:p>1</text:p>
          </table:table-cell>
          <table:table-cell office:value-type="float" office:value="128" table:style-name="ce38">
            <office:annotation draw:style-name="" svg:x="8.90625in" svg:y="3.59375in" svg:width="1.13541666666667in" svg:height="0.541666666666667in">
              <text:p><text:span text:style-name="T2">4 atributos * 32dispositivos max = 64</text:span></text:p>
            </office:annotation>
            <text:p>128</text:p>
          </table:table-cell>
          <table:table-cell office:value-type="string" office:string-value="Media" table:formula="of:=IF(ISBLANK([.B24]);&quot;&quot;;(IF([.C24]&lt;=[.G29];IF([.D24]&lt;=[.H28];[.H29];IF([.D24] &lt;=[.I28];[.I29];IF([.D24]&gt;=[.J28];[.J29];&quot;Error&quot;)));IF([.C24]&lt;=[.G30];IF([.D24]&lt;=[.H28];[.H30];IF([.D24]&lt;=[.I28];[.I30];IF([.D24]&gt;=[.J28];[.J30];&quot;Error&quot;)));IF([.C24]&gt;=[.G31];IF([.D24]&lt;=[.H28];[.H31];IF([.D24]&lt;=[.I28];[.I31];IF([.D24]&gt;=[.J28];[.J31];&quot;Error&quot;))))))))" table:style-name="ce15">
            <text:p>Media</text:p>
          </table:table-cell>
          <table:table-cell table:number-columns-repeated="19" table:style-name="ce1"/>
          <table:table-cell office:value-type="string" table:number-columns-spanned="1" table:number-rows-spanned="4" table:style-name="ce93">
            <text:p>Semi-acoplado</text:p>
          </table:table-cell>
          <table:table-cell office:value-type="string" table:style-name="ce22">
            <text:p>Planificació y requerimientos</text:p>
          </table:table-cell>
          <table:table-cell office:value-type="float" office:value="16" table:style-name="ce23">
            <text:p>16</text:p>
          </table:table-cell>
          <table:table-cell office:value-type="float" office:value="18" table:style-name="ce23">
            <text:p>18</text:p>
          </table:table-cell>
          <table:table-cell office:value-type="float" office:value="20" table:style-name="ce23">
            <text:p>20</text:p>
          </table:table-cell>
          <table:table-cell office:value-type="float" office:value="22" table:style-name="ce23">
            <text:p>22</text:p>
          </table:table-cell>
          <table:table-cell office:value-type="float" office:value="24" table:style-name="ce23">
            <text:p>24</text:p>
          </table:table-cell>
          <table:table-cell table:number-columns-repeated="16353" table:style-name="ce1"/>
        </table:table-row>
        <table:table-row table:style-name="ro1">
          <table:table-cell/>
          <table:table-cell office:value-type="string" table:style-name="ce37">
            <text:p>Identificación del Cliente</text:p>
          </table:table-cell>
          <table:table-cell office:value-type="float" office:value="1" table:style-name="ce38">
            <text:p>1</text:p>
          </table:table-cell>
          <table:table-cell office:value-type="float" office:value="2" table:style-name="ce38">
            <text:p>2</text:p>
          </table:table-cell>
          <table:table-cell office:value-type="string" office:string-value="Baja" table:formula="of:=IF(ISBLANK([.B25]);&quot;&quot;;(IF([.C25]&lt;=[.G29];IF([.D25]&lt;=[.H28];[.H29];IF([.D25] &lt;=[.I28];[.I29];IF([.D25]&gt;=[.J28];[.J29];&quot;Error&quot;)));IF([.C25]&lt;=[.G30];IF([.D25]&lt;=[.H28];[.H30];IF([.D25]&lt;=[.I28];[.I30];IF([.D25]&gt;=[.J28];[.J30];&quot;Error&quot;)));IF([.C25]&gt;=[.G31];IF([.D25]&lt;=[.H28];[.H31];IF([.D25]&lt;=[.I28];[.I31];IF([.D25]&gt;=[.J28];[.J31];&quot;Error&quot;))))))))" table:style-name="ce15">
            <text:p>Baja</text:p>
          </table:table-cell>
          <table:table-cell table:number-columns-repeated="19" table:style-name="ce1"/>
          <table:covered-table-cell/>
          <table:table-cell office:value-type="string" table:style-name="ce22">
            <text:p>Diseño del producto</text:p>
          </table:table-cell>
          <table:table-cell office:value-type="float" office:value="24" table:style-name="ce23">
            <text:p>24</text:p>
          </table:table-cell>
          <table:table-cell office:value-type="float" office:value="25" table:style-name="ce23">
            <text:p>25</text:p>
          </table:table-cell>
          <table:table-cell office:value-type="float" office:value="26" table:style-name="ce23">
            <text:p>26</text:p>
          </table:table-cell>
          <table:table-cell office:value-type="float" office:value="27" table:style-name="ce23">
            <text:p>27</text:p>
          </table:table-cell>
          <table:table-cell office:value-type="float" office:value="28" table:style-name="ce23">
            <text:p>28</text:p>
          </table:table-cell>
          <table:table-cell table:number-columns-repeated="16353" table:style-name="ce1"/>
        </table:table-row>
        <table:table-row table:style-name="ro1">
          <table:table-cell/>
          <table:table-cell table:style-name="ce37"/>
          <table:table-cell table:number-columns-repeated="2" table:style-name="ce38"/>
          <table:table-cell office:value-type="string" office:string-value="" table:formula="of:=IF(ISBLANK([.B26]);&quot;&quot;;(IF([.C26]&lt;=[.G29];IF([.D26]&lt;=[.H28];[.H29];IF([.D26] &lt;=[.I28];[.I29];IF([.D26]&gt;=[.J28];[.J29];&quot;Error&quot;)));IF([.C26]&lt;=[.G30];IF([.D26]&lt;=[.H28];[.H30];IF([.D26]&lt;=[.I28];[.I30];IF([.D26]&gt;=[.J28];[.J30];&quot;Error&quot;)));IF([.C26]&gt;=[.G31];IF([.D26]&lt;=[.H28];[.H31];IF([.D26]&lt;=[.I28];[.I31];IF([.D26]&gt;=[.J28];[.J31];&quot;Error&quot;))))))))" table:style-name="ce15"/>
          <table:table-cell table:style-name="ce39"/>
          <table:table-cell table:number-columns-repeated="4" table:style-name="ce40"/>
          <table:table-cell table:style-name="ce41"/>
          <table:table-cell table:number-columns-repeated="13" table:style-name="ce1"/>
          <table:covered-table-cell/>
          <table:table-cell office:value-type="string" table:style-name="ce22">
            <text:p>Programación</text:p>
          </table:table-cell>
          <table:table-cell office:value-type="float" office:value="56" table:style-name="ce23">
            <text:p>56</text:p>
          </table:table-cell>
          <table:table-cell office:value-type="float" office:value="52" table:style-name="ce23">
            <text:p>52</text:p>
          </table:table-cell>
          <table:table-cell office:value-type="float" office:value="48" table:style-name="ce23">
            <text:p>48</text:p>
          </table:table-cell>
          <table:table-cell office:value-type="float" office:value="44" table:style-name="ce23">
            <text:p>44</text:p>
          </table:table-cell>
          <table:table-cell office:value-type="float" office:value="40" table:style-name="ce23">
            <text:p>40</text:p>
          </table:table-cell>
          <table:table-cell table:number-columns-repeated="16353" table:style-name="ce1"/>
        </table:table-row>
        <table:table-row table:style-name="ro2">
          <table:table-cell/>
          <table:table-cell table:style-name="ce37"/>
          <table:table-cell table:number-columns-repeated="2" table:style-name="ce38"/>
          <table:table-cell office:value-type="string" office:string-value="" table:formula="of:=IF(ISBLANK([.B27]);&quot;&quot;;(IF([.C27]&lt;=[.G29];IF([.D27]&lt;=[.H28];[.H29];IF([.D27] &lt;=[.I28];[.I29];IF([.D27]&gt;=[.J28];[.J29];&quot;Error&quot;)));IF([.C27]&lt;=[.G30];IF([.D27]&lt;=[.H28];[.H30];IF([.D27]&lt;=[.I28];[.I30];IF([.D27]&gt;=[.J28];[.J30];&quot;Error&quot;)));IF([.C27]&gt;=[.G31];IF([.D27]&lt;=[.H28];[.H31];IF([.D27]&lt;=[.I28];[.I31];IF([.D27]&gt;=[.J28];[.J31];&quot;Error&quot;))))))))" table:style-name="ce15"/>
          <table:table-cell table:style-name="ce42"/>
          <table:table-cell table:style-name="ce1"/>
          <table:table-cell office:value-type="string" table:style-name="ce2">
            <text:p>1 a 19 DET</text:p>
          </table:table-cell>
          <table:table-cell office:value-type="string" table:style-name="ce2">
            <text:p>20 a 50 DET</text:p>
          </table:table-cell>
          <table:table-cell office:value-type="string" table:style-name="ce2">
            <text:p>&gt;=51 DET</text:p>
          </table:table-cell>
          <table:table-cell table:style-name="ce43"/>
          <table:table-cell table:number-columns-repeated="13" table:style-name="ce1"/>
          <table:covered-table-cell/>
          <table:table-cell office:value-type="string" table:style-name="ce22">
            <text:p>Integración y prueba</text:p>
          </table:table-cell>
          <table:table-cell office:value-type="float" office:value="20" table:style-name="ce23">
            <text:p>20</text:p>
          </table:table-cell>
          <table:table-cell office:value-type="float" office:value="23" table:style-name="ce23">
            <text:p>23</text:p>
          </table:table-cell>
          <table:table-cell office:value-type="float" office:value="26" table:style-name="ce23">
            <text:p>26</text:p>
          </table:table-cell>
          <table:table-cell office:value-type="float" office:value="29" table:style-name="ce23">
            <text:p>29</text:p>
          </table:table-cell>
          <table:table-cell office:value-type="float" office:value="32" table:style-name="ce23">
            <text:p>32</text:p>
          </table:table-cell>
          <table:table-cell table:number-columns-repeated="16353" table:style-name="ce1"/>
        </table:table-row>
        <table:table-row table:style-name="ro2">
          <table:table-cell/>
          <table:table-cell table:style-name="ce37"/>
          <table:table-cell table:number-columns-repeated="2" table:style-name="ce38"/>
          <table:table-cell office:value-type="string" office:string-value="" table:formula="of:=IF(ISBLANK([.B28]);&quot;&quot;;(IF([.C26]&lt;=[.G29];IF([.D28]&lt;=[.H28];[.H29];IF([.D28] &lt;=[.I28];[.I29];IF([.D28]&gt;=[.J28];[.J29];&quot;Error&quot;)));IF([.C28]&lt;=[.G30];IF([.D28]&lt;=[.H28];[.H30];IF([.D28]&lt;=[.I28];[.I30];IF([.D28]&gt;=[.J28];[.J30];&quot;Error&quot;)));IF([.C28]&gt;=[.G31];IF([.D28]&lt;=[.H28];[.H31];IF([.D28]&lt;=[.I28];[.I31];IF([.D28]&gt;=[.J28];[.J31];&quot;Error&quot;))))))))" table:style-name="ce15"/>
          <table:table-cell table:style-name="ce42"/>
          <table:table-cell office:value-type="string" table:style-name="ce2">
            <text:p>Complejidad(RET)</text:p>
          </table:table-cell>
          <table:table-cell office:value-type="float" office:value="19" table:style-name="ce2">
            <text:p>19</text:p>
          </table:table-cell>
          <table:table-cell office:value-type="float" office:value="50" table:style-name="ce2">
            <text:p>50</text:p>
          </table:table-cell>
          <table:table-cell office:value-type="float" office:value="51" table:style-name="ce2">
            <text:p>51</text:p>
          </table:table-cell>
          <table:table-cell table:style-name="ce43"/>
          <table:table-cell table:number-columns-repeated="13" table:style-name="ce1"/>
          <table:table-cell office:value-type="string" table:number-columns-spanned="1" table:number-rows-spanned="4" table:style-name="ce93">
            <text:p>Empotrado</text:p>
          </table:table-cell>
          <table:table-cell office:value-type="string" table:style-name="ce22">
            <text:p>Planificació y requerimientos</text:p>
          </table:table-cell>
          <table:table-cell office:value-type="float" office:value="24" table:style-name="ce23">
            <text:p>24</text:p>
          </table:table-cell>
          <table:table-cell office:value-type="float" office:value="28" table:style-name="ce23">
            <text:p>28</text:p>
          </table:table-cell>
          <table:table-cell office:value-type="float" office:value="32" table:style-name="ce23">
            <text:p>32</text:p>
          </table:table-cell>
          <table:table-cell office:value-type="float" office:value="36" table:style-name="ce23">
            <text:p>36</text:p>
          </table:table-cell>
          <table:table-cell office:value-type="float" office:value="40" table:style-name="ce23">
            <text:p>40</text:p>
          </table:table-cell>
          <table:table-cell table:number-columns-repeated="16353" table:style-name="ce1"/>
        </table:table-row>
        <table:table-row table:style-name="ro2">
          <table:table-cell/>
          <table:table-cell table:style-name="ce37"/>
          <table:table-cell table:number-columns-repeated="2" table:style-name="ce38"/>
          <table:table-cell office:value-type="string" office:string-value="" table:formula="of:=IF(ISBLANK([.B29]);&quot;&quot;;(IF([.C26]&lt;=[.G29];IF([.D29]&lt;=[.H28];[.H29];IF([.D29] &lt;=[.I28];[.I29];IF([.D29]&gt;=[.J28];[.J29];&quot;Error&quot;)));IF([.C29]&lt;=[.G30];IF([.D29]&lt;=[.H28];[.H30];IF([.D29]&lt;=[.I28];[.I30];IF([.D29]&gt;=[.J28];[.J30];&quot;Error&quot;)));IF([.C29]&gt;=[.G31];IF([.D29]&lt;=[.H28];[.H31];IF([.D29]&lt;=[.I28];[.I31];IF([.D29]&gt;=[.J28];[.J31];&quot;Error&quot;))))))))" table:style-name="ce15"/>
          <table:table-cell office:value-type="float" office:value="1" table:style-name="ce44">
            <text:p>1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Baja</text:p>
          </table:table-cell>
          <table:table-cell office:value-type="string" table:style-name="ce18">
            <text:p>Baja</text:p>
          </table:table-cell>
          <table:table-cell office:value-type="string" table:style-name="ce18">
            <text:p>Media</text:p>
          </table:table-cell>
          <table:table-cell table:style-name="ce43"/>
          <table:table-cell table:number-columns-repeated="13" table:style-name="ce1"/>
          <table:covered-table-cell/>
          <table:table-cell office:value-type="string" table:style-name="ce22">
            <text:p>Diseño del producto</text:p>
          </table:table-cell>
          <table:table-cell office:value-type="float" office:value="30" table:style-name="ce23">
            <text:p>30</text:p>
          </table:table-cell>
          <table:table-cell office:value-type="float" office:value="32" table:style-name="ce23">
            <text:p>32</text:p>
          </table:table-cell>
          <table:table-cell office:value-type="float" office:value="34" table:style-name="ce23">
            <text:p>34</text:p>
          </table:table-cell>
          <table:table-cell office:value-type="float" office:value="36" table:style-name="ce23">
            <text:p>36</text:p>
          </table:table-cell>
          <table:table-cell office:value-type="float" office:value="38" table:style-name="ce23">
            <text:p>38</text:p>
          </table:table-cell>
          <table:table-cell table:number-columns-repeated="16353" table:style-name="ce1"/>
        </table:table-row>
        <table:table-row table:style-name="ro2">
          <table:table-cell/>
          <table:table-cell table:style-name="ce37"/>
          <table:table-cell table:number-columns-repeated="2" table:style-name="ce38"/>
          <table:table-cell office:value-type="string" office:string-value="" table:formula="of:=IF(ISBLANK([.B30]);&quot;&quot;;(IF([.C30]&lt;=[.G29];IF([.D30]&lt;=[.H28];[.H29];IF([.D30] &lt;=[.I28];[.I29];IF([.D30]&gt;=[.J28];[.J29];&quot;Error&quot;)));IF([.C30]&lt;=[.G30];IF([.D30]&lt;=[.H28];[.H30];IF([.D30]&lt;=[.I28];[.I30];IF([.D30]&gt;=[.J28];[.J30];&quot;Error&quot;)));IF([.C30]&gt;=[.G31];IF([.D30]&lt;=[.H28];[.H31];IF([.D30]&lt;=[.I28];[.I31];IF([.D30]&gt;=[.J28];[.J31];&quot;Error&quot;))))))))" table:style-name="ce15"/>
          <table:table-cell office:value-type="string" table:style-name="ce45">
            <text:p>2 – 5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Baja</text:p>
          </table:table-cell>
          <table:table-cell office:value-type="string" table:style-name="ce18">
            <text:p>Media</text:p>
          </table:table-cell>
          <table:table-cell office:value-type="string" table:style-name="ce18">
            <text:p>Alta</text:p>
          </table:table-cell>
          <table:table-cell table:style-name="ce43"/>
          <table:table-cell table:number-columns-repeated="13" table:style-name="ce1"/>
          <table:covered-table-cell/>
          <table:table-cell office:value-type="string" table:style-name="ce22">
            <text:p>Programación</text:p>
          </table:table-cell>
          <table:table-cell office:value-type="float" office:value="48" table:style-name="ce23">
            <text:p>48</text:p>
          </table:table-cell>
          <table:table-cell office:value-type="float" office:value="44" table:style-name="ce23">
            <text:p>44</text:p>
          </table:table-cell>
          <table:table-cell office:value-type="float" office:value="40" table:style-name="ce23">
            <text:p>40</text:p>
          </table:table-cell>
          <table:table-cell office:value-type="float" office:value="36" table:style-name="ce23">
            <text:p>36</text:p>
          </table:table-cell>
          <table:table-cell office:value-type="float" office:value="32" table:style-name="ce23">
            <text:p>32</text:p>
          </table:table-cell>
          <table:table-cell table:number-columns-repeated="16353" table:style-name="ce1"/>
        </table:table-row>
        <table:table-row table:style-name="ro2">
          <table:table-cell/>
          <table:table-cell table:style-name="ce37"/>
          <table:table-cell table:number-columns-repeated="2" table:style-name="ce38"/>
          <table:table-cell office:value-type="string" office:string-value="" table:formula="of:=IF(ISBLANK([.B31]);&quot;&quot;;(IF([.C31]&lt;=[.G29];IF([.D31]&lt;=[.H28];[.H29];IF([.D31] &lt;=[.I28];[.I29];IF([.D31]&gt;=[.J28];[.J29];&quot;Error&quot;)));IF([.C31]&lt;=[.G30];IF([.D31]&lt;=[.H28];[.H30];IF([.D31]&lt;=[.I28];[.I30];IF([.D31]&gt;=[.J28];[.J30];&quot;Error&quot;)));IF([.C31]&gt;=[.G31];IF([.D31]&lt;=[.H28];[.H31];IF([.D31]&lt;=[.I28];[.I31];IF([.D31]&gt;=[.J28];[.J31];&quot;Error&quot;))))))))" table:style-name="ce15"/>
          <table:table-cell office:value-type="string" table:style-name="ce44">
            <text:p>&gt;=6</text:p>
          </table:table-cell>
          <table:table-cell office:value-type="float" office:value="6" table:style-name="ce18">
            <text:p>6</text:p>
          </table:table-cell>
          <table:table-cell office:value-type="string" table:style-name="ce18">
            <text:p>Media</text:p>
          </table:table-cell>
          <table:table-cell office:value-type="string" table:style-name="ce18">
            <text:p>Alta</text:p>
          </table:table-cell>
          <table:table-cell office:value-type="string" table:style-name="ce18">
            <text:p>Alta</text:p>
          </table:table-cell>
          <table:table-cell table:style-name="ce43"/>
          <table:table-cell table:number-columns-repeated="13" table:style-name="ce1"/>
          <table:covered-table-cell/>
          <table:table-cell office:value-type="string" table:style-name="ce22">
            <text:p>Integración y prueba</text:p>
          </table:table-cell>
          <table:table-cell office:value-type="float" office:value="22" table:style-name="ce23">
            <text:p>22</text:p>
          </table:table-cell>
          <table:table-cell office:value-type="float" office:value="24" table:style-name="ce23">
            <text:p>24</text:p>
          </table:table-cell>
          <table:table-cell office:value-type="float" office:value="26" table:style-name="ce23">
            <text:p>26</text:p>
          </table:table-cell>
          <table:table-cell office:value-type="float" office:value="28" table:style-name="ce23">
            <text:p>28</text:p>
          </table:table-cell>
          <table:table-cell office:value-type="float" office:value="30" table:style-name="ce23">
            <text:p>30</text:p>
          </table:table-cell>
          <table:table-cell table:number-columns-repeated="3" table:style-name="ce1"/>
          <table:table-cell table:style-name="ce46"/>
          <table:table-cell table:number-columns-repeated="16349" table:style-name="ce1"/>
        </table:table-row>
        <table:table-row table:style-name="ro1">
          <table:table-cell/>
          <table:table-cell table:style-name="ce47"/>
          <table:table-cell table:number-columns-repeated="2" table:style-name="ce48"/>
          <table:table-cell office:value-type="string" office:string-value="" table:formula="of:=IF(ISBLANK([.B32]);&quot;&quot;;(IF([.C32]&lt;=[.G29];IF([.D32]&lt;=[.H28];[.H29];IF([.D32] &lt;=[.I28];[.I29];IF([.D32]&gt;=[.J28];[.J29];&quot;Error&quot;)));IF([.C32]&lt;=[.G30];IF([.D32]&lt;=[.H28];[.H30];IF([.D32]&lt;=[.I28];[.I30];IF([.D32]&gt;=[.J28];[.J30];&quot;Error&quot;)));IF([.C32]&gt;=[.G31];IF([.D32]&lt;=[.H28];[.H31];IF([.D32]&lt;=[.I28];[.I31];IF([.D32]&gt;=[.J28];[.J31];&quot;Error&quot;))))))))" table:style-name="ce49"/>
          <table:table-cell table:style-name="ce42"/>
          <table:table-cell table:number-columns-repeated="4" table:style-name="ce1"/>
          <table:table-cell table:style-name="ce43"/>
          <table:table-cell table:number-columns-repeated="16373" table:style-name="ce1"/>
        </table:table-row>
        <table:table-row table:style-name="ro1">
          <table:table-cell/>
          <table:table-cell table:number-columns-repeated="4" table:style-name="ce31"/>
          <table:table-cell table:style-name="ce42"/>
          <table:table-cell table:number-columns-repeated="4" table:style-name="ce1"/>
          <table:table-cell table:style-name="ce43"/>
          <table:table-cell table:number-columns-repeated="16373" table:style-name="ce1"/>
        </table:table-row>
        <table:table-row table:style-name="ro2">
          <table:table-cell/>
          <table:table-cell office:value-type="string" table:number-columns-spanned="4" table:number-rows-spanned="1" table:style-name="ce95">
            <text:p>EIF(Ficheros Externos de Interfaz)</text:p>
          </table:table-cell>
          <table:covered-table-cell table:number-columns-repeated="3"/>
          <table:table-cell table:style-name="ce42"/>
          <table:table-cell table:style-name="ce1"/>
          <table:table-cell office:value-type="string" table:style-name="ce2">
            <text:p>Clasificación</text:p>
          </table:table-cell>
          <table:table-cell office:value-type="string" table:style-name="ce2">
            <text:p>Clasificación</text:p>
          </table:table-cell>
          <table:table-cell office:value-type="string" table:style-name="ce2">
            <text:p>Clasificación</text:p>
          </table:table-cell>
          <table:table-cell table:style-name="ce43"/>
          <table:table-cell table:number-columns-repeated="16373" table:style-name="ce1"/>
        </table:table-row>
        <table:table-row table:style-name="ro2">
          <table:table-cell/>
          <table:table-cell office:value-type="string" table:style-name="ce34">
            <text:p>Nombre</text:p>
          </table:table-cell>
          <table:table-cell office:value-type="string" table:style-name="ce2">
            <text:p>Nº de Registros Lógicos(RET)</text:p>
          </table:table-cell>
          <table:table-cell office:value-type="string" table:style-name="ce2">
            <text:p>Atributos(DET)</text:p>
          </table:table-cell>
          <table:table-cell office:value-type="string" table:style-name="ce35">
            <text:p>Clasificación</text:p>
          </table:table-cell>
          <table:table-cell table:style-name="ce42"/>
          <table:table-cell office:value-type="string" table:style-name="ce2">
            <text:p>Complejidad</text:p>
          </table:table-cell>
          <table:table-cell office:value-type="string" table:style-name="ce2">
            <text:p>Baja</text:p>
          </table:table-cell>
          <table:table-cell office:value-type="string" table:style-name="ce2">
            <text:p>Media</text:p>
          </table:table-cell>
          <table:table-cell office:value-type="string" table:style-name="ce2">
            <text:p>Alta</text:p>
          </table:table-cell>
          <table:table-cell office:value-type="string" table:style-name="ce50">
            <text:p>Total</text:p>
          </table:table-cell>
          <table:table-cell table:number-columns-repeated="16373" table:style-name="ce1"/>
        </table:table-row>
        <table:table-row table:style-name="ro4">
          <table:table-cell/>
          <table:table-cell office:value-type="string" table:style-name="ce37">
            <text:p>Tabla de Clientes</text:p>
          </table:table-cell>
          <table:table-cell office:value-type="float" office:value="1" table:style-name="ce38">
            <text:p>1</text:p>
          </table:table-cell>
          <table:table-cell office:value-type="float" office:value="2" table:style-name="ce38">
            <office:annotation draw:style-name="" svg:x="8.90625in" svg:y="5.71875in" svg:width="1.13541666666667in" svg:height="0.697916666666667in">
              <text:p><text:span text:style-name="T2">id_usuario y contraseña</text:span><text:span text:style-name="T2"/></text:p>
              <text:p><text:span text:style-name="T2"/></text:p>
              <text:p><text:span text:style-name="T2">2</text:span></text:p>
            </office:annotation>
            <text:p>2</text:p>
          </table:table-cell>
          <table:table-cell office:value-type="string" office:string-value="Baja" table:formula="of:=IF(ISBLANK([.B36]);&quot;&quot;;(IF([.C36]&lt;=[.G29];IF([.D36]&lt;=[.H28];[.H29];IF([.D36] &lt;=[.I28];[.I29];IF([.D36]&gt;=[.J28];[.J29];&quot;Error&quot;)));IF([.C36]&lt;=[.G30];IF([.D36]&lt;=[.H28];[.H30];IF([.D36]&lt;=[.I28];[.I30];IF([.D36]&gt;=[.J28];[.J30];&quot;Error&quot;)));IF([.C36]&gt;=[.G31];IF([.D36]&lt;=[.H28];[.H31];IF([.D36]&lt;=[.I28];[.I31];IF([.D36]&gt;=[.J28];[.J31];&quot;Error&quot;))))))))" table:style-name="ce15">
            <text:p>Baja</text:p>
          </table:table-cell>
          <table:table-cell table:style-name="ce42"/>
          <table:table-cell office:value-type="string" table:style-name="ce18">
            <text:p>ILF</text:p>
          </table:table-cell>
          <table:table-cell office:value-type="float" office:value="7" table:style-name="ce18">
            <text:p>7</text:p>
          </table:table-cell>
          <table:table-cell office:value-type="float" office:value="10" table:style-name="ce18">
            <text:p>10</text:p>
          </table:table-cell>
          <table:table-cell office:value-type="float" office:value="15" table:style-name="ce18">
            <text:p>15</text:p>
          </table:table-cell>
          <table:table-cell table:style-name="ce43"/>
          <table:table-cell table:number-columns-repeated="3" table:style-name="ce1"/>
          <table:table-cell table:style-name="ce22"/>
          <table:table-cell office:value-type="string" table:number-columns-spanned="2" table:number-rows-spanned="1" table:style-name="ce96">
            <text:p>Esfuerzo</text:p>
          </table:table-cell>
          <table:covered-table-cell/>
          <table:table-cell office:value-type="string" table:number-columns-spanned="2" table:number-rows-spanned="1" table:style-name="ce96">
            <text:p>Calendario</text:p>
          </table:table-cell>
          <table:covered-table-cell/>
          <table:table-cell table:style-name="ce1"/>
          <table:table-cell office:value-type="string" table:number-columns-spanned="6" table:number-rows-spanned="1" table:style-name="ce96">
            <text:p>COCOMO SIN MODIFICADOR DE COSTE ( COCOMO BÁSICO )</text:p>
          </table:table-cell>
          <table:covered-table-cell table:number-columns-repeated="5"/>
          <table:table-cell table:style-name="ce1"/>
          <table:table-cell office:value-type="string" table:number-columns-spanned="3" table:number-rows-spanned="1" table:style-name="ce97">
            <text:p>Escriba los porcentajes aquí en función de los KDSI</text:p>
          </table:table-cell>
          <table:covered-table-cell table:number-columns-repeated="2"/>
          <table:table-cell table:number-columns-repeated="16354" table:style-name="ce1"/>
        </table:table-row>
        <table:table-row table:style-name="ro1">
          <table:table-cell/>
          <table:table-cell office:value-type="string" table:style-name="ce37">
            <text:p>Tabla de Dispositivos</text:p>
          </table:table-cell>
          <table:table-cell office:value-type="float" office:value="1" table:style-name="ce38">
            <text:p>1</text:p>
          </table:table-cell>
          <table:table-cell office:value-type="float" office:value="128" table:style-name="ce38">
            <office:annotation draw:style-name="" svg:x="8.90625in" svg:y="6.05208333333333in" svg:width="1.13541666666667in" svg:height="0.697916666666667in">
              <text:p><text:span text:style-name="T2">32*4</text:span><text:span text:style-name="T2"/></text:p>
              <text:p><text:span text:style-name="T2">Depende del numero de clientes</text:span></text:p>
            </office:annotation>
            <text:p>128</text:p>
          </table:table-cell>
          <table:table-cell office:value-type="string" office:string-value="Media" table:formula="of:=IF(ISBLANK([.B37]);&quot;&quot;;(IF([.C37]&lt;=[.G29];IF([.D37]&lt;=[.H28];[.H29];IF([.D37] &lt;=[.I28];[.I29];IF([.D37]&gt;=[.J28];[.J29];&quot;Error&quot;)));IF([.C37]&lt;=[.G30];IF([.D37]&lt;=[.H28];[.H30];IF([.D37]&lt;=[.I28];[.I30];IF([.D37]&gt;=[.J28];[.J30];&quot;Error&quot;)));IF([.C37]&gt;=[.G31];IF([.D37]&lt;=[.H28];[.H31];IF([.D37]&lt;=[.I28];[.I31];IF([.D37]&gt;=[.J28];[.J31];&quot;Error&quot;))))))))" table:style-name="ce15">
            <text:p>Media</text:p>
          </table:table-cell>
          <table:table-cell table:style-name="ce42"/>
          <table:table-cell office:value-type="string" table:style-name="ce38">
            <text:p>Cantidad</text:p>
          </table:table-cell>
          <table:table-cell office:value-type="float" office:value="1" table:formula="of:=DCOUNTA([.B23:.E32];[.E23];[.H34:.H35])" table:style-name="ce38">
            <text:p>1</text:p>
          </table:table-cell>
          <table:table-cell office:value-type="float" office:value="1" table:formula="of:=DCOUNTA([.B23:.E32];[.E23];[.I34:.I35])" table:style-name="ce38">
            <text:p>1</text:p>
          </table:table-cell>
          <table:table-cell office:value-type="float" office:value="0" table:formula="of:=DCOUNTA([.B23:.E32];[.E23];[.J34:.J35])" table:style-name="ce38">
            <text:p>0</text:p>
          </table:table-cell>
          <table:table-cell office:value-type="float" office:value="17" table:formula="of:=[.H36]*[.H37]+[.I36]*[.I37]+[.J36]*[.J37]" table:style-name="ce52">
            <text:p>17</text:p>
          </table:table-cell>
          <table:table-cell table:number-columns-repeated="3" table:style-name="ce1"/>
          <table:table-cell table:style-name="ce22"/>
          <table:table-cell office:value-type="string" table:style-name="ce22">
            <text:p>Foctor</text:p>
          </table:table-cell>
          <table:table-cell office:value-type="string" table:style-name="ce22">
            <text:p>Exponente</text:p>
          </table:table-cell>
          <table:table-cell office:value-type="string" table:style-name="ce22">
            <text:p>Factor</text:p>
          </table:table-cell>
          <table:table-cell office:value-type="string" table:style-name="ce22">
            <text:p>Exponente</text:p>
          </table:table-cell>
          <table:table-cell table:style-name="ce1"/>
          <table:table-cell office:value-type="string" table:style-name="ce51">
            <text:p>Modo</text:p>
          </table:table-cell>
          <table:table-cell office:value-type="string" table:style-name="ce51">
            <text:p>Fases</text:p>
          </table:table-cell>
          <table:table-cell office:value-type="string" table:style-name="ce51">
            <text:p>Esfuerzo</text:p>
          </table:table-cell>
          <table:table-cell office:value-type="string" table:style-name="ce51">
            <text:p>Duracion</text:p>
          </table:table-cell>
          <table:table-cell office:value-type="string" table:style-name="ce51">
            <text:p>Personal Medio</text:p>
          </table:table-cell>
          <table:table-cell office:value-type="string" table:style-name="ce51">
            <text:p>Productividad</text:p>
          </table:table-cell>
          <table:table-cell table:style-name="ce1"/>
          <table:table-cell office:value-type="string" table:style-name="ce22">
            <text:p>Orgánico</text:p>
          </table:table-cell>
          <table:table-cell office:value-type="string" table:style-name="ce22">
            <text:p>Esfuerzo</text:p>
          </table:table-cell>
          <table:table-cell office:value-type="string" table:style-name="ce22">
            <text:p>Duracion</text:p>
          </table:table-cell>
          <table:table-cell table:number-columns-repeated="2" table:style-name="ce1"/>
          <table:table-cell office:value-type="string" table:style-name="ce53">
            <text:p>Category</text:p>
          </table:table-cell>
          <table:table-cell office:value-type="string" table:style-name="ce53">
            <text:p>Factor</text:p>
          </table:table-cell>
          <table:table-cell table:style-name="ce53"/>
          <table:table-cell office:value-type="string" table:style-name="ce53">
            <text:p>Assessment</text:p>
          </table:table-cell>
          <table:table-cell office:value-type="string" table:style-name="ce53">
            <text:p>Parameter</text:p>
          </table:table-cell>
          <table:table-cell table:number-columns-repeated="3" table:style-name="ce1"/>
          <table:table-cell office:value-type="string" table:style-name="ce54">
            <text:p>Factor</text:p>
          </table:table-cell>
          <table:table-cell office:value-type="string" table:style-name="ce55">
            <text:p>Muy_Bajo</text:p>
          </table:table-cell>
          <table:table-cell office:value-type="string" table:style-name="ce56">
            <text:p>Bajo</text:p>
          </table:table-cell>
          <table:table-cell office:value-type="string" table:style-name="ce56">
            <text:p>Normal</text:p>
          </table:table-cell>
          <table:table-cell office:value-type="string" table:style-name="ce56">
            <text:p>Alto</text:p>
          </table:table-cell>
          <table:table-cell office:value-type="string" table:style-name="ce56">
            <text:p>Muy_Alto</text:p>
          </table:table-cell>
          <table:table-cell office:value-type="string" table:style-name="ce57">
            <text:p>Extra_Alto</text:p>
          </table:table-cell>
          <table:table-cell table:number-columns-repeated="16337"/>
        </table:table-row>
        <table:table-row table:style-name="ro2">
          <table:table-cell/>
          <table:table-cell office:value-type="string" table:style-name="ce37">
            <text:p>Histórico</text:p>
          </table:table-cell>
          <table:table-cell office:value-type="float" office:value="1" table:style-name="ce38">
            <text:p>1</text:p>
          </table:table-cell>
          <table:table-cell office:value-type="float" office:value="20" table:style-name="ce38">
            <office:annotation draw:style-name="" svg:x="8.90625in" svg:y="6.25in" svg:width="1.13541666666667in" svg:height="0.541666666666667in">
              <text:p><text:span text:style-name="T2">2 campos * 10 consultas</text:span></text:p>
            </office:annotation>
            <text:p>20</text:p>
          </table:table-cell>
          <table:table-cell office:value-type="string" office:string-value="Baja" table:formula="of:=IF(ISBLANK([.B38]);&quot;&quot;;(IF([.C38]&lt;=[.G29];IF([.D38]&lt;=[.H28];[.H29];IF([.D38] &lt;=[.I28];[.I29];IF([.D38]&gt;=[.J28];[.J29];&quot;Error&quot;)));IF([.C38]&lt;=[.G30];IF([.D38]&lt;=[.H28];[.H30];IF([.D38]&lt;=[.I28];[.I30];IF([.D38]&gt;=[.J28];[.J30];&quot;Error&quot;)));IF([.C38]&gt;=[.G31];IF([.D38]&lt;=[.H28];[.H31];IF([.D38]&lt;=[.I28];[.I31];IF([.D38]&gt;=[.J28];[.J31];&quot;Error&quot;))))))))" table:style-name="ce15">
            <text:p>Baja</text:p>
          </table:table-cell>
          <table:table-cell table:style-name="ce42"/>
          <table:table-cell office:value-type="string" table:style-name="ce18">
            <text:p>EIF</text:p>
          </table:table-cell>
          <table:table-cell office:value-type="float" office:value="5" table:style-name="ce18">
            <text:p>5</text:p>
          </table:table-cell>
          <table:table-cell office:value-type="float" office:value="7" table:style-name="ce18">
            <text:p>7</text:p>
          </table:table-cell>
          <table:table-cell office:value-type="float" office:value="10" table:style-name="ce18">
            <text:p>10</text:p>
          </table:table-cell>
          <table:table-cell table:style-name="ce43"/>
          <table:table-cell table:number-columns-repeated="3" table:style-name="ce1"/>
          <table:table-cell office:value-type="string" table:style-name="ce22">
            <text:p>Orgánico</text:p>
          </table:table-cell>
          <table:table-cell office:value-type="float" office:value="2.4" table:style-name="ce23">
            <text:p>2,4</text:p>
          </table:table-cell>
          <table:table-cell office:value-type="float" office:value="1.05" table:style-name="ce23">
            <text:p>1,05</text:p>
          </table:table-cell>
          <table:table-cell office:value-type="float" office:value="2.5" table:style-name="ce23">
            <text:p>2,5</text:p>
          </table:table-cell>
          <table:table-cell office:value-type="float" office:value="0.38" table:style-name="ce23">
            <text:p>0,38</text:p>
          </table:table-cell>
          <table:table-cell table:style-name="ce1"/>
          <table:table-cell office:value-type="string" table:number-columns-spanned="1" table:number-rows-spanned="5" table:style-name="ce93">
            <text:p>Orgánico</text:p>
          </table:table-cell>
          <table:table-cell office:value-type="string" table:style-name="ce22">
            <text:p>Total</text:p>
          </table:table-cell>
          <table:table-cell office:value-type="float" office:value="41.797182652393531" table:formula="of:=[.P38]*([.N23]^[.Q38])" table:style-name="ce23">
            <text:p>41,79718265</text:p>
          </table:table-cell>
          <table:table-cell office:value-type="float" office:value="10.327040307313982" table:formula="of:=[.R38]*([.W38]^[.S38])" table:style-name="ce23">
            <text:p>10,32704031</text:p>
          </table:table-cell>
          <table:table-cell office:value-type="float" office:value="4.0473534922480408" table:formula="of:=[.W38]/[.X38]" table:style-name="ce23">
            <text:p>4,047353492</text:p>
          </table:table-cell>
          <table:table-cell office:value-type="float" office:value="363.66087461948985" table:formula="of:=[.M$23]/[.W38]" table:style-name="ce23">
            <text:p>363,6608746</text:p>
          </table:table-cell>
          <table:table-cell table:style-name="ce1"/>
          <table:table-cell office:value-type="string" table:style-name="ce22">
            <text:p>Planificació y requerimientos</text:p>
          </table:table-cell>
          <table:table-cell office:value-type="float" office:value="6" table:style-name="ce23">
            <text:p>6</text:p>
          </table:table-cell>
          <table:table-cell office:value-type="float" office:value="11" table:style-name="ce23">
            <text:p>11</text:p>
          </table:table-cell>
          <table:table-cell table:number-columns-repeated="2" table:style-name="ce1"/>
          <table:table-cell office:value-type="string" table:style-name="ce16">
            <text:p>Atributos del Producto</text:p>
          </table:table-cell>
          <table:table-cell office:value-type="string" table:style-name="ce23">
            <text:p>RELY Confiabilidad requerida del software</text:p>
          </table:table-cell>
          <table:table-cell table:style-name="ce58"/>
          <table:table-cell office:value-type="string" table:content-validation-name="val1" table:style-name="ce59">
            <text:p>Muy_Alto</text:p>
          </table:table-cell>
          <table:table-cell office:value-type="float" office:value="1.4" table:formula="of:=HLOOKUP([.AJ38];[.AO$37:.AU$52];ROW([.AH38])-36;0)" table:style-name="ce59">
            <text:p>1,4</text:p>
          </table:table-cell>
          <table:table-cell table:number-columns-repeated="3" table:style-name="ce1"/>
          <table:table-cell office:value-type="string" table:style-name="ce23">
            <text:p>RELY Confiabilidad requerida del software</text:p>
          </table:table-cell>
          <table:table-cell office:value-type="float" office:value="0.75" table:style-name="ce60">
            <text:p>0,75</text:p>
          </table:table-cell>
          <table:table-cell office:value-type="float" office:value="0.88" table:style-name="ce61">
            <text:p>0,88</text:p>
          </table:table-cell>
          <table:table-cell office:value-type="float" office:value="1" table:style-name="ce61">
            <text:p>1</text:p>
          </table:table-cell>
          <table:table-cell office:value-type="float" office:value="1.1499999999999999" table:style-name="ce61">
            <text:p>1,15</text:p>
          </table:table-cell>
          <table:table-cell office:value-type="float" office:value="1.4" table:style-name="ce61">
            <text:p>1,4</text:p>
          </table:table-cell>
          <table:table-cell table:style-name="ce62"/>
          <table:table-cell table:number-columns-repeated="16337"/>
        </table:table-row>
        <table:table-row table:style-name="ro2">
          <table:table-cell/>
          <table:table-cell table:style-name="ce37"/>
          <table:table-cell table:number-columns-repeated="2" table:style-name="ce38"/>
          <table:table-cell office:value-type="string" office:string-value="" table:formula="of:=IF(ISBLANK([.B39]);&quot;&quot;;(IF([.C39]&lt;=[.G29];IF([.D39]&lt;=[.H28];[.H29];IF([.D39] &lt;=[.I28];[.I29];IF([.D39]&gt;=[.J28];[.J29];&quot;Error&quot;)));IF([.C39]&lt;=[.G30];IF([.D39]&lt;=[.H28];[.H30];IF([.D39]&lt;=[.I28];[.I30];IF([.D39]&gt;=[.J28];[.J30];&quot;Error&quot;)));IF([.C39]&gt;=[.G31];IF([.D39]&lt;=[.H28];[.H31];IF([.D39]&lt;=[.I28];[.I31];IF([.D39]&gt;=[.J28];[.J31];&quot;Error&quot;))))))))" table:style-name="ce15"/>
          <table:table-cell table:style-name="ce63"/>
          <table:table-cell office:value-type="string" table:style-name="ce48">
            <text:p>Cantidad</text:p>
          </table:table-cell>
          <table:table-cell office:value-type="float" office:value="2" table:formula="of:=DCOUNTA([.B35:.E45];[.E35];[.H34:.H35])" table:style-name="ce48">
            <text:p>2</text:p>
          </table:table-cell>
          <table:table-cell office:value-type="float" office:value="1" table:formula="of:=DCOUNTA([.B35:.E45];[.E35];[.I34:.I35])" table:style-name="ce48">
            <text:p>1</text:p>
          </table:table-cell>
          <table:table-cell office:value-type="float" office:value="0" table:formula="of:=DCOUNTA([.B35:.E45];[.E35];[.J34:.J35])" table:style-name="ce48">
            <text:p>0</text:p>
          </table:table-cell>
          <table:table-cell office:value-type="float" office:value="17" table:formula="of:=[.H38]*[.H39]+[.I38]*[.I39]+[.J38]*[.J39]" table:style-name="ce64">
            <text:p>17</text:p>
          </table:table-cell>
          <table:table-cell table:number-columns-repeated="3" table:style-name="ce1"/>
          <table:table-cell office:value-type="string" table:style-name="ce22">
            <text:p>Semi-acoplado</text:p>
          </table:table-cell>
          <table:table-cell office:value-type="float" office:value="3" table:style-name="ce23">
            <text:p>3</text:p>
          </table:table-cell>
          <table:table-cell office:value-type="float" office:value="1.1200000000000001" table:style-name="ce23">
            <text:p>1,12</text:p>
          </table:table-cell>
          <table:table-cell office:value-type="float" office:value="2.5" table:style-name="ce23">
            <text:p>2,5</text:p>
          </table:table-cell>
          <table:table-cell office:value-type="float" office:value="0.35" table:style-name="ce23">
            <text:p>0,35</text:p>
          </table:table-cell>
          <table:table-cell table:style-name="ce1"/>
          <table:covered-table-cell/>
          <table:table-cell office:value-type="string" table:style-name="ce22">
            <text:p>Planificació y requerimientos</text:p>
          </table:table-cell>
          <table:table-cell office:value-type="float" office:value="2.5078309591436119" table:formula="of:=[.W$38]*[.AC38]*0.01" table:style-name="ce65">
            <text:p>2,507830959</text:p>
          </table:table-cell>
          <table:table-cell office:value-type="float" office:value="1.1359744338045381" table:formula="of:=[.X$38]*[.AD38]*0.01" table:style-name="ce65">
            <text:p>1,135974434</text:p>
          </table:table-cell>
          <table:table-cell office:value-type="float" office:value="2.2076473594080226" table:formula="of:=[.W39]/[.X39]" table:style-name="ce23">
            <text:p>2,207647359</text:p>
          </table:table-cell>
          <table:table-cell office:value-type="float" office:value="6061.0145769914971" table:formula="of:=[.M$23]/[.W39]" table:style-name="ce23">
            <text:p>6061,014577</text:p>
          </table:table-cell>
          <table:table-cell table:style-name="ce1"/>
          <table:table-cell office:value-type="string" table:style-name="ce22">
            <text:p>Diseño del producto</text:p>
          </table:table-cell>
          <table:table-cell office:value-type="float" office:value="16" table:style-name="ce23">
            <text:p>16</text:p>
          </table:table-cell>
          <table:table-cell office:value-type="float" office:value="19" table:style-name="ce23">
            <text:p>19</text:p>
          </table:table-cell>
          <table:table-cell table:number-columns-repeated="3" table:style-name="ce1"/>
          <table:table-cell office:value-type="string" table:style-name="ce23">
            <text:p>DATA Tamaño de la Base de Datos</text:p>
          </table:table-cell>
          <table:table-cell table:style-name="ce46"/>
          <table:table-cell office:value-type="string" table:content-validation-name="val1" table:style-name="ce59">
            <text:p>Muy_Alto</text:p>
          </table:table-cell>
          <table:table-cell office:value-type="float" office:value="1.1599999999999999" table:formula="of:=HLOOKUP([.AJ39];[.AO$37:.AU$52];ROW([.AH39])-36;0)" table:style-name="ce59">
            <text:p>1,16</text:p>
          </table:table-cell>
          <table:table-cell table:number-columns-repeated="3" table:style-name="ce1"/>
          <table:table-cell office:value-type="string" table:style-name="ce23">
            <text:p>DATA Tamaño de la Base de Datos</text:p>
          </table:table-cell>
          <table:table-cell table:style-name="ce60"/>
          <table:table-cell office:value-type="float" office:value="0.94" table:style-name="ce61">
            <text:p>0,94</text:p>
          </table:table-cell>
          <table:table-cell office:value-type="float" office:value="1" table:style-name="ce61">
            <text:p>1</text:p>
          </table:table-cell>
          <table:table-cell office:value-type="float" office:value="1.08" table:style-name="ce61">
            <text:p>1,08</text:p>
          </table:table-cell>
          <table:table-cell office:value-type="float" office:value="1.1599999999999999" table:style-name="ce61">
            <text:p>1,16</text:p>
          </table:table-cell>
          <table:table-cell table:style-name="ce62"/>
          <table:table-cell table:number-columns-repeated="16337"/>
        </table:table-row>
        <table:table-row table:style-name="ro2">
          <table:table-cell/>
          <table:table-cell table:style-name="ce37"/>
          <table:table-cell table:number-columns-repeated="2" table:style-name="ce38"/>
          <table:table-cell office:value-type="string" office:string-value="" table:formula="of:=IF(ISBLANK([.B40]);&quot;&quot;;(IF([.C40]&lt;=[.G29];IF([.D40]&lt;=[.H28];[.H29];IF([.D40] &lt;=[.I28];[.I29];IF([.D40]&gt;=[.J28];[.J29];&quot;Error&quot;)));IF([.C40]&lt;=[.G30];IF([.D40]&lt;=[.H28];[.H30];IF([.D40]&lt;=[.I28];[.I30];IF([.D40]&gt;=[.J28];[.J30];&quot;Error&quot;)));IF([.C40]&gt;=[.G31];IF([.D40]&lt;=[.H28];[.H31];IF([.D40]&lt;=[.I28];[.I31];IF([.D40]&gt;=[.J28];[.J31];&quot;Error&quot;))))))))" table:style-name="ce15"/>
          <table:table-cell table:number-columns-repeated="2" table:style-name="ce31"/>
          <table:table-cell table:number-columns-repeated="7" table:style-name="ce1"/>
          <table:table-cell office:value-type="string" table:style-name="ce22">
            <text:p>Empotrado</text:p>
          </table:table-cell>
          <table:table-cell office:value-type="float" office:value="3.6" table:style-name="ce23">
            <text:p>3,6</text:p>
          </table:table-cell>
          <table:table-cell office:value-type="float" office:value="1.2" table:style-name="ce23">
            <text:p>1,2</text:p>
          </table:table-cell>
          <table:table-cell office:value-type="float" office:value="2.5" table:style-name="ce23">
            <text:p>2,5</text:p>
          </table:table-cell>
          <table:table-cell office:value-type="float" office:value="0.32" table:style-name="ce23">
            <text:p>0,32</text:p>
          </table:table-cell>
          <table:table-cell table:style-name="ce1"/>
          <table:covered-table-cell/>
          <table:table-cell office:value-type="string" table:style-name="ce22">
            <text:p>Diseño del producto</text:p>
          </table:table-cell>
          <table:table-cell office:value-type="float" office:value="6.6875492243829653" table:formula="of:=[.W$38]*[.AC39]*0.01" table:style-name="ce65">
            <text:p>6,687549224</text:p>
          </table:table-cell>
          <table:table-cell office:value-type="float" office:value="1.9621376583896566" table:formula="of:=[.X$38]*[.AD39]*0.01" table:style-name="ce65">
            <text:p>1,962137658</text:p>
          </table:table-cell>
          <table:table-cell office:value-type="float" office:value="3.4082976776825613" table:formula="of:=[.W40]/[.X40]" table:style-name="ce23">
            <text:p>3,408297678</text:p>
          </table:table-cell>
          <table:table-cell office:value-type="float" office:value="2272.8804663718115" table:formula="of:=[.M$23]/[.W40]" table:style-name="ce23">
            <text:p>2272,880466</text:p>
          </table:table-cell>
          <table:table-cell table:style-name="ce1"/>
          <table:table-cell office:value-type="string" table:style-name="ce22">
            <text:p>Programación</text:p>
          </table:table-cell>
          <table:table-cell office:value-type="float" office:value="65" table:style-name="ce23">
            <text:p>65</text:p>
          </table:table-cell>
          <table:table-cell office:value-type="float" office:value="59" table:style-name="ce23">
            <text:p>59</text:p>
          </table:table-cell>
          <table:table-cell table:number-columns-repeated="3" table:style-name="ce1"/>
          <table:table-cell office:value-type="string" table:style-name="ce23">
            <text:p>CPLX Complejidad del Producto</text:p>
          </table:table-cell>
          <table:table-cell table:style-name="ce46"/>
          <table:table-cell office:value-type="string" table:content-validation-name="val1" table:style-name="ce59">
            <text:p>Extra_Alto</text:p>
          </table:table-cell>
          <table:table-cell office:value-type="float" office:value="1.65" table:formula="of:=HLOOKUP([.AJ40];[.AO$37:.AU$52];ROW([.AH40])-36;0)" table:style-name="ce59">
            <text:p>1,65</text:p>
          </table:table-cell>
          <table:table-cell table:number-columns-repeated="3" table:style-name="ce1"/>
          <table:table-cell office:value-type="string" table:style-name="ce23">
            <text:p>CPLX Complejidad del Producto</text:p>
          </table:table-cell>
          <table:table-cell office:value-type="float" office:value="0.7" table:style-name="ce60">
            <text:p>0,7</text:p>
          </table:table-cell>
          <table:table-cell office:value-type="float" office:value="0.85" table:style-name="ce61">
            <text:p>0,85</text:p>
          </table:table-cell>
          <table:table-cell office:value-type="float" office:value="1" table:style-name="ce61">
            <text:p>1</text:p>
          </table:table-cell>
          <table:table-cell office:value-type="float" office:value="1.1499999999999999" table:style-name="ce61">
            <text:p>1,15</text:p>
          </table:table-cell>
          <table:table-cell office:value-type="float" office:value="1.3" table:style-name="ce61">
            <text:p>1,3</text:p>
          </table:table-cell>
          <table:table-cell office:value-type="float" office:value="1.65" table:style-name="ce62">
            <text:p>1,65</text:p>
          </table:table-cell>
          <table:table-cell table:number-columns-repeated="16337"/>
        </table:table-row>
        <table:table-row table:style-name="ro2">
          <table:table-cell/>
          <table:table-cell table:style-name="ce37"/>
          <table:table-cell table:number-columns-repeated="2" table:style-name="ce38"/>
          <table:table-cell office:value-type="string" office:string-value="" table:formula="of:=IF(ISBLANK([.B41]);&quot;&quot;;(IF([.C41]&lt;=[.G29];IF([.D41]&lt;=[.H28];[.H29];IF([.D41] &lt;=[.I28];[.I29];IF([.D41]&gt;=[.J28];[.J29];&quot;Error&quot;)));IF([.C41]&lt;=[.G30];IF([.D41]&lt;=[.H28];[.H30];IF([.D41]&lt;=[.I28];[.I30];IF([.D41]&gt;=[.J28];[.J30];&quot;Error&quot;)));IF([.C41]&gt;=[.G31];IF([.D41]&lt;=[.H28];[.H31];IF([.D41]&lt;=[.I28];[.I31];IF([.D41]&gt;=[.J28];[.J31];&quot;Error&quot;))))))))" table:style-name="ce15"/>
          <table:table-cell table:number-columns-repeated="2" table:style-name="ce31"/>
          <table:table-cell table:number-columns-repeated="13" table:style-name="ce1"/>
          <table:covered-table-cell/>
          <table:table-cell office:value-type="string" table:style-name="ce22">
            <text:p>Programación</text:p>
          </table:table-cell>
          <table:table-cell office:value-type="float" office:value="27.168168724055796" table:formula="of:=[.W$38]*[.AC40]*0.01" table:style-name="ce65">
            <text:p>27,16816872</text:p>
          </table:table-cell>
          <table:table-cell office:value-type="float" office:value="6.0929537813152503" table:formula="of:=[.X$38]*[.AD40]*0.01" table:style-name="ce65">
            <text:p>6,092953781</text:p>
          </table:table-cell>
          <table:table-cell office:value-type="float" office:value="4.4589487626461466" table:formula="of:=[.W41]/[.X41]" table:style-name="ce23">
            <text:p>4,458948763</text:p>
          </table:table-cell>
          <table:table-cell office:value-type="float" office:value="559.47826864536898" table:formula="of:=[.M$23]/[.W41]" table:style-name="ce23">
            <text:p>559,4782686</text:p>
          </table:table-cell>
          <table:table-cell table:style-name="ce1"/>
          <table:table-cell office:value-type="string" table:style-name="ce22">
            <text:p>Integración y prueba</text:p>
          </table:table-cell>
          <table:table-cell office:value-type="float" office:value="19" table:style-name="ce23">
            <text:p>19</text:p>
          </table:table-cell>
          <table:table-cell office:value-type="float" office:value="22" table:style-name="ce23">
            <text:p>22</text:p>
          </table:table-cell>
          <table:table-cell table:number-columns-repeated="2" table:style-name="ce1"/>
          <table:table-cell office:value-type="string" table:style-name="ce16">
            <text:p>Atributos del Ordenador</text:p>
          </table:table-cell>
          <table:table-cell office:value-type="string" table:style-name="ce23">
            <text:p>TIME Restricciones del tiempo de ejecución</text:p>
          </table:table-cell>
          <table:table-cell table:style-name="ce46"/>
          <table:table-cell office:value-type="string" table:content-validation-name="val1" table:style-name="ce59">
            <text:p>Alto</text:p>
          </table:table-cell>
          <table:table-cell office:value-type="float" office:value="1.1100000000000001" table:formula="of:=HLOOKUP([.AJ41];[.AO$37:.AU$52];ROW([.AH41])-36;0)" table:style-name="ce59">
            <text:p>1,11</text:p>
          </table:table-cell>
          <table:table-cell table:number-columns-repeated="3" table:style-name="ce1"/>
          <table:table-cell office:value-type="string" table:style-name="ce23">
            <text:p>TIME Restricciones del tiempo de ejecución</text:p>
          </table:table-cell>
          <table:table-cell table:style-name="ce60"/>
          <table:table-cell table:style-name="ce61"/>
          <table:table-cell office:value-type="float" office:value="1" table:style-name="ce61">
            <text:p>1</text:p>
          </table:table-cell>
          <table:table-cell office:value-type="float" office:value="1.1100000000000001" table:style-name="ce61">
            <text:p>1,11</text:p>
          </table:table-cell>
          <table:table-cell office:value-type="float" office:value="1.3" table:style-name="ce61">
            <text:p>1,3</text:p>
          </table:table-cell>
          <table:table-cell office:value-type="float" office:value="1.66" table:style-name="ce62">
            <text:p>1,66</text:p>
          </table:table-cell>
          <table:table-cell table:number-columns-repeated="16337"/>
        </table:table-row>
        <table:table-row table:style-name="ro2">
          <table:table-cell/>
          <table:table-cell table:style-name="ce37"/>
          <table:table-cell table:number-columns-repeated="2" table:style-name="ce38"/>
          <table:table-cell office:value-type="string" office:string-value="" table:formula="of:=IF(ISBLANK([.B42]);&quot;&quot;;(IF([.C42]&lt;=[.G29];IF([.D42]&lt;=[.H28];[.H29];IF([.D42] &lt;=[.I28];[.I29];IF([.D42]&gt;=[.J28];[.J29];&quot;Error&quot;)));IF([.C42]&lt;=[.G30];IF([.D42]&lt;=[.H28];[.H30];IF([.D42]&lt;=[.I28];[.I30];IF([.D42]&gt;=[.J28];[.J30];&quot;Error&quot;)));IF([.C42]&gt;=[.G31];IF([.D42]&lt;=[.H28];[.H31];IF([.D42]&lt;=[.I28];[.I31];IF([.D42]&gt;=[.J28];[.J31];&quot;Error&quot;))))))))" table:style-name="ce15"/>
          <table:table-cell table:number-columns-repeated="2" table:style-name="ce31"/>
          <table:table-cell table:number-columns-repeated="13" table:style-name="ce1"/>
          <table:covered-table-cell/>
          <table:table-cell office:value-type="string" table:style-name="ce22">
            <text:p>Integración y prueba</text:p>
          </table:table-cell>
          <table:table-cell office:value-type="float" office:value="7.9414647039547708" table:formula="of:=[.W$38]*[.AC41]*0.01" table:style-name="ce65">
            <text:p>7,941464704</text:p>
          </table:table-cell>
          <table:table-cell office:value-type="float" office:value="2.2719488676090762" table:formula="of:=[.X$38]*[.AD41]*0.01" table:style-name="ce65">
            <text:p>2,271948868</text:p>
          </table:table-cell>
          <table:table-cell office:value-type="float" office:value="3.4954416523960354" table:formula="of:=[.W42]/[.X42]" table:style-name="ce23">
            <text:p>3,495441652</text:p>
          </table:table-cell>
          <table:table-cell office:value-type="float" office:value="1914.004603260473" table:formula="of:=[.M$23]/[.W42]" table:style-name="ce23">
            <text:p>1914,004603</text:p>
          </table:table-cell>
          <table:table-cell table:number-columns-repeated="7" table:style-name="ce1"/>
          <table:table-cell office:value-type="string" table:style-name="ce23">
            <text:p>STOR Restric. En almacenamiento principal</text:p>
          </table:table-cell>
          <table:table-cell table:style-name="ce46"/>
          <table:table-cell office:value-type="string" table:content-validation-name="val1" table:style-name="ce59">
            <text:p>Alto</text:p>
          </table:table-cell>
          <table:table-cell office:value-type="float" office:value="1.06" table:formula="of:=HLOOKUP([.AJ42];[.AO$37:.AU$52];ROW([.AH42])-36;0)" table:style-name="ce59">
            <text:p>1,06</text:p>
          </table:table-cell>
          <table:table-cell table:number-columns-repeated="3" table:style-name="ce1"/>
          <table:table-cell office:value-type="string" table:style-name="ce23">
            <text:p>STOR Restric. En almacenamiento principal</text:p>
          </table:table-cell>
          <table:table-cell table:style-name="ce60"/>
          <table:table-cell table:style-name="ce61"/>
          <table:table-cell office:value-type="float" office:value="1" table:style-name="ce61">
            <text:p>1</text:p>
          </table:table-cell>
          <table:table-cell office:value-type="float" office:value="1.06" table:style-name="ce61">
            <text:p>1,06</text:p>
          </table:table-cell>
          <table:table-cell office:value-type="float" office:value="1.21" table:style-name="ce61">
            <text:p>1,21</text:p>
          </table:table-cell>
          <table:table-cell office:value-type="float" office:value="1.56" table:style-name="ce62">
            <text:p>1,56</text:p>
          </table:table-cell>
          <table:table-cell table:number-columns-repeated="16337"/>
        </table:table-row>
        <table:table-row table:style-name="ro1">
          <table:table-cell/>
          <table:table-cell table:style-name="ce37"/>
          <table:table-cell table:number-columns-repeated="2" table:style-name="ce38"/>
          <table:table-cell office:value-type="string" office:string-value="" table:formula="of:=IF(ISBLANK([.B43]);&quot;&quot;;(IF([.C43]&lt;=[.G29];IF([.D43]&lt;=[.H28];[.H29];IF([.D43] &lt;=[.I28];[.I29];IF([.D43]&gt;=[.J28];[.J29];&quot;Error&quot;)));IF([.C43]&lt;=[.G30];IF([.D43]&lt;=[.H28];[.H30];IF([.D43]&lt;=[.I28];[.I30];IF([.D43]&gt;=[.J28];[.J30];&quot;Error&quot;)));IF([.C43]&gt;=[.G31];IF([.D43]&lt;=[.H28];[.H31];IF([.D43]&lt;=[.I28];[.I31];IF([.D43]&gt;=[.J28];[.J31];&quot;Error&quot;))))))))" table:style-name="ce15"/>
          <table:table-cell table:number-columns-repeated="2" table:style-name="ce31"/>
          <table:table-cell table:number-columns-repeated="13" table:style-name="ce1"/>
          <table:table-cell office:value-type="string" table:number-columns-spanned="1" table:number-rows-spanned="5" table:style-name="ce93">
            <text:p>Semi-acoplado</text:p>
          </table:table-cell>
          <table:table-cell office:value-type="string" table:style-name="ce22">
            <text:p>Total</text:p>
          </table:table-cell>
          <table:table-cell office:value-type="float" office:value="63.210041173642125" table:formula="of:=[.P39]*[.N23]^[.Q39]" table:style-name="ce23">
            <text:p>63,21004117</text:p>
          </table:table-cell>
          <table:table-cell office:value-type="float" office:value="10.671246065336788" table:formula="of:=[.R39]*[.W43]^[.S39]" table:style-name="ce23">
            <text:p>10,67124607</text:p>
          </table:table-cell>
          <table:table-cell office:value-type="float" office:value="5.9233983347986072" table:formula="of:=[.W43]/[.X43]" table:style-name="ce23">
            <text:p>5,923398335</text:p>
          </table:table-cell>
          <table:table-cell office:value-type="float" office:value="240.4681236995971" table:formula="of:=[.M$23]/[.W43]" table:style-name="ce23">
            <text:p>240,4681237</text:p>
          </table:table-cell>
          <table:table-cell table:style-name="ce1"/>
          <table:table-cell office:value-type="string" table:style-name="ce22">
            <text:p>Semia-acoplado</text:p>
          </table:table-cell>
          <table:table-cell office:value-type="string" table:style-name="ce22">
            <text:p>Esfuerzo</text:p>
          </table:table-cell>
          <table:table-cell office:value-type="string" table:style-name="ce22">
            <text:p>Duracion</text:p>
          </table:table-cell>
          <table:table-cell table:number-columns-repeated="3" table:style-name="ce1"/>
          <table:table-cell office:value-type="string" table:style-name="ce23">
            <text:p>VIRT Volatilidad de la máquina virtual</text:p>
          </table:table-cell>
          <table:table-cell table:style-name="ce46"/>
          <table:table-cell office:value-type="string" table:content-validation-name="val1" table:style-name="ce59">
            <text:p>Normal</text:p>
          </table:table-cell>
          <table:table-cell office:value-type="float" office:value="1" table:formula="of:=HLOOKUP([.AJ43];[.AO$37:.AU$52];ROW([.AH43])-36;0)" table:style-name="ce59">
            <text:p>1</text:p>
          </table:table-cell>
          <table:table-cell table:number-columns-repeated="3" table:style-name="ce1"/>
          <table:table-cell office:value-type="string" table:style-name="ce23">
            <text:p>VIRT Volatilidad de la máquina virtual</text:p>
          </table:table-cell>
          <table:table-cell table:style-name="ce60"/>
          <table:table-cell office:value-type="float" office:value="0.87" table:style-name="ce61">
            <text:p>0,87</text:p>
          </table:table-cell>
          <table:table-cell office:value-type="float" office:value="1" table:style-name="ce61">
            <text:p>1</text:p>
          </table:table-cell>
          <table:table-cell office:value-type="float" office:value="1.1499999999999999" table:style-name="ce61">
            <text:p>1,15</text:p>
          </table:table-cell>
          <table:table-cell office:value-type="float" office:value="1.3" table:style-name="ce61">
            <text:p>1,3</text:p>
          </table:table-cell>
          <table:table-cell table:style-name="ce62"/>
          <table:table-cell table:number-columns-repeated="16337"/>
        </table:table-row>
        <table:table-row table:style-name="ro1">
          <table:table-cell/>
          <table:table-cell table:style-name="ce37"/>
          <table:table-cell table:number-columns-repeated="2" table:style-name="ce38"/>
          <table:table-cell office:value-type="string" office:string-value="" table:formula="of:=IF(ISBLANK([.B44]);&quot;&quot;;(IF([.C44]&lt;=[.G29];IF([.D44]&lt;=[.H28];[.H29];IF([.D44] &lt;=[.I28];[.I29];IF([.D44]&gt;=[.J28];[.J29];&quot;Error&quot;)));IF([.C44]&lt;=[.G30];IF([.D44]&lt;=[.H28];[.H30];IF([.D44]&lt;=[.I28];[.I30];IF([.D44]&gt;=[.J28];[.J30];&quot;Error&quot;)));IF([.C44]&gt;=[.G31];IF([.D44]&lt;=[.H28];[.H31];IF([.D44]&lt;=[.I28];[.I31];IF([.D44]&gt;=[.J28];[.J31];&quot;Error&quot;))))))))" table:style-name="ce15"/>
          <table:table-cell table:style-name="ce31"/>
          <table:table-cell table:number-columns-repeated="14" table:style-name="ce1"/>
          <table:covered-table-cell/>
          <table:table-cell office:value-type="string" table:style-name="ce22">
            <text:p>Planificació y requerimientos</text:p>
          </table:table-cell>
          <table:table-cell office:value-type="float" office:value="4.424702882154949" table:formula="of:=[.W$43]*[.AC44]*0.01" table:style-name="ce23">
            <text:p>4,424702882</text:p>
          </table:table-cell>
          <table:table-cell office:value-type="float" office:value="1.920824291760622" table:formula="of:=[.X$43]*[.AD44]*0.01" table:style-name="ce23">
            <text:p>1,920824292</text:p>
          </table:table-cell>
          <table:table-cell office:value-type="float" office:value="2.3035437968661254" table:formula="of:=[.W44]/[.X44]" table:style-name="ce23">
            <text:p>2,303543797</text:p>
          </table:table-cell>
          <table:table-cell office:value-type="float" office:value="3435.2589099942438" table:formula="of:=[.M$23]/[.W44]" table:style-name="ce23">
            <text:p>3435,25891</text:p>
          </table:table-cell>
          <table:table-cell table:style-name="ce1"/>
          <table:table-cell office:value-type="string" table:style-name="ce22">
            <text:p>Planificació y requerimientos</text:p>
          </table:table-cell>
          <table:table-cell office:value-type="float" office:value="7" table:style-name="ce23">
            <text:p>7</text:p>
          </table:table-cell>
          <table:table-cell office:value-type="float" office:value="18" table:style-name="ce23">
            <text:p>18</text:p>
          </table:table-cell>
          <table:table-cell table:number-columns-repeated="3" table:style-name="ce1"/>
          <table:table-cell office:value-type="string" table:style-name="ce23">
            <text:p>TURN Tiempo de respuesta del ordenador</text:p>
          </table:table-cell>
          <table:table-cell table:style-name="ce46"/>
          <table:table-cell office:value-type="string" table:content-validation-name="val1" table:style-name="ce59">
            <text:p>Normal</text:p>
          </table:table-cell>
          <table:table-cell office:value-type="float" office:value="1" table:formula="of:=HLOOKUP([.AJ44];[.AO$37:.AU$52];ROW([.AH44])-36;0)" table:style-name="ce59">
            <text:p>1</text:p>
          </table:table-cell>
          <table:table-cell table:number-columns-repeated="3" table:style-name="ce1"/>
          <table:table-cell office:value-type="string" table:style-name="ce23">
            <text:p>TURN Tiempo de respuesta del ordenador</text:p>
          </table:table-cell>
          <table:table-cell table:style-name="ce60"/>
          <table:table-cell office:value-type="float" office:value="0.87" table:style-name="ce61">
            <text:p>0,87</text:p>
          </table:table-cell>
          <table:table-cell office:value-type="float" office:value="1" table:style-name="ce61">
            <text:p>1</text:p>
          </table:table-cell>
          <table:table-cell office:value-type="float" office:value="1.07" table:style-name="ce61">
            <text:p>1,07</text:p>
          </table:table-cell>
          <table:table-cell office:value-type="float" office:value="1.1499999999999999" table:style-name="ce61">
            <text:p>1,15</text:p>
          </table:table-cell>
          <table:table-cell table:style-name="ce62"/>
          <table:table-cell table:number-columns-repeated="16337"/>
        </table:table-row>
        <table:table-row table:style-name="ro2">
          <table:table-cell/>
          <table:table-cell table:style-name="ce47"/>
          <table:table-cell table:number-columns-repeated="2" table:style-name="ce48"/>
          <table:table-cell office:value-type="string" office:string-value="" table:formula="of:=IF(ISBLANK([.B45]);&quot;&quot;;(IF([.C45]&lt;=[.G29];IF([.D45]&lt;=[.H28];[.H29];IF([.D45] &lt;=[.I28];[.I29];IF([.D45]&gt;=[.J28];[.J29];&quot;Error&quot;)));IF([.C45]&lt;=[.G30];IF([.D45]&lt;=[.H28];[.H30];IF([.D45]&lt;=[.I28];[.I30];IF([.D45]&gt;=[.J28];[.J30];&quot;Error&quot;)));IF([.C45]&gt;=[.G31];IF([.D45]&lt;=[.H28];[.H31];IF([.D45]&lt;=[.I28];[.I31];IF([.D45]&gt;=[.J28];[.J31];&quot;Error&quot;))))))))" table:style-name="ce49"/>
          <table:table-cell table:style-name="ce31"/>
          <table:table-cell table:number-columns-repeated="14" table:style-name="ce1"/>
          <table:covered-table-cell/>
          <table:table-cell office:value-type="string" table:style-name="ce22">
            <text:p>Diseño del producto</text:p>
          </table:table-cell>
          <table:table-cell office:value-type="float" office:value="10.745706999519161" table:formula="of:=[.W$43]*[.AC45]*0.01" table:style-name="ce23">
            <text:p>10,745707</text:p>
          </table:table-cell>
          <table:table-cell office:value-type="float" office:value="2.6678115163341971" table:formula="of:=[.X$43]*[.AD45]*0.01" table:style-name="ce23">
            <text:p>2,667811516</text:p>
          </table:table-cell>
          <table:table-cell office:value-type="float" office:value="4.0279108676630528" table:formula="of:=[.W45]/[.X45]" table:style-name="ce23">
            <text:p>4,027910868</text:p>
          </table:table-cell>
          <table:table-cell office:value-type="float" office:value="1414.5183747035123" table:formula="of:=[.M$23]/[.W45]" table:style-name="ce23">
            <text:p>1414,518375</text:p>
          </table:table-cell>
          <table:table-cell table:style-name="ce1"/>
          <table:table-cell office:value-type="string" table:style-name="ce22">
            <text:p>Diseño del producto</text:p>
          </table:table-cell>
          <table:table-cell office:value-type="float" office:value="17" table:style-name="ce23">
            <text:p>17</text:p>
          </table:table-cell>
          <table:table-cell office:value-type="float" office:value="25" table:style-name="ce23">
            <text:p>25</text:p>
          </table:table-cell>
          <table:table-cell table:number-columns-repeated="2" table:style-name="ce1"/>
          <table:table-cell office:value-type="string" table:style-name="ce16">
            <text:p>Atributos del Personal</text:p>
          </table:table-cell>
          <table:table-cell office:value-type="string" table:style-name="ce23">
            <text:p>ACAP Capacidad de los analistas</text:p>
          </table:table-cell>
          <table:table-cell table:style-name="ce46"/>
          <table:table-cell office:value-type="string" table:content-validation-name="val1" table:style-name="ce59">
            <text:p>Normal</text:p>
          </table:table-cell>
          <table:table-cell office:value-type="float" office:value="1" table:formula="of:=HLOOKUP([.AJ45];[.AO$37:.AU$52];ROW([.AH45])-36;0)" table:style-name="ce59">
            <text:p>1</text:p>
          </table:table-cell>
          <table:table-cell table:number-columns-repeated="3" table:style-name="ce1"/>
          <table:table-cell office:value-type="string" table:style-name="ce23">
            <text:p>ACAP Capacidad de los analistas</text:p>
          </table:table-cell>
          <table:table-cell office:value-type="float" office:value="1.46" table:style-name="ce60">
            <text:p>1,46</text:p>
          </table:table-cell>
          <table:table-cell office:value-type="float" office:value="1.19" table:style-name="ce61">
            <text:p>1,19</text:p>
          </table:table-cell>
          <table:table-cell office:value-type="float" office:value="1" table:style-name="ce61">
            <text:p>1</text:p>
          </table:table-cell>
          <table:table-cell office:value-type="float" office:value="0.86" table:style-name="ce61">
            <text:p>0,86</text:p>
          </table:table-cell>
          <table:table-cell office:value-type="float" office:value="0.71" table:style-name="ce61">
            <text:p>0,71</text:p>
          </table:table-cell>
          <table:table-cell table:style-name="ce62"/>
          <table:table-cell table:number-columns-repeated="16337"/>
        </table:table-row>
        <table:table-row table:style-name="ro2">
          <table:table-cell/>
          <table:table-cell table:number-columns-repeated="5" table:style-name="ce31"/>
          <table:table-cell table:style-name="ce1"/>
          <table:table-cell office:value-type="string" table:style-name="ce4">
            <text:p>1 a 5 DET</text:p>
          </table:table-cell>
          <table:table-cell office:value-type="string" table:style-name="ce4">
            <text:p>6 a 19 DET</text:p>
          </table:table-cell>
          <table:table-cell office:value-type="string" table:style-name="ce5">
            <text:p>&gt;=20 DET</text:p>
          </table:table-cell>
          <table:table-cell table:number-columns-repeated="10" table:style-name="ce1"/>
          <table:covered-table-cell/>
          <table:table-cell office:value-type="string" table:style-name="ce22">
            <text:p>Programación</text:p>
          </table:table-cell>
          <table:table-cell office:value-type="float" office:value="38.558125115921698" table:formula="of:=[.W$43]*[.AC46]*0.01" table:style-name="ce23">
            <text:p>38,55812512</text:p>
          </table:table-cell>
          <table:table-cell office:value-type="float" office:value="5.5490479539751298" table:formula="of:=[.X$43]*[.AD46]*0.01" table:style-name="ce23">
            <text:p>5,549047954</text:p>
          </table:table-cell>
          <table:table-cell office:value-type="float" office:value="6.948601892744521" table:formula="of:=[.W46]/[.X46]" table:style-name="ce23">
            <text:p>6,948601893</text:p>
          </table:table-cell>
          <table:table-cell office:value-type="float" office:value="394.21003885179852" table:formula="of:=[.M$23]/[.W46]" table:style-name="ce23">
            <text:p>394,2100389</text:p>
          </table:table-cell>
          <table:table-cell table:style-name="ce1"/>
          <table:table-cell office:value-type="string" table:style-name="ce22">
            <text:p>Programación</text:p>
          </table:table-cell>
          <table:table-cell office:value-type="float" office:value="61" table:style-name="ce23">
            <text:p>61</text:p>
          </table:table-cell>
          <table:table-cell office:value-type="float" office:value="52" table:style-name="ce23">
            <text:p>52</text:p>
          </table:table-cell>
          <table:table-cell table:number-columns-repeated="3" table:style-name="ce1"/>
          <table:table-cell office:value-type="string" table:style-name="ce23">
            <text:p>AEXP Experiencia en la aplicación</text:p>
          </table:table-cell>
          <table:table-cell table:style-name="ce46"/>
          <table:table-cell office:value-type="string" table:content-validation-name="val1" table:style-name="ce59">
            <text:p>Alto</text:p>
          </table:table-cell>
          <table:table-cell office:value-type="float" office:value="0.91" table:formula="of:=HLOOKUP([.AJ46];[.AO$37:.AU$52];ROW([.AH46])-36;0)" table:style-name="ce59">
            <text:p>0,91</text:p>
          </table:table-cell>
          <table:table-cell table:number-columns-repeated="3" table:style-name="ce1"/>
          <table:table-cell office:value-type="string" table:style-name="ce23">
            <text:p>AEXP Experiencia en la aplicación</text:p>
          </table:table-cell>
          <table:table-cell office:value-type="float" office:value="1.29" table:style-name="ce60">
            <text:p>1,29</text:p>
          </table:table-cell>
          <table:table-cell office:value-type="float" office:value="1.1299999999999999" table:style-name="ce61">
            <text:p>1,13</text:p>
          </table:table-cell>
          <table:table-cell office:value-type="float" office:value="1" table:style-name="ce61">
            <text:p>1</text:p>
          </table:table-cell>
          <table:table-cell office:value-type="float" office:value="0.91" table:style-name="ce61">
            <text:p>0,91</text:p>
          </table:table-cell>
          <table:table-cell office:value-type="float" office:value="0.82" table:style-name="ce61">
            <text:p>0,82</text:p>
          </table:table-cell>
          <table:table-cell table:style-name="ce62"/>
          <table:table-cell table:number-columns-repeated="16337"/>
        </table:table-row>
        <table:table-row table:style-name="ro2">
          <table:table-cell/>
          <table:table-cell office:value-type="string" table:number-columns-spanned="4" table:number-rows-spanned="1" table:style-name="ce95">
            <text:p>EO(Salidas Externas)</text:p>
          </table:table-cell>
          <table:covered-table-cell table:number-columns-repeated="3"/>
          <table:table-cell table:style-name="ce31"/>
          <table:table-cell office:value-type="string" table:style-name="ce3">
            <text:p>Complejidad(FTR)</text:p>
          </table:table-cell>
          <table:table-cell office:value-type="float" office:value="5" table:style-name="ce4">
            <text:p>5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5">
            <text:p>20</text:p>
          </table:table-cell>
          <table:table-cell table:number-columns-repeated="10" table:style-name="ce1"/>
          <table:covered-table-cell/>
          <table:table-cell office:value-type="string" table:style-name="ce22">
            <text:p>Integración y prueba</text:p>
          </table:table-cell>
          <table:table-cell office:value-type="float" office:value="13.906209058201268" table:formula="of:=[.W$43]*[.AC47]*0.01" table:style-name="ce23">
            <text:p>13,90620906</text:p>
          </table:table-cell>
          <table:table-cell office:value-type="float" office:value="2.4543865950274615" table:formula="of:=[.X$43]*[.AD47]*0.01" table:style-name="ce23">
            <text:p>2,454386595</text:p>
          </table:table-cell>
          <table:table-cell office:value-type="float" office:value="5.6658592767638858" table:formula="of:=[.W47]/[.X47]" table:style-name="ce23">
            <text:p>5,665859277</text:p>
          </table:table-cell>
          <table:table-cell office:value-type="float" office:value="1093.0369259072595" table:formula="of:=[.M$23]/[.W47]" table:style-name="ce23">
            <text:p>1093,036926</text:p>
          </table:table-cell>
          <table:table-cell table:style-name="ce1"/>
          <table:table-cell office:value-type="string" table:style-name="ce22">
            <text:p>Integración y prueba</text:p>
          </table:table-cell>
          <table:table-cell office:value-type="float" office:value="22" table:style-name="ce23">
            <text:p>22</text:p>
          </table:table-cell>
          <table:table-cell office:value-type="float" office:value="23" table:style-name="ce23">
            <text:p>23</text:p>
          </table:table-cell>
          <table:table-cell table:number-columns-repeated="3" table:style-name="ce1"/>
          <table:table-cell office:value-type="string" table:style-name="ce23">
            <text:p>PCAP Capacidad de los programadores</text:p>
          </table:table-cell>
          <table:table-cell table:style-name="ce46"/>
          <table:table-cell office:value-type="string" table:content-validation-name="val1" table:style-name="ce59">
            <text:p>Alto</text:p>
          </table:table-cell>
          <table:table-cell office:value-type="float" office:value="0.86" table:formula="of:=HLOOKUP([.AJ47];[.AO$37:.AU$52];ROW([.AH47])-36;0)" table:style-name="ce59">
            <text:p>0,86</text:p>
          </table:table-cell>
          <table:table-cell table:number-columns-repeated="3" table:style-name="ce1"/>
          <table:table-cell office:value-type="string" table:style-name="ce23">
            <text:p>PCAP Capacidad de los programadores</text:p>
          </table:table-cell>
          <table:table-cell office:value-type="float" office:value="1.42" table:style-name="ce60">
            <text:p>1,42</text:p>
          </table:table-cell>
          <table:table-cell office:value-type="float" office:value="1.17" table:style-name="ce61">
            <text:p>1,17</text:p>
          </table:table-cell>
          <table:table-cell office:value-type="float" office:value="1" table:style-name="ce61">
            <text:p>1</text:p>
          </table:table-cell>
          <table:table-cell office:value-type="float" office:value="0.86" table:style-name="ce61">
            <text:p>0,86</text:p>
          </table:table-cell>
          <table:table-cell office:value-type="float" office:value="0.7" table:style-name="ce61">
            <text:p>0,7</text:p>
          </table:table-cell>
          <table:table-cell table:style-name="ce62"/>
          <table:table-cell table:number-columns-repeated="16337"/>
        </table:table-row>
        <table:table-row table:style-name="ro2">
          <table:table-cell/>
          <table:table-cell office:value-type="string" table:style-name="ce34">
            <text:p>Nombre</text:p>
          </table:table-cell>
          <table:table-cell office:value-type="string" table:style-name="ce2">
            <office:annotation draw:style-name="" svg:x="6.91666666666667in" svg:y="8.09375in" svg:width="1.13541666666667in" svg:height="0.385416666666667in">
              <text:p><text:span text:style-name="T2">File Type Reference</text:span></text:p>
            </office:annotation>
            <text:p>Nº de Registros Lógicos(FTR)</text:p>
          </table:table-cell>
          <table:table-cell office:value-type="string" table:style-name="ce2">
            <text:p>Atributos(DET)</text:p>
          </table:table-cell>
          <table:table-cell office:value-type="string" table:style-name="ce35">
            <text:p>Clasificación</text:p>
          </table:table-cell>
          <table:table-cell office:value-type="string" table:style-name="ce66">
            <text:p>0 - 1</text:p>
          </table:table-cell>
          <table:table-cell office:value-type="float" office:value="1" table:style-name="ce66">
            <text:p>1</text:p>
          </table:table-cell>
          <table:table-cell office:value-type="string" table:style-name="ce67">
            <text:p>Baja</text:p>
          </table:table-cell>
          <table:table-cell office:value-type="string" table:style-name="ce67">
            <text:p>Baja</text:p>
          </table:table-cell>
          <table:table-cell office:value-type="string" table:style-name="ce68">
            <text:p>Media</text:p>
          </table:table-cell>
          <table:table-cell table:number-columns-repeated="10" table:style-name="ce1"/>
          <table:table-cell office:value-type="string" table:number-columns-spanned="1" table:number-rows-spanned="5" table:style-name="ce93">
            <text:p>Empotrado</text:p>
          </table:table-cell>
          <table:table-cell office:value-type="string" table:style-name="ce22">
            <text:p>Total</text:p>
          </table:table-cell>
          <table:table-cell office:value-type="float" office:value="94.300676062257978" table:formula="of:=[.P40]*[.N23]^[.Q40]" table:style-name="ce23">
            <text:p>94,30067606</text:p>
          </table:table-cell>
          <table:table-cell office:value-type="float" office:value="10.709883500012683" table:formula="of:=[.R40]*[.W48]^[.S40]" table:style-name="ce23">
            <text:p>10,7098835</text:p>
          </table:table-cell>
          <table:table-cell office:value-type="float" office:value="8.8050141779923479" table:formula="of:=[.W48]/[.X48]" table:style-name="ce23">
            <text:p>8,805014178</text:p>
          </table:table-cell>
          <table:table-cell office:value-type="float" office:value="161.18654324349544" table:formula="of:=[.M$23]/[.W48]" table:style-name="ce23">
            <text:p>161,1865432</text:p>
          </table:table-cell>
          <table:table-cell table:number-columns-repeated="7" table:style-name="ce1"/>
          <table:table-cell office:value-type="string" table:style-name="ce23">
            <text:p>VEXP Experiencia en uso de memoria virtual</text:p>
          </table:table-cell>
          <table:table-cell table:style-name="ce46"/>
          <table:table-cell office:value-type="string" table:content-validation-name="val1" table:style-name="ce59">
            <text:p>Normal</text:p>
          </table:table-cell>
          <table:table-cell office:value-type="float" office:value="1" table:formula="of:=HLOOKUP([.AJ48];[.AO$37:.AU$52];ROW([.AH48])-36;0)" table:style-name="ce59">
            <text:p>1</text:p>
          </table:table-cell>
          <table:table-cell table:number-columns-repeated="3" table:style-name="ce1"/>
          <table:table-cell office:value-type="string" table:style-name="ce23">
            <text:p>VEXP Experiencia en uso de memoria virtual</text:p>
          </table:table-cell>
          <table:table-cell office:value-type="float" office:value="1.21" table:style-name="ce60">
            <text:p>1,21</text:p>
          </table:table-cell>
          <table:table-cell office:value-type="float" office:value="1.1000000000000001" table:style-name="ce61">
            <text:p>1,1</text:p>
          </table:table-cell>
          <table:table-cell office:value-type="float" office:value="1" table:style-name="ce61">
            <text:p>1</text:p>
          </table:table-cell>
          <table:table-cell office:value-type="float" office:value="0.9" table:style-name="ce61">
            <text:p>0,9</text:p>
          </table:table-cell>
          <table:table-cell table:style-name="ce61"/>
          <table:table-cell table:style-name="ce62"/>
          <table:table-cell table:number-columns-repeated="16337"/>
        </table:table-row>
        <table:table-row table:style-name="ro2">
          <table:table-cell/>
          <table:table-cell office:value-type="string" table:style-name="ce37">
            <text:p>Listado de Dispositivos</text:p>
          </table:table-cell>
          <table:table-cell office:value-type="float" office:value="1" table:style-name="ce38">
            <text:p>1</text:p>
          </table:table-cell>
          <table:table-cell office:value-type="float" office:value="3" table:style-name="ce38">
            <office:annotation draw:style-name="" svg:x="8.90625in" svg:y="8.26041666666667in" svg:width="1.13541666666667in" svg:height="0.260416666666667in">
              <text:p><text:span text:style-name="T2">Id, ip,encendido</text:span></text:p>
            </office:annotation>
            <text:p>3</text:p>
          </table:table-cell>
          <table:table-cell office:value-type="string" office:string-value="Baja" table:formula="of:=IF(ISBLANK([.B49]);&quot;&quot;;(IF([.C49]&lt;=[.G48];IF([.D49]&lt;=[.H47];[.H48];IF([.D49] &lt;=[.I47];[.I48];IF([.D49]&gt;=[.J47];[.J48];&quot;Error&quot;)));IF([.C49]&lt;=[.G49];IF([.D49]&lt;=[.H47];[.H49];IF([.D49]&lt;=[.I47];[.I49];IF([.D49]&gt;=[.J47];[.J49];&quot;Error&quot;)));IF([.C49]&gt;=[.G50];IF([.D49]&lt;=[.H47];[.H50];IF([.D49]&lt;=[.I47];[.I50];IF([.D49]&gt;=[.J47];[.J50];&quot;Error&quot;))))))))" table:style-name="ce15">
            <text:p>Baja</text:p>
          </table:table-cell>
          <table:table-cell office:value-type="string" table:style-name="ce66">
            <text:p>2 – 3</text:p>
          </table:table-cell>
          <table:table-cell office:value-type="float" office:value="3" table:style-name="ce66">
            <text:p>3</text:p>
          </table:table-cell>
          <table:table-cell office:value-type="string" table:style-name="ce67">
            <text:p>Baja</text:p>
          </table:table-cell>
          <table:table-cell office:value-type="string" table:style-name="ce67">
            <text:p>Media</text:p>
          </table:table-cell>
          <table:table-cell office:value-type="string" table:style-name="ce68">
            <text:p>Alta</text:p>
          </table:table-cell>
          <table:table-cell table:number-columns-repeated="10" table:style-name="ce1"/>
          <table:covered-table-cell/>
          <table:table-cell office:value-type="string" table:style-name="ce22">
            <text:p>Planificació y requerimientos</text:p>
          </table:table-cell>
          <table:table-cell office:value-type="float" office:value="7.5440540849806386" table:formula="of:=[.W$48]*[.AC50]*0.01" table:style-name="ce23">
            <text:p>7,544054085</text:p>
          </table:table-cell>
          <table:table-cell office:value-type="float" office:value="2.9987673800035517" table:formula="of:=[.X$48]*[.AD50]*0.01" table:style-name="ce23">
            <text:p>2,99876738</text:p>
          </table:table-cell>
          <table:table-cell office:value-type="float" office:value="2.5157183365692419" table:formula="of:=[.W49]/[.X49]" table:style-name="ce23">
            <text:p>2,515718337</text:p>
          </table:table-cell>
          <table:table-cell office:value-type="float" office:value="2014.8317905436927" table:formula="of:=[.M$23]/[.W49]" table:style-name="ce23">
            <text:p>2014,831791</text:p>
          </table:table-cell>
          <table:table-cell table:style-name="ce1"/>
          <table:table-cell office:value-type="string" table:style-name="ce22">
            <text:p>Empotrado</text:p>
          </table:table-cell>
          <table:table-cell office:value-type="string" table:style-name="ce22">
            <text:p>Esfuerzo</text:p>
          </table:table-cell>
          <table:table-cell office:value-type="string" table:style-name="ce22">
            <text:p>Duracion</text:p>
          </table:table-cell>
          <table:table-cell table:number-columns-repeated="3" table:style-name="ce1"/>
          <table:table-cell office:value-type="string" table:style-name="ce23">
            <text:p>LEXP Experiencia en lenguage de programación</text:p>
          </table:table-cell>
          <table:table-cell table:style-name="ce46"/>
          <table:table-cell office:value-type="string" table:content-validation-name="val1" table:style-name="ce59">
            <text:p>Alto</text:p>
          </table:table-cell>
          <table:table-cell office:value-type="float" office:value="0.95" table:formula="of:=HLOOKUP([.AJ49];[.AO$37:.AU$52];ROW([.AH49])-36;0)" table:style-name="ce59">
            <text:p>0,95</text:p>
          </table:table-cell>
          <table:table-cell table:number-columns-repeated="3" table:style-name="ce1"/>
          <table:table-cell office:value-type="string" table:style-name="ce23">
            <text:p>LEXP Experiencia en lenguage de programación</text:p>
          </table:table-cell>
          <table:table-cell office:value-type="float" office:value="1.1399999999999999" table:style-name="ce60">
            <text:p>1,14</text:p>
          </table:table-cell>
          <table:table-cell office:value-type="float" office:value="1.07" table:style-name="ce61">
            <text:p>1,07</text:p>
          </table:table-cell>
          <table:table-cell office:value-type="float" office:value="1" table:style-name="ce61">
            <text:p>1</text:p>
          </table:table-cell>
          <table:table-cell office:value-type="float" office:value="0.95" table:style-name="ce61">
            <text:p>0,95</text:p>
          </table:table-cell>
          <table:table-cell table:style-name="ce61"/>
          <table:table-cell table:style-name="ce62"/>
          <table:table-cell table:number-columns-repeated="16337"/>
        </table:table-row>
        <table:table-row table:style-name="ro2">
          <table:table-cell/>
          <table:table-cell office:value-type="string" table:style-name="ce37">
            <text:p>Mostrar Mediciones de los Dispositivos</text:p>
          </table:table-cell>
          <table:table-cell office:value-type="float" office:value="2" table:style-name="ce38">
            <text:p>2</text:p>
          </table:table-cell>
          <table:table-cell office:value-type="float" office:value="128" table:style-name="ce38">
            <office:annotation draw:style-name="" svg:x="8.90625in" svg:y="8.44791666666667in" svg:width="1.13541666666667in" svg:height="0.385416666666667in">
              <text:p><text:span text:style-name="T2">3 atrib. * 32 dispositivos</text:span></text:p>
            </office:annotation>
            <text:p>128</text:p>
          </table:table-cell>
          <table:table-cell office:value-type="string" office:string-value="Alta" table:formula="of:=IF(ISBLANK([.B50]);&quot;&quot;;(IF([.C50]&lt;=[.G48];IF([.D50]&lt;=[.H47];[.H48];IF([.D50] &lt;=[.I47];[.I48];IF([.D50]&gt;=[.J47];[.J48];&quot;Error&quot;)));IF([.C50]&lt;=[.G49];IF([.D50]&lt;=[.H47];[.H49];IF([.D50]&lt;=[.I47];[.I49];IF([.D50]&gt;=[.J47];[.J49];&quot;Error&quot;)));IF([.C50]&gt;=[.G50];IF([.D50]&lt;=[.H47];[.H50];IF([.D50]&lt;=[.I47];[.I50];IF([.D50]&gt;=[.J47];[.J50];&quot;Error&quot;))))))))" table:style-name="ce15">
            <text:p>Alta</text:p>
          </table:table-cell>
          <table:table-cell office:value-type="string" table:style-name="ce69">
            <text:p>&gt;=4</text:p>
          </table:table-cell>
          <table:table-cell office:value-type="float" office:value="4" table:style-name="ce69">
            <text:p>4</text:p>
          </table:table-cell>
          <table:table-cell office:value-type="string" table:style-name="ce70">
            <text:p>Media</text:p>
          </table:table-cell>
          <table:table-cell office:value-type="string" table:style-name="ce70">
            <text:p>Alta</text:p>
          </table:table-cell>
          <table:table-cell office:value-type="string" table:style-name="ce71">
            <text:p>Alta</text:p>
          </table:table-cell>
          <table:table-cell table:number-columns-repeated="10" table:style-name="ce1"/>
          <table:covered-table-cell/>
          <table:table-cell office:value-type="string" table:style-name="ce22">
            <text:p>Diseño del producto</text:p>
          </table:table-cell>
          <table:table-cell office:value-type="float" office:value="16.974121691206435" table:formula="of:=[.W$48]*[.AC51]*0.01" table:style-name="ce23">
            <text:p>16,97412169</text:p>
          </table:table-cell>
          <table:table-cell office:value-type="float" office:value="3.4271627200040586" table:formula="of:=[.X$48]*[.AD51]*0.01" table:style-name="ce23">
            <text:p>3,42716272</text:p>
          </table:table-cell>
          <table:table-cell office:value-type="float" office:value="4.9528204751206948" table:formula="of:=[.W50]/[.X50]" table:style-name="ce23">
            <text:p>4,952820475</text:p>
          </table:table-cell>
          <table:table-cell office:value-type="float" office:value="895.48079579719695" table:formula="of:=[.M$23]/[.W50]" table:style-name="ce23">
            <text:p>895,4807958</text:p>
          </table:table-cell>
          <table:table-cell table:style-name="ce1"/>
          <table:table-cell office:value-type="string" table:style-name="ce22">
            <text:p>Planificació y requerimientos</text:p>
          </table:table-cell>
          <table:table-cell office:value-type="float" office:value="8" table:style-name="ce23">
            <text:p>8</text:p>
          </table:table-cell>
          <table:table-cell office:value-type="float" office:value="28" table:style-name="ce23">
            <text:p>28</text:p>
          </table:table-cell>
          <table:table-cell table:number-columns-repeated="2" table:style-name="ce1"/>
          <table:table-cell office:value-type="string" table:style-name="ce16">
            <text:p>Atributos del Proyecto</text:p>
          </table:table-cell>
          <table:table-cell office:value-type="string" table:style-name="ce23">
            <text:p>MODP Uso de prácticas modernas de pro.</text:p>
          </table:table-cell>
          <table:table-cell table:style-name="ce46"/>
          <table:table-cell office:value-type="string" table:content-validation-name="val1" table:style-name="ce59">
            <text:p>Muy_Alto</text:p>
          </table:table-cell>
          <table:table-cell office:value-type="float" office:value="0.82" table:formula="of:=HLOOKUP([.AJ50];[.AO$37:.AU$52];ROW([.AH50])-36;0)" table:style-name="ce59">
            <text:p>0,82</text:p>
          </table:table-cell>
          <table:table-cell table:number-columns-repeated="3" table:style-name="ce1"/>
          <table:table-cell office:value-type="string" table:style-name="ce23">
            <text:p>MODP Uso de prácticas modernas de pro.</text:p>
          </table:table-cell>
          <table:table-cell office:value-type="float" office:value="1.24" table:style-name="ce60">
            <text:p>1,24</text:p>
          </table:table-cell>
          <table:table-cell office:value-type="float" office:value="1.1000000000000001" table:style-name="ce61">
            <text:p>1,1</text:p>
          </table:table-cell>
          <table:table-cell office:value-type="float" office:value="1" table:style-name="ce61">
            <text:p>1</text:p>
          </table:table-cell>
          <table:table-cell office:value-type="float" office:value="0.91" table:style-name="ce61">
            <text:p>0,91</text:p>
          </table:table-cell>
          <table:table-cell office:value-type="float" office:value="0.82" table:style-name="ce61">
            <text:p>0,82</text:p>
          </table:table-cell>
          <table:table-cell table:style-name="ce62"/>
          <table:table-cell table:number-columns-repeated="16337"/>
        </table:table-row>
        <table:table-row table:style-name="ro1">
          <table:table-cell/>
          <table:table-cell office:value-type="string" table:style-name="ce37">
            <text:p>Mostrar Recomendaciones de Uso</text:p>
          </table:table-cell>
          <table:table-cell office:value-type="float" office:value="1" table:style-name="ce38">
            <text:p>1</text:p>
          </table:table-cell>
          <table:table-cell office:value-type="float" office:value="24" table:style-name="ce38">
            <text:p>24</text:p>
          </table:table-cell>
          <table:table-cell office:value-type="string" office:string-value="Media" table:formula="of:=IF(ISBLANK([.B51]);&quot;&quot;;(IF([.C51]&lt;=[.G48];IF([.D51]&lt;=[.H47];[.H48];IF([.D51] &lt;=[.I47];[.I48];IF([.D51]&gt;=[.J47];[.J48];&quot;Error&quot;)));IF([.C51]&lt;=[.G49];IF([.D51]&lt;=[.H47];[.H49];IF([.D51]&lt;=[.I47];[.I49];IF([.D51]&gt;=[.J47];[.J49];&quot;Error&quot;)));IF([.C51]&gt;=[.G50];IF([.D51]&lt;=[.H47];[.H50];IF([.D51]&lt;=[.I47];[.I50];IF([.D51]&gt;=[.J47];[.J50];&quot;Error&quot;))))))))" table:style-name="ce15">
            <text:p>Media</text:p>
          </table:table-cell>
          <table:table-cell table:number-columns-repeated="2" table:style-name="ce31"/>
          <table:table-cell table:number-columns-repeated="13" table:style-name="ce1"/>
          <table:covered-table-cell/>
          <table:table-cell office:value-type="string" table:style-name="ce22">
            <text:p>Programación</text:p>
          </table:table-cell>
          <table:table-cell office:value-type="float" office:value="53.751385355487045" table:formula="of:=[.W$48]*[.AC52]*0.01" table:style-name="ce23">
            <text:p>53,75138536</text:p>
          </table:table-cell>
          <table:table-cell office:value-type="float" office:value="4.7123487400055808" table:formula="of:=[.X$48]*[.AD52]*0.01" table:style-name="ce23">
            <text:p>4,71234874</text:p>
          </table:table-cell>
          <table:table-cell office:value-type="float" office:value="11.406495639671903" table:formula="of:=[.W51]/[.X51]" table:style-name="ce23">
            <text:p>11,40649564</text:p>
          </table:table-cell>
          <table:table-cell office:value-type="float" office:value="282.78340919911483" table:formula="of:=[.M$23]/[.W51]" table:style-name="ce23">
            <text:p>282,7834092</text:p>
          </table:table-cell>
          <table:table-cell table:style-name="ce1"/>
          <table:table-cell office:value-type="string" table:style-name="ce22">
            <text:p>Diseño del producto</text:p>
          </table:table-cell>
          <table:table-cell office:value-type="float" office:value="18" table:style-name="ce23">
            <text:p>18</text:p>
          </table:table-cell>
          <table:table-cell office:value-type="float" office:value="32" table:style-name="ce23">
            <text:p>32</text:p>
          </table:table-cell>
          <table:table-cell table:number-columns-repeated="3" table:style-name="ce1"/>
          <table:table-cell office:value-type="string" table:style-name="ce23">
            <text:p>TOOL Uso de herramientas software</text:p>
          </table:table-cell>
          <table:table-cell table:style-name="ce46"/>
          <table:table-cell office:value-type="string" table:content-validation-name="val1" table:style-name="ce59">
            <text:p>Muy_Alto</text:p>
          </table:table-cell>
          <table:table-cell office:value-type="float" office:value="0.83" table:formula="of:=HLOOKUP([.AJ51];[.AO$37:.AU$52];ROW([.AH51])-36;0)" table:style-name="ce59">
            <text:p>0,83</text:p>
          </table:table-cell>
          <table:table-cell table:number-columns-repeated="3" table:style-name="ce1"/>
          <table:table-cell office:value-type="string" table:style-name="ce23">
            <text:p>TOOL Uso de herramientas software</text:p>
          </table:table-cell>
          <table:table-cell office:value-type="float" office:value="1.24" table:style-name="ce60">
            <text:p>1,24</text:p>
          </table:table-cell>
          <table:table-cell office:value-type="float" office:value="1.1000000000000001" table:style-name="ce61">
            <text:p>1,1</text:p>
          </table:table-cell>
          <table:table-cell office:value-type="float" office:value="1" table:style-name="ce61">
            <text:p>1</text:p>
          </table:table-cell>
          <table:table-cell office:value-type="float" office:value="0.91" table:style-name="ce61">
            <text:p>0,91</text:p>
          </table:table-cell>
          <table:table-cell office:value-type="float" office:value="0.83" table:style-name="ce61">
            <text:p>0,83</text:p>
          </table:table-cell>
          <table:table-cell table:style-name="ce62"/>
          <table:table-cell table:number-columns-repeated="16337"/>
        </table:table-row>
        <table:table-row table:style-name="ro1">
          <table:table-cell/>
          <table:table-cell office:value-type="string" table:style-name="ce37">
            <text:p>Mostrar Consumos y Datos</text:p>
          </table:table-cell>
          <table:table-cell office:value-type="float" office:value="1" table:style-name="ce38">
            <text:p>1</text:p>
          </table:table-cell>
          <table:table-cell office:value-type="float" office:value="384" table:style-name="ce38">
            <text:p>384</text:p>
          </table:table-cell>
          <table:table-cell office:value-type="string" office:string-value="Media" table:formula="of:=IF(ISBLANK([.B52]);&quot;&quot;;(IF([.C52]&lt;=[.G48];IF([.D52]&lt;=[.H47];[.H48];IF([.D52] &lt;=[.I47];[.I48];IF([.D52]&gt;=[.J47];[.J48];&quot;Error&quot;)));IF([.C52]&lt;=[.G49];IF([.D52]&lt;=[.H47];[.H49];IF([.D52]&lt;=[.I47];[.I49];IF([.D52]&gt;=[.J47];[.J49];&quot;Error&quot;)));IF([.C52]&gt;=[.G50];IF([.D52]&lt;=[.H47];[.H50];IF([.D52]&lt;=[.I47];[.I50];IF([.D52]&gt;=[.J47];[.J50];&quot;Error&quot;))))))))" table:style-name="ce15">
            <text:p>Media</text:p>
          </table:table-cell>
          <table:table-cell table:number-columns-repeated="2" table:style-name="ce31"/>
          <table:table-cell table:number-columns-repeated="13" table:style-name="ce1"/>
          <table:covered-table-cell/>
          <table:table-cell office:value-type="string" table:style-name="ce22">
            <text:p>Integración y prueba</text:p>
          </table:table-cell>
          <table:table-cell office:value-type="float" office:value="23.575169015564494" table:formula="of:=[.W$48]*[.AC53]*0.01" table:style-name="ce23">
            <text:p>23,57516902</text:p>
          </table:table-cell>
          <table:table-cell office:value-type="float" office:value="2.5703720400030443" table:formula="of:=[.X$48]*[.AD53]*0.01" table:style-name="ce23">
            <text:p>2,57037204</text:p>
          </table:table-cell>
          <table:table-cell office:value-type="float" office:value="9.1718897687420267" table:formula="of:=[.W52]/[.X52]" table:style-name="ce23">
            <text:p>9,171889769</text:p>
          </table:table-cell>
          <table:table-cell office:value-type="float" office:value="644.74617297398174" table:formula="of:=[.M$23]/[.W52]" table:style-name="ce23">
            <text:p>644,746173</text:p>
          </table:table-cell>
          <table:table-cell table:style-name="ce1"/>
          <table:table-cell office:value-type="string" table:style-name="ce22">
            <text:p>Programación</text:p>
          </table:table-cell>
          <table:table-cell office:value-type="float" office:value="57" table:style-name="ce23">
            <text:p>57</text:p>
          </table:table-cell>
          <table:table-cell office:value-type="float" office:value="44" table:style-name="ce23">
            <text:p>44</text:p>
          </table:table-cell>
          <table:table-cell table:number-columns-repeated="3" table:style-name="ce1"/>
          <table:table-cell office:value-type="string" table:style-name="ce23">
            <text:p>SCED Calendario requerido para el desarrollo</text:p>
          </table:table-cell>
          <table:table-cell table:style-name="ce46"/>
          <table:table-cell office:value-type="string" table:content-validation-name="val1" table:style-name="ce59">
            <text:p>Normal</text:p>
          </table:table-cell>
          <table:table-cell office:value-type="float" office:value="1" table:formula="of:=HLOOKUP([.AJ52];[.AO$37:.AU$52];ROW([.AH52])-36;0)" table:style-name="ce59">
            <text:p>1</text:p>
          </table:table-cell>
          <table:table-cell table:number-columns-repeated="3" table:style-name="ce1"/>
          <table:table-cell office:value-type="string" table:style-name="ce23">
            <text:p>SCED Calendario requerido para el desarrollo</text:p>
          </table:table-cell>
          <table:table-cell office:value-type="float" office:value="1.23" table:style-name="ce72">
            <text:p>1,23</text:p>
          </table:table-cell>
          <table:table-cell office:value-type="float" office:value="1.08" table:style-name="ce73">
            <text:p>1,08</text:p>
          </table:table-cell>
          <table:table-cell office:value-type="float" office:value="1" table:style-name="ce73">
            <text:p>1</text:p>
          </table:table-cell>
          <table:table-cell office:value-type="float" office:value="1.04" table:style-name="ce73">
            <text:p>1,04</text:p>
          </table:table-cell>
          <table:table-cell office:value-type="float" office:value="1.1000000000000001" table:style-name="ce73">
            <text:p>1,1</text:p>
          </table:table-cell>
          <table:table-cell table:style-name="ce74"/>
          <table:table-cell table:number-columns-repeated="16337"/>
        </table:table-row>
        <table:table-row table:style-name="ro5">
          <table:table-cell/>
          <table:table-cell table:style-name="ce37"/>
          <table:table-cell table:number-columns-repeated="2" table:style-name="ce38"/>
          <table:table-cell office:value-type="string" office:string-value="" table:formula="of:=IF(ISBLANK([.B53]);&quot;&quot;;(IF([.C53]&lt;=[.G48];IF([.D53]&lt;=[.H47];[.H48];IF([.D53] &lt;=[.I47];[.I48];IF([.D53]&gt;=[.J47];[.J48];&quot;Error&quot;)));IF([.C53]&lt;=[.G49];IF([.D53]&lt;=[.H47];[.H49];IF([.D53]&lt;=[.I47];[.I49];IF([.D53]&gt;=[.J47];[.J49];&quot;Error&quot;)));IF([.C53]&gt;=[.G50];IF([.D53]&lt;=[.H47];[.H50];IF([.D53]&lt;=[.I47];[.I50];IF([.D53]&gt;=[.J47];[.J50];&quot;Error&quot;))))))))" table:style-name="ce15"/>
          <table:table-cell table:number-columns-repeated="2" table:style-name="ce31"/>
          <table:table-cell office:value-type="string" table:style-name="ce2">
            <text:p>Clasificación</text:p>
          </table:table-cell>
          <table:table-cell office:value-type="string" table:style-name="ce2">
            <text:p>Clasificación</text:p>
          </table:table-cell>
          <table:table-cell office:value-type="string" table:style-name="ce2">
            <text:p>Clasificación</text:p>
          </table:table-cell>
          <table:table-cell table:number-columns-repeated="17" table:style-name="ce1"/>
          <table:table-cell office:value-type="string" table:style-name="ce22">
            <text:p>Integración y prueba</text:p>
          </table:table-cell>
          <table:table-cell office:value-type="float" office:value="25" table:style-name="ce23">
            <text:p>25</text:p>
          </table:table-cell>
          <table:table-cell office:value-type="float" office:value="24" table:style-name="ce23">
            <text:p>24</text:p>
          </table:table-cell>
          <table:table-cell table:number-columns-repeated="2" table:style-name="ce1"/>
          <table:table-cell table:style-name="ce75"/>
          <table:table-cell office:value-type="string" table:style-name="ce76">
            <text:p>Effort Multiplier</text:p>
          </table:table-cell>
          <table:table-cell table:number-columns-repeated="2" table:style-name="ce76"/>
          <table:table-cell office:value-type="float" office:value="1.5953434984682393" table:formula="of:=PRODUCT([.AK38:.AK52])" table:style-name="ce76">
            <text:p>1,595343498</text:p>
          </table:table-cell>
          <table:table-cell table:number-columns-repeated="16347" table:style-name="ce1"/>
        </table:table-row>
        <table:table-row table:style-name="ro2">
          <table:table-cell/>
          <table:table-cell table:style-name="ce37"/>
          <table:table-cell table:number-columns-repeated="2" table:style-name="ce38"/>
          <table:table-cell office:value-type="string" office:string-value="" table:formula="of:=IF(ISBLANK([.B54]);&quot;&quot;;(IF([.C54]&lt;=[.G48];IF([.D54]&lt;=[.H47];[.H48];IF([.D54] &lt;=[.I47];[.I48];IF([.D54]&gt;=[.J47];[.J48];&quot;Error&quot;)));IF([.C54]&lt;=[.G49];IF([.D54]&lt;=[.H47];[.H49];IF([.D54]&lt;=[.I47];[.I49];IF([.D54]&gt;=[.J47];[.J49];&quot;Error&quot;)));IF([.C54]&gt;=[.G50];IF([.D54]&lt;=[.H47];[.H50];IF([.D54]&lt;=[.I47];[.I50];IF([.D54]&gt;=[.J47];[.J50];&quot;Error&quot;))))))))" table:style-name="ce15"/>
          <table:table-cell table:style-name="ce31"/>
          <table:table-cell office:value-type="string" table:style-name="ce3">
            <text:p>Complejidad</text:p>
          </table:table-cell>
          <table:table-cell office:value-type="string" table:style-name="ce4">
            <text:p>Baja</text:p>
          </table:table-cell>
          <table:table-cell office:value-type="string" table:style-name="ce4">
            <text:p>Media</text:p>
          </table:table-cell>
          <table:table-cell office:value-type="string" table:style-name="ce4">
            <text:p>Alta</text:p>
          </table:table-cell>
          <table:table-cell office:value-type="string" table:style-name="ce50">
            <text:p>Total</text:p>
          </table:table-cell>
          <table:table-cell table:number-columns-repeated="16373" table:style-name="ce1"/>
        </table:table-row>
        <table:table-row table:style-name="ro2">
          <table:table-cell/>
          <table:table-cell table:style-name="ce37"/>
          <table:table-cell table:number-columns-repeated="2" table:style-name="ce38"/>
          <table:table-cell office:value-type="string" office:string-value="" table:formula="of:=IF(ISBLANK([.B55]);&quot;&quot;;(IF([.C55]&lt;=[.G48];IF([.D55]&lt;=[.H47];[.H48];IF([.D55] &lt;=[.I47];[.I48];IF([.D55]&gt;=[.J47];[.J48];&quot;Error&quot;)));IF([.C55]&lt;=[.G49];IF([.D55]&lt;=[.H47];[.H49];IF([.D55]&lt;=[.I47];[.I49];IF([.D55]&gt;=[.J47];[.J49];&quot;Error&quot;)));IF([.C55]&gt;=[.G50];IF([.D55]&lt;=[.H47];[.H50];IF([.D55]&lt;=[.I47];[.I50];IF([.D55]&gt;=[.J47];[.J50];&quot;Error&quot;))))))))" table:style-name="ce15"/>
          <table:table-cell table:style-name="ce31"/>
          <table:table-cell office:value-type="string" table:style-name="ce44">
            <text:p>EO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18">
            <text:p>5</text:p>
          </table:table-cell>
          <table:table-cell office:value-type="float" office:value="7" table:style-name="ce18">
            <text:p>7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37"/>
          <table:table-cell table:number-columns-repeated="2" table:style-name="ce38"/>
          <table:table-cell office:value-type="string" office:string-value="" table:formula="of:=IF(ISBLANK([.B56]);&quot;&quot;;(IF([.C56]&lt;=[.G48];IF([.D56]&lt;=[.H47];[.H48];IF([.D56] &lt;=[.I47];[.I48];IF([.D56]&gt;=[.J47];[.J48];&quot;Error&quot;)));IF([.C56]&lt;=[.G49];IF([.D56]&lt;=[.H47];[.H49];IF([.D56]&lt;=[.I47];[.I49];IF([.D56]&gt;=[.J47];[.J49];&quot;Error&quot;)));IF([.C56]&gt;=[.G50];IF([.D56]&lt;=[.H47];[.H50];IF([.D56]&lt;=[.I47];[.I50];IF([.D56]&gt;=[.J47];[.J50];&quot;Error&quot;))))))))" table:style-name="ce15"/>
          <table:table-cell table:style-name="ce31"/>
          <table:table-cell office:value-type="string" table:style-name="ce47">
            <text:p>Cantidad</text:p>
          </table:table-cell>
          <table:table-cell office:value-type="float" office:value="1" table:formula="of:=DCOUNTA([.B48:.E58];[.E48];[.H53:.H54])" table:style-name="ce48">
            <text:p>1</text:p>
          </table:table-cell>
          <table:table-cell office:value-type="float" office:value="2" table:formula="of:=DCOUNTA([.B48:.E59];[.E48];[.I53:.I54])" table:style-name="ce48">
            <text:p>2</text:p>
          </table:table-cell>
          <table:table-cell office:value-type="float" office:value="1" table:formula="of:=DCOUNTA([.B48:.E59];[.E48];[.J53:.J54])" table:style-name="ce48">
            <text:p>1</text:p>
          </table:table-cell>
          <table:table-cell office:value-type="float" office:value="21" table:formula="of:=[.H55]*[.H56]+[.I55]*[.I56]+[.J55]*[.J56]" table:style-name="ce52">
            <text:p>21</text:p>
          </table:table-cell>
          <table:table-cell table:number-columns-repeated="16373" table:style-name="ce1"/>
        </table:table-row>
        <table:table-row table:style-name="ro1">
          <table:table-cell/>
          <table:table-cell table:style-name="ce37"/>
          <table:table-cell table:number-columns-repeated="2" table:style-name="ce38"/>
          <table:table-cell office:value-type="string" office:string-value="" table:formula="of:=IF(ISBLANK([.B57]);&quot;&quot;;(IF([.C57]&lt;=[.G48];IF([.D57]&lt;=[.H47];[.H48];IF([.D57] &lt;=[.I47];[.I48];IF([.D57]&gt;=[.J47];[.J48];&quot;Error&quot;)));IF([.C57]&lt;=[.G49];IF([.D57]&lt;=[.H47];[.H49];IF([.D57]&lt;=[.I47];[.I49];IF([.D57]&gt;=[.J47];[.J49];&quot;Error&quot;)));IF([.C57]&gt;=[.G50];IF([.D57]&lt;=[.H47];[.H50];IF([.D57]&lt;=[.I47];[.I50];IF([.D57]&gt;=[.J47];[.J50];&quot;Error&quot;))))))))" table:style-name="ce15"/>
          <table:table-cell table:number-columns-repeated="2" table:style-name="ce31"/>
          <table:table-cell table:number-columns-repeated="27" table:style-name="ce1"/>
          <table:table-cell office:value-type="string" table:style-name="ce1">
            <text:p>Columna1</text:p>
          </table:table-cell>
          <table:table-cell table:number-columns-repeated="16349" table:style-name="ce1"/>
        </table:table-row>
        <table:table-row table:style-name="ro1">
          <table:table-cell/>
          <table:table-cell table:style-name="ce37"/>
          <table:table-cell table:number-columns-repeated="2" table:style-name="ce38"/>
          <table:table-cell office:value-type="string" office:string-value="" table:formula="of:=IF(ISBLANK([.B58]);&quot;&quot;;(IF([.C58]&lt;=[.G48];IF([.D58]&lt;=[.H47];[.H48];IF([.D58] &lt;=[.I47];[.I48];IF([.D58]&gt;=[.J47];[.J48];&quot;Error&quot;)));IF([.C58]&lt;=[.G49];IF([.D58]&lt;=[.H47];[.H49];IF([.D58]&lt;=[.I47];[.I49];IF([.D58]&gt;=[.J47];[.J49];&quot;Error&quot;)));IF([.C58]&gt;=[.G50];IF([.D58]&lt;=[.H47];[.H50];IF([.D58]&lt;=[.I47];[.I50];IF([.D58]&gt;=[.J47];[.J50];&quot;Error&quot;))))))))" table:style-name="ce15"/>
          <table:table-cell table:number-columns-repeated="2" table:style-name="ce31"/>
          <table:table-cell table:number-columns-repeated="16377" table:style-name="ce1"/>
        </table:table-row>
        <table:table-row table:style-name="ro1">
          <table:table-cell/>
          <table:table-cell table:style-name="ce47"/>
          <table:table-cell table:number-columns-repeated="2" table:style-name="ce48"/>
          <table:table-cell office:value-type="string" office:string-value="" table:formula="of:=IF(ISBLANK([.B59]);&quot;&quot;;(IF([.C59]&lt;=[.G48];IF([.D59]&lt;=[.H47];[.H48];IF([.D59] &lt;=[.I47];[.I48];IF([.D59]&gt;=[.J47];[.J48];&quot;Error&quot;)));IF([.C59]&lt;=[.G49];IF([.D59]&lt;=[.H47];[.H49];IF([.D59]&lt;=[.I47];[.I49];IF([.D59]&gt;=[.J47];[.J49];&quot;Error&quot;)));IF([.C59]&gt;=[.G50];IF([.D59]&lt;=[.H47];[.H50];IF([.D59]&lt;=[.I47];[.I50];IF([.D59]&gt;=[.J47];[.J50];&quot;Error&quot;))))))))" table:style-name="ce49"/>
          <table:table-cell table:number-columns-repeated="2" table:style-name="ce31"/>
          <table:table-cell table:number-columns-repeated="7" table:style-name="ce1"/>
          <table:table-cell table:style-name="ce22"/>
          <table:table-cell office:value-type="string" table:number-columns-spanned="2" table:number-rows-spanned="1" table:style-name="ce96">
            <text:p>Esfuerzo</text:p>
          </table:table-cell>
          <table:covered-table-cell/>
          <table:table-cell office:value-type="string" table:number-columns-spanned="2" table:number-rows-spanned="1" table:style-name="ce96">
            <text:p>Calendario</text:p>
          </table:table-cell>
          <table:covered-table-cell/>
          <table:table-cell table:style-name="ce1"/>
          <table:table-cell office:value-type="string" table:number-columns-spanned="6" table:number-rows-spanned="1" table:style-name="ce96">
            <text:p>COCOMO SIN MODIFICADOR DE COSTE ( COCOMO INTERMEDIO )</text:p>
          </table:table-cell>
          <table:covered-table-cell table:number-columns-repeated="5"/>
          <table:table-cell table:style-name="ce1"/>
          <table:table-cell office:value-type="string" table:number-columns-spanned="3" table:number-rows-spanned="1" table:style-name="ce98">
            <text:p>El humano pone los porcentajes aquí</text:p>
          </table:table-cell>
          <table:covered-table-cell table:number-columns-repeated="2"/>
          <table:table-cell table:number-columns-repeated="16354" table:style-name="ce1"/>
        </table:table-row>
        <table:table-row table:style-name="ro2">
          <table:table-cell/>
          <table:table-cell table:number-columns-repeated="6" table:style-name="ce31"/>
          <table:table-cell office:value-type="string" table:style-name="ce4">
            <text:p>1 a 4 DET</text:p>
          </table:table-cell>
          <table:table-cell office:value-type="string" table:style-name="ce4">
            <text:p>5 a 15 DET</text:p>
          </table:table-cell>
          <table:table-cell office:value-type="string" table:style-name="ce5">
            <text:p>&gt;=16 DET</text:p>
          </table:table-cell>
          <table:table-cell table:number-columns-repeated="4" table:style-name="ce1"/>
          <table:table-cell table:style-name="ce22"/>
          <table:table-cell office:value-type="string" table:style-name="ce22">
            <text:p>Foctor</text:p>
          </table:table-cell>
          <table:table-cell office:value-type="string" table:style-name="ce22">
            <text:p>Exponente</text:p>
          </table:table-cell>
          <table:table-cell office:value-type="string" table:style-name="ce22">
            <text:p>Factor</text:p>
          </table:table-cell>
          <table:table-cell office:value-type="string" table:style-name="ce22">
            <text:p>Exponente</text:p>
          </table:table-cell>
          <table:table-cell table:style-name="ce1"/>
          <table:table-cell office:value-type="string" table:style-name="ce51">
            <text:p>Modo</text:p>
          </table:table-cell>
          <table:table-cell office:value-type="string" table:style-name="ce51">
            <text:p>Fases</text:p>
          </table:table-cell>
          <table:table-cell office:value-type="string" table:style-name="ce51">
            <text:p>Esfuerzo</text:p>
          </table:table-cell>
          <table:table-cell office:value-type="string" table:style-name="ce51">
            <text:p>Duracion</text:p>
          </table:table-cell>
          <table:table-cell office:value-type="string" table:style-name="ce51">
            <text:p>Personal Medio</text:p>
          </table:table-cell>
          <table:table-cell office:value-type="string" table:style-name="ce51">
            <text:p>Productividad</text:p>
          </table:table-cell>
          <table:table-cell table:style-name="ce1"/>
          <table:table-cell office:value-type="string" table:style-name="ce22">
            <text:p>Orgánico</text:p>
          </table:table-cell>
          <table:table-cell office:value-type="string" table:style-name="ce22">
            <text:p>Esfuerzo</text:p>
          </table:table-cell>
          <table:table-cell office:value-type="string" table:style-name="ce22">
            <text:p>Duracion</text:p>
          </table:table-cell>
          <table:table-cell table:number-columns-repeated="16354" table:style-name="ce1"/>
        </table:table-row>
        <table:table-row table:style-name="ro2">
          <table:table-cell/>
          <table:table-cell office:value-type="string" table:number-columns-spanned="4" table:number-rows-spanned="1" table:style-name="ce95">
            <text:p>EI (Entradas Externas)</text:p>
          </table:table-cell>
          <table:covered-table-cell table:number-columns-repeated="3"/>
          <table:table-cell table:style-name="ce1"/>
          <table:table-cell office:value-type="string" table:style-name="ce3">
            <text:p>Complejidad</text:p>
          </table:table-cell>
          <table:table-cell office:value-type="float" office:value="4" table:style-name="ce4">
            <text:p>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5">
            <text:p>16</text:p>
          </table:table-cell>
          <table:table-cell table:number-columns-repeated="4" table:style-name="ce1"/>
          <table:table-cell office:value-type="string" table:style-name="ce22">
            <text:p>Orgánico</text:p>
          </table:table-cell>
          <table:table-cell office:value-type="float" office:value="3.2" table:style-name="ce23">
            <text:p>3,2</text:p>
          </table:table-cell>
          <table:table-cell office:value-type="float" office:value="1.05" table:style-name="ce23">
            <text:p>1,05</text:p>
          </table:table-cell>
          <table:table-cell office:value-type="float" office:value="2.5" table:style-name="ce23">
            <text:p>2,5</text:p>
          </table:table-cell>
          <table:table-cell office:value-type="float" office:value="0.38" table:style-name="ce23">
            <text:p>0,38</text:p>
          </table:table-cell>
          <table:table-cell table:style-name="ce1"/>
          <table:table-cell office:value-type="string" table:number-columns-spanned="1" table:number-rows-spanned="5" table:style-name="ce93">
            <text:p>Orgánico</text:p>
          </table:table-cell>
          <table:table-cell office:value-type="string" table:style-name="ce22">
            <text:p>Total</text:p>
          </table:table-cell>
          <table:table-cell office:value-type="float" office:value="88.907818131714009" table:formula="of:=([.P61]*([.N23]^[.Q61]))*[.AK53]" table:style-name="ce77">
            <text:p>88,90781813</text:p>
          </table:table-cell>
          <table:table-cell office:value-type="float" office:value="13.757426162957444" table:formula="of:=[.R61]*([.W61]^[.S61])" table:style-name="ce77">
            <text:p>13,75742616</text:p>
          </table:table-cell>
          <table:table-cell office:value-type="float" office:value="6.4625328225349845" table:formula="of:=[.W61]/[.X61]" table:style-name="ce77">
            <text:p>6,462532823</text:p>
          </table:table-cell>
          <table:table-cell office:value-type="float" office:value="170.96359262221125" table:formula="of:=[.M$23]/[.W61]" table:style-name="ce77">
            <text:p>170,9635926</text:p>
          </table:table-cell>
          <table:table-cell table:style-name="ce1"/>
          <table:table-cell office:value-type="string" table:style-name="ce22">
            <text:p>Planificació y requerimientos</text:p>
          </table:table-cell>
          <table:table-cell office:value-type="float" office:value="6" table:style-name="ce23">
            <text:p>6</text:p>
          </table:table-cell>
          <table:table-cell office:value-type="float" office:value="11" table:style-name="ce23">
            <text:p>11</text:p>
          </table:table-cell>
          <table:table-cell table:number-columns-repeated="16354" table:style-name="ce1"/>
        </table:table-row>
        <table:table-row table:style-name="ro2">
          <table:table-cell/>
          <table:table-cell office:value-type="string" table:style-name="ce34">
            <text:p>Nombre</text:p>
          </table:table-cell>
          <table:table-cell office:value-type="string" table:style-name="ce2">
            <text:p>Nº de Registros Lógicos(FTR)</text:p>
          </table:table-cell>
          <table:table-cell office:value-type="string" table:style-name="ce2">
            <office:annotation draw:style-name="" svg:x="8.90625in" svg:y="10.6354166666667in" svg:width="1.13541666666667in" svg:height="1.01041666666667in">
              <text:p><text:span text:style-name="T2">Un DET por cada campo único erreconocible por el usuario de un ILF o ELF</text:span></text:p>
            </office:annotation>
            <text:p>Atributos(DET)</text:p>
          </table:table-cell>
          <table:table-cell office:value-type="string" table:style-name="ce35">
            <text:p>Clasificación</text:p>
          </table:table-cell>
          <table:table-cell office:value-type="string" table:style-name="ce44">
            <text:p>0-1 FTR</text:p>
          </table:table-cell>
          <table:table-cell office:value-type="float" office:value="1" table:style-name="ce44">
            <text:p>1</text:p>
          </table:table-cell>
          <table:table-cell office:value-type="string" table:style-name="ce67">
            <text:p>Baja</text:p>
          </table:table-cell>
          <table:table-cell office:value-type="string" table:style-name="ce67">
            <text:p>Baja</text:p>
          </table:table-cell>
          <table:table-cell office:value-type="string" table:style-name="ce68">
            <text:p>Media</text:p>
          </table:table-cell>
          <table:table-cell table:number-columns-repeated="4" table:style-name="ce1"/>
          <table:table-cell office:value-type="string" table:style-name="ce22">
            <text:p>Semi-acoplado</text:p>
          </table:table-cell>
          <table:table-cell office:value-type="float" office:value="3" table:style-name="ce23">
            <text:p>3</text:p>
          </table:table-cell>
          <table:table-cell office:value-type="float" office:value="1.1200000000000001" table:style-name="ce23">
            <text:p>1,12</text:p>
          </table:table-cell>
          <table:table-cell office:value-type="float" office:value="2.5" table:style-name="ce23">
            <text:p>2,5</text:p>
          </table:table-cell>
          <table:table-cell office:value-type="float" office:value="0.35" table:style-name="ce23">
            <text:p>0,35</text:p>
          </table:table-cell>
          <table:table-cell table:style-name="ce1"/>
          <table:covered-table-cell/>
          <table:table-cell office:value-type="string" table:style-name="ce22">
            <text:p>Planificació y requerimientos</text:p>
          </table:table-cell>
          <table:table-cell office:value-type="float" office:value="5.3344690879028409" table:formula="of:=[.W$61]*[.AC61]*0.01" table:style-name="ce65">
            <text:p>5,334469088</text:p>
          </table:table-cell>
          <table:table-cell office:value-type="float" office:value="1.5133168779253188" table:formula="of:=[.X$61]*[.AD61]*0.01" table:style-name="ce65">
            <text:p>1,513316878</text:p>
          </table:table-cell>
          <table:table-cell office:value-type="float" office:value="3.5250179032009008" table:formula="of:=[.W62]/[.X62]" table:style-name="ce23">
            <text:p>3,525017903</text:p>
          </table:table-cell>
          <table:table-cell office:value-type="float" office:value="2849.3932103701873" table:formula="of:=[.M$23]/[.W62]" table:style-name="ce23">
            <text:p>2849,39321</text:p>
          </table:table-cell>
          <table:table-cell table:style-name="ce1"/>
          <table:table-cell office:value-type="string" table:style-name="ce22">
            <text:p>Diseño del producto</text:p>
          </table:table-cell>
          <table:table-cell office:value-type="float" office:value="16" table:style-name="ce23">
            <text:p>16</text:p>
          </table:table-cell>
          <table:table-cell office:value-type="float" office:value="19" table:style-name="ce23">
            <text:p>19</text:p>
          </table:table-cell>
          <table:table-cell table:number-columns-repeated="16354" table:style-name="ce1"/>
        </table:table-row>
        <table:table-row table:style-name="ro2">
          <table:table-cell/>
          <table:table-cell office:value-type="string" table:style-name="ce37">
            <text:p>Iniciar Sesion</text:p>
          </table:table-cell>
          <table:table-cell office:value-type="float" office:value="1" table:style-name="ce38">
            <text:p>1</text:p>
          </table:table-cell>
          <table:table-cell office:value-type="float" office:value="2" table:style-name="ce38">
            <office:annotation draw:style-name="" svg:x="8.90625in" svg:y="10.84375in" svg:width="1.13541666666667in" svg:height="0.260416666666667in">
              <text:p><text:span text:style-name="T2">Id y clave</text:span></text:p>
            </office:annotation>
            <text:p>2</text:p>
          </table:table-cell>
          <table:table-cell office:value-type="string" office:string-value="Baja" table:formula="of:=IF(ISBLANK([.B63]);&quot;&quot;;(IF([.C63]&lt;=[.G62];IF([.D63]&lt;=[.H61];[.H62];IF([.D63] &lt;=[.I61];[.I62];IF([.D63]&gt;=[.J61];[.J62];&quot;Error&quot;)));IF([.C63]&lt;=[.G63];IF([.D63]&lt;=[.H61];[.H63];IF([.D63]&lt;=[.I61];[.I63];IF([.D63]&gt;=[.J61];[.J63];&quot;Error&quot;)));IF([.C63]&gt;=[.G64];IF([.D63]&lt;=[.H61];[.H64];IF([.D63]&lt;=[.I61];[.I64];IF([.D63]&gt;=[.J61];[.J64];&quot;Error&quot;))))))))" table:style-name="ce15">
            <text:p>Baja</text:p>
          </table:table-cell>
          <table:table-cell office:value-type="string" table:style-name="ce44">
            <text:p>2 FTR</text:p>
          </table:table-cell>
          <table:table-cell office:value-type="float" office:value="2" table:style-name="ce44">
            <text:p>2</text:p>
          </table:table-cell>
          <table:table-cell office:value-type="string" table:style-name="ce67">
            <text:p>Baja</text:p>
          </table:table-cell>
          <table:table-cell office:value-type="string" table:style-name="ce67">
            <text:p>Media</text:p>
          </table:table-cell>
          <table:table-cell office:value-type="string" table:style-name="ce68">
            <text:p>Alta</text:p>
          </table:table-cell>
          <table:table-cell table:number-columns-repeated="4" table:style-name="ce1"/>
          <table:table-cell office:value-type="string" table:style-name="ce22">
            <text:p>Empotrado</text:p>
          </table:table-cell>
          <table:table-cell office:value-type="float" office:value="2.8" table:style-name="ce23">
            <text:p>2,8</text:p>
          </table:table-cell>
          <table:table-cell office:value-type="float" office:value="1.2" table:style-name="ce23">
            <text:p>1,2</text:p>
          </table:table-cell>
          <table:table-cell office:value-type="float" office:value="2.5" table:style-name="ce23">
            <text:p>2,5</text:p>
          </table:table-cell>
          <table:table-cell office:value-type="float" office:value="0.32" table:style-name="ce23">
            <text:p>0,32</text:p>
          </table:table-cell>
          <table:table-cell table:style-name="ce1"/>
          <table:covered-table-cell/>
          <table:table-cell office:value-type="string" table:style-name="ce22">
            <text:p>Diseño del producto</text:p>
          </table:table-cell>
          <table:table-cell office:value-type="float" office:value="14.225250901074242" table:formula="of:=[.W$61]*[.AC62]*0.01" table:style-name="ce65">
            <text:p>14,2252509</text:p>
          </table:table-cell>
          <table:table-cell office:value-type="float" office:value="2.6139109709619142" table:formula="of:=[.X$61]*[.AD62]*0.01" table:style-name="ce65">
            <text:p>2,613910971</text:p>
          </table:table-cell>
          <table:table-cell office:value-type="float" office:value="5.442132903187356" table:formula="of:=[.W63]/[.X63]" table:style-name="ce23">
            <text:p>5,442132903</text:p>
          </table:table-cell>
          <table:table-cell office:value-type="float" office:value="1068.5224538888203" table:formula="of:=[.M$23]/[.W63]" table:style-name="ce23">
            <text:p>1068,522454</text:p>
          </table:table-cell>
          <table:table-cell table:style-name="ce1"/>
          <table:table-cell office:value-type="string" table:style-name="ce22">
            <text:p>Programación</text:p>
          </table:table-cell>
          <table:table-cell office:value-type="float" office:value="65" table:style-name="ce23">
            <text:p>65</text:p>
          </table:table-cell>
          <table:table-cell office:value-type="float" office:value="59" table:style-name="ce23">
            <text:p>59</text:p>
          </table:table-cell>
          <table:table-cell table:number-columns-repeated="16354" table:style-name="ce1"/>
        </table:table-row>
        <table:table-row table:style-name="ro2">
          <table:table-cell/>
          <table:table-cell office:value-type="string" table:style-name="ce37">
            <text:p>Registrarse</text:p>
          </table:table-cell>
          <table:table-cell office:value-type="float" office:value="1" table:style-name="ce38">
            <text:p>1</text:p>
          </table:table-cell>
          <table:table-cell office:value-type="float" office:value="2" table:style-name="ce38">
            <office:annotation draw:style-name="" svg:x="8.90625in" svg:y="11.0208333333333in" svg:width="1.13541666666667in" svg:height="0.260416666666667in">
              <text:p><text:span text:style-name="T2">Id y clave</text:span></text:p>
            </office:annotation>
            <text:p>2</text:p>
          </table:table-cell>
          <table:table-cell office:value-type="string" office:string-value="Baja" table:formula="of:=IF(ISBLANK([.B64]);&quot;&quot;;(IF([.C64]&lt;=[.G62];IF([.D64]&lt;=[.H61];[.H62];IF([.D64] &lt;=[.I61];[.I62];IF([.D64]&gt;=[.J61];[.J62];&quot;Error&quot;)));IF([.C64]&lt;=[.G63];IF([.D64]&lt;=[.H61];[.H63];IF([.D64]&lt;=[.I61];[.I63];IF([.D64]&gt;=[.J61];[.J63];&quot;Error&quot;)));IF([.C64]&gt;=[.G64];IF([.D64]&lt;=[.H61];[.H64];IF([.D64]&lt;=[.I61];[.I64];IF([.D64]&gt;=[.J61];[.J64];&quot;Error&quot;))))))))" table:style-name="ce15">
            <text:p>Baja</text:p>
          </table:table-cell>
          <table:table-cell office:value-type="string" table:style-name="ce78">
            <text:p>&gt;=3 FTR</text:p>
          </table:table-cell>
          <table:table-cell office:value-type="float" office:value="3" table:style-name="ce78">
            <text:p>3</text:p>
          </table:table-cell>
          <table:table-cell office:value-type="string" table:style-name="ce70">
            <text:p>Media</text:p>
          </table:table-cell>
          <table:table-cell office:value-type="string" table:style-name="ce70">
            <text:p>Alta</text:p>
          </table:table-cell>
          <table:table-cell office:value-type="string" table:style-name="ce71">
            <text:p>Alta</text:p>
          </table:table-cell>
          <table:table-cell table:number-columns-repeated="10" table:style-name="ce1"/>
          <table:covered-table-cell/>
          <table:table-cell office:value-type="string" table:style-name="ce22">
            <text:p>Programación</text:p>
          </table:table-cell>
          <table:table-cell office:value-type="float" office:value="57.790081785614106" table:formula="of:=[.W$61]*[.AC63]*0.01" table:style-name="ce65">
            <text:p>57,79008179</text:p>
          </table:table-cell>
          <table:table-cell office:value-type="float" office:value="8.116881436144892" table:formula="of:=[.X$61]*[.AD63]*0.01" table:style-name="ce65">
            <text:p>8,116881436</text:p>
          </table:table-cell>
          <table:table-cell office:value-type="float" office:value="7.1197395502504062" table:formula="of:=[.W64]/[.X64]" table:style-name="ce23">
            <text:p>7,11973955</text:p>
          </table:table-cell>
          <table:table-cell office:value-type="float" office:value="263.02091172647886" table:formula="of:=[.M$23]/[.W64]" table:style-name="ce23">
            <text:p>263,0209117</text:p>
          </table:table-cell>
          <table:table-cell table:style-name="ce1"/>
          <table:table-cell office:value-type="string" table:style-name="ce22">
            <text:p>Integración y prueba</text:p>
          </table:table-cell>
          <table:table-cell office:value-type="float" office:value="19" table:style-name="ce23">
            <text:p>19</text:p>
          </table:table-cell>
          <table:table-cell office:value-type="float" office:value="22" table:style-name="ce23">
            <text:p>22</text:p>
          </table:table-cell>
          <table:table-cell table:number-columns-repeated="16354" table:style-name="ce1"/>
        </table:table-row>
        <table:table-row table:style-name="ro2">
          <table:table-cell table:style-name="ce1"/>
          <table:table-cell office:value-type="string" table:style-name="ce37">
            <text:p>Registrar ID de nuevo dispositivo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office:annotation draw:style-name="" svg:x="8.90625in" svg:y="11.2291666666667in" svg:width="1.13541666666667in" svg:height="0.854166666666667in">
              <text:p><text:span text:style-name="T2">El usuario solo acerca el dispositivo, no hace nada mas...??¿¿¿</text:span></text:p>
            </office:annotation>
            <text:p>0</text:p>
          </table:table-cell>
          <table:table-cell office:value-type="string" office:string-value="Baja" table:formula="of:=IF(ISBLANK([.B65]);&quot;&quot;;(IF([.C65]&lt;=[.G62];IF([.D65]&lt;=[.H61];[.H62];IF([.D65] &lt;=[.I61];[.I62];IF([.D65]&gt;=[.J61];[.J62];&quot;Error&quot;)));IF([.C65]&lt;=[.G63];IF([.D65]&lt;=[.H61];[.H63];IF([.D65]&lt;=[.I61];[.I63];IF([.D65]&gt;=[.J61];[.J63];&quot;Error&quot;)));IF([.C65]&gt;=[.G64];IF([.D65]&lt;=[.H61];[.H64];IF([.D65]&lt;=[.I61];[.I64];IF([.D65]&gt;=[.J61];[.J64];&quot;Error&quot;))))))))" table:style-name="ce15">
            <text:p>Baja</text:p>
          </table:table-cell>
          <table:table-cell table:style-name="ce1"/>
          <table:table-cell table:style-name="ce31"/>
          <table:table-cell table:number-columns-repeated="13" table:style-name="ce1"/>
          <table:covered-table-cell/>
          <table:table-cell office:value-type="string" table:style-name="ce22">
            <text:p>Integración y prueba</text:p>
          </table:table-cell>
          <table:table-cell office:value-type="float" office:value="16.892485445025663" table:formula="of:=[.W$61]*[.AC64]*0.01" table:style-name="ce65">
            <text:p>16,89248545</text:p>
          </table:table-cell>
          <table:table-cell office:value-type="float" office:value="3.0266337558506375" table:formula="of:=[.X$61]*[.AD64]*0.01" table:style-name="ce65">
            <text:p>3,026633756</text:p>
          </table:table-cell>
          <table:table-cell office:value-type="float" office:value="5.5812783467347602" table:formula="of:=[.W65]/[.X65]" table:style-name="ce23">
            <text:p>5,581278347</text:p>
          </table:table-cell>
          <table:table-cell office:value-type="float" office:value="899.80838222216437" table:formula="of:=[.M$23]/[.W65]" table:style-name="ce23">
            <text:p>899,8083822</text:p>
          </table:table-cell>
          <table:table-cell table:number-columns-repeated="16358" table:style-name="ce1"/>
        </table:table-row>
        <table:table-row table:style-name="ro1">
          <table:table-cell table:style-name="ce1"/>
          <table:table-cell table:style-name="ce37"/>
          <table:table-cell table:number-columns-repeated="2" table:style-name="ce38"/>
          <table:table-cell office:value-type="string" office:string-value="" table:formula="of:=IF(ISBLANK([.B66]);&quot;&quot;;(IF([.C66]&lt;=[.G62];IF([.D66]&lt;=[.H61];[.H62];IF([.D66] &lt;=[.I61];[.I62];IF([.D66]&gt;=[.J61];[.J62];&quot;Error&quot;)));IF([.C66]&lt;=[.G63];IF([.D66]&lt;=[.H61];[.H63];IF([.D66]&lt;=[.I61];[.I63];IF([.D66]&gt;=[.J61];[.J63];&quot;Error&quot;)));IF([.C66]&gt;=[.G64];IF([.D66]&lt;=[.H61];[.H64];IF([.D66]&lt;=[.I61];[.I64];IF([.D66]&gt;=[.J61];[.J64];&quot;Error&quot;))))))))" table:style-name="ce15"/>
          <table:table-cell table:style-name="ce1"/>
          <table:table-cell table:style-name="ce31"/>
          <table:table-cell table:number-columns-repeated="13" table:style-name="ce1"/>
          <table:table-cell office:value-type="string" table:number-columns-spanned="1" table:number-rows-spanned="5" table:style-name="ce93">
            <text:p>Semi-acoplado</text:p>
          </table:table-cell>
          <table:table-cell office:value-type="string" table:style-name="ce22">
            <text:p>Total</text:p>
          </table:table-cell>
          <table:table-cell office:value-type="float" office:value="100.84172822427968" table:formula="of:=([.P62]*([.N23]^[.Q62]))*[.AK53]" table:style-name="ce77">
            <text:p>100,8417282</text:p>
          </table:table-cell>
          <table:table-cell office:value-type="float" office:value="12.566493376635044" table:formula="of:=[.R62]*([.W66]^[.S62])" table:style-name="ce77">
            <text:p>12,56649338</text:p>
          </table:table-cell>
          <table:table-cell office:value-type="float" office:value="8.0246513646977533" table:formula="of:=[.W66]/[.X66]" table:style-name="ce77">
            <text:p>8,024651365</text:p>
          </table:table-cell>
          <table:table-cell office:value-type="float" office:value="150.73125250485634" table:formula="of:=[.M$23]/[.W66]" table:style-name="ce77">
            <text:p>150,7312525</text:p>
          </table:table-cell>
          <table:table-cell table:style-name="ce1"/>
          <table:table-cell office:value-type="string" table:style-name="ce22">
            <text:p>Semia-acoplado</text:p>
          </table:table-cell>
          <table:table-cell office:value-type="string" table:style-name="ce22">
            <text:p>Esfuerzo</text:p>
          </table:table-cell>
          <table:table-cell office:value-type="string" table:style-name="ce22">
            <text:p>Duracion</text:p>
          </table:table-cell>
          <table:table-cell table:number-columns-repeated="16354"/>
        </table:table-row>
        <table:table-row table:style-name="ro2">
          <table:table-cell table:style-name="ce1"/>
          <table:table-cell table:style-name="ce37"/>
          <table:table-cell table:number-columns-repeated="2" table:style-name="ce38"/>
          <table:table-cell office:value-type="string" office:string-value="" table:formula="of:=IF(ISBLANK([.B67]);&quot;&quot;;(IF([.C67]&lt;=[.G62];IF([.D67]&lt;=[.H61];[.H62];IF([.D67] &lt;=[.I61];[.I62];IF([.D67]&gt;=[.J61];[.J62];&quot;Error&quot;)));IF([.C67]&lt;=[.G63];IF([.D67]&lt;=[.H61];[.H63];IF([.D67]&lt;=[.I61];[.I63];IF([.D67]&gt;=[.J61];[.J63];&quot;Error&quot;)));IF([.C67]&gt;=[.G64];IF([.D67]&lt;=[.H61];[.H64];IF([.D67]&lt;=[.I61];[.I64];IF([.D67]&gt;=[.J61];[.J64];&quot;Error&quot;))))))))" table:style-name="ce15"/>
          <table:table-cell table:style-name="ce1"/>
          <table:table-cell table:style-name="ce31"/>
          <table:table-cell office:value-type="string" table:style-name="ce2">
            <text:p>Clasificación</text:p>
          </table:table-cell>
          <table:table-cell office:value-type="string" table:style-name="ce2">
            <text:p>Clasificación</text:p>
          </table:table-cell>
          <table:table-cell office:value-type="string" table:style-name="ce2">
            <text:p>Clasificación</text:p>
          </table:table-cell>
          <table:table-cell table:number-columns-repeated="10" table:style-name="ce1"/>
          <table:covered-table-cell/>
          <table:table-cell office:value-type="string" table:style-name="ce22">
            <text:p>Planificació y requerimientos</text:p>
          </table:table-cell>
          <table:table-cell office:value-type="float" office:value="7.0589209756995777" table:formula="of:=[.W$66]*[.AC67]*0.01" table:style-name="ce23">
            <text:p>7,058920976</text:p>
          </table:table-cell>
          <table:table-cell office:value-type="float" office:value="2.2619688077943079" table:formula="of:=[.X$66]*[.AD67]*0.01" table:style-name="ce23">
            <text:p>2,261968808</text:p>
          </table:table-cell>
          <table:table-cell office:value-type="float" office:value="3.1206977529380153" table:formula="of:=[.W67]/[.X67]" table:style-name="ce23">
            <text:p>3,120697753</text:p>
          </table:table-cell>
          <table:table-cell office:value-type="float" office:value="2153.3036072122336" table:formula="of:=[.M$23]/[.W67]" table:style-name="ce23">
            <text:p>2153,303607</text:p>
          </table:table-cell>
          <table:table-cell table:style-name="ce1"/>
          <table:table-cell office:value-type="string" table:style-name="ce22">
            <text:p>Planificació y requerimientos</text:p>
          </table:table-cell>
          <table:table-cell office:value-type="float" office:value="7" table:style-name="ce23">
            <text:p>7</text:p>
          </table:table-cell>
          <table:table-cell office:value-type="float" office:value="18" table:style-name="ce23">
            <text:p>18</text:p>
          </table:table-cell>
          <table:table-cell table:number-columns-repeated="16354"/>
        </table:table-row>
        <table:table-row table:style-name="ro2">
          <table:table-cell table:style-name="ce1"/>
          <table:table-cell table:style-name="ce37"/>
          <table:table-cell table:number-columns-repeated="2" table:style-name="ce38"/>
          <table:table-cell office:value-type="string" office:string-value="" table:formula="of:=IF(ISBLANK([.B68]);&quot;&quot;;(IF([.C68]&lt;=[.G62];IF([.D68]&lt;=[.H61];[.H62];IF([.D68] &lt;=[.I61];[.I62];IF([.D68]&gt;=[.J61];[.J62];&quot;Error&quot;)));IF([.C68]&lt;=[.G63];IF([.D68]&lt;=[.H61];[.H63];IF([.D68]&lt;=[.I61];[.I63];IF([.D68]&gt;=[.J61];[.J63];&quot;Error&quot;)));IF([.C68]&gt;=[.G64];IF([.D68]&lt;=[.H61];[.H64];IF([.D68]&lt;=[.I61];[.I64];IF([.D68]&gt;=[.J61];[.J64];&quot;Error&quot;))))))))" table:style-name="ce15"/>
          <table:table-cell table:style-name="ce1"/>
          <table:table-cell office:value-type="string" table:style-name="ce3">
            <text:p>Complejidad</text:p>
          </table:table-cell>
          <table:table-cell office:value-type="string" table:style-name="ce4">
            <text:p>Baja</text:p>
          </table:table-cell>
          <table:table-cell office:value-type="string" table:style-name="ce4">
            <text:p>Media</text:p>
          </table:table-cell>
          <table:table-cell office:value-type="string" table:style-name="ce5">
            <text:p>Alta</text:p>
          </table:table-cell>
          <table:table-cell office:value-type="string" table:style-name="ce50">
            <text:p>Total</text:p>
          </table:table-cell>
          <table:table-cell table:number-columns-repeated="9" table:style-name="ce1"/>
          <table:covered-table-cell/>
          <table:table-cell office:value-type="string" table:style-name="ce22">
            <text:p>Diseño del producto</text:p>
          </table:table-cell>
          <table:table-cell office:value-type="float" office:value="17.143093798127545" table:formula="of:=[.W$66]*[.AC68]*0.01" table:style-name="ce23">
            <text:p>17,1430938</text:p>
          </table:table-cell>
          <table:table-cell office:value-type="float" office:value="3.1416233441587611" table:formula="of:=[.X$66]*[.AD68]*0.01" table:style-name="ce23">
            <text:p>3,141623344</text:p>
          </table:table-cell>
          <table:table-cell office:value-type="float" office:value="5.4567629279944718" table:formula="of:=[.W68]/[.X68]" table:style-name="ce23">
            <text:p>5,456762928</text:p>
          </table:table-cell>
          <table:table-cell office:value-type="float" office:value="886.65442649915508" table:formula="of:=[.M$23]/[.W68]" table:style-name="ce23">
            <text:p>886,6544265</text:p>
          </table:table-cell>
          <table:table-cell table:style-name="ce1"/>
          <table:table-cell office:value-type="string" table:style-name="ce22">
            <text:p>Diseño del producto</text:p>
          </table:table-cell>
          <table:table-cell office:value-type="float" office:value="17" table:style-name="ce23">
            <text:p>17</text:p>
          </table:table-cell>
          <table:table-cell office:value-type="float" office:value="25" table:style-name="ce23">
            <text:p>25</text:p>
          </table:table-cell>
          <table:table-cell table:number-columns-repeated="16354"/>
        </table:table-row>
        <table:table-row table:style-name="ro2">
          <table:table-cell table:style-name="ce1"/>
          <table:table-cell table:style-name="ce37"/>
          <table:table-cell table:number-columns-repeated="2" table:style-name="ce38"/>
          <table:table-cell office:value-type="string" office:string-value="" table:formula="of:=IF(ISBLANK([.B69]);&quot;&quot;;(IF([.C69]&lt;=[.G62];IF([.D69]&lt;=[.H61];[.H62];IF([.D69] &lt;=[.I61];[.I62];IF([.D69]&gt;=[.J61];[.J62];&quot;Error&quot;)));IF([.C69]&lt;=[.G63];IF([.D69]&lt;=[.H61];[.H63];IF([.D69]&lt;=[.I61];[.I63];IF([.D69]&gt;=[.J61];[.J63];&quot;Error&quot;)));IF([.C69]&gt;=[.G64];IF([.D69]&lt;=[.H61];[.H64];IF([.D69]&lt;=[.I61];[.I64];IF([.D69]&gt;=[.J61];[.J64];&quot;Error&quot;))))))))" table:style-name="ce15"/>
          <table:table-cell table:style-name="ce1"/>
          <table:table-cell office:value-type="string" table:style-name="ce44">
            <text:p>EI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6" table:style-name="ce79">
            <text:p>6</text:p>
          </table:table-cell>
          <table:table-cell table:number-columns-repeated="10" table:style-name="ce1"/>
          <table:covered-table-cell/>
          <table:table-cell office:value-type="string" table:style-name="ce22">
            <text:p>Programación</text:p>
          </table:table-cell>
          <table:table-cell office:value-type="float" office:value="61.513454216810608" table:formula="of:=[.W$66]*[.AC69]*0.01" table:style-name="ce23">
            <text:p>61,51345422</text:p>
          </table:table-cell>
          <table:table-cell office:value-type="float" office:value="6.5345765558502231" table:formula="of:=[.X$66]*[.AD69]*0.01" table:style-name="ce23">
            <text:p>6,534576556</text:p>
          </table:table-cell>
          <table:table-cell office:value-type="float" office:value="9.4135333316646719" table:formula="of:=[.W69]/[.X69]" table:style-name="ce23">
            <text:p>9,413533332</text:p>
          </table:table-cell>
          <table:table-cell office:value-type="float" office:value="247.10041394238746" table:formula="of:=[.M$23]/[.W69]" table:style-name="ce23">
            <text:p>247,1004139</text:p>
          </table:table-cell>
          <table:table-cell table:style-name="ce1"/>
          <table:table-cell office:value-type="string" table:style-name="ce22">
            <text:p>Programación</text:p>
          </table:table-cell>
          <table:table-cell office:value-type="float" office:value="61" table:style-name="ce23">
            <text:p>61</text:p>
          </table:table-cell>
          <table:table-cell office:value-type="float" office:value="52" table:style-name="ce23">
            <text:p>52</text:p>
          </table:table-cell>
          <table:table-cell table:number-columns-repeated="16354"/>
        </table:table-row>
        <table:table-row table:style-name="ro1">
          <table:table-cell table:style-name="ce1"/>
          <table:table-cell table:style-name="ce37"/>
          <table:table-cell table:number-columns-repeated="2" table:style-name="ce38"/>
          <table:table-cell office:value-type="string" office:string-value="" table:formula="of:=IF(ISBLANK([.B70]);&quot;&quot;;(IF([.C70]&lt;=[.G62];IF([.D70]&lt;=[.H61];[.H62];IF([.D70] &lt;=[.I61];[.I62];IF([.D70]&gt;=[.J61];[.J62];&quot;Error&quot;)));IF([.C70]&lt;=[.G63];IF([.D70]&lt;=[.H61];[.H63];IF([.D70]&lt;=[.I61];[.I63];IF([.D70]&gt;=[.J61];[.J63];&quot;Error&quot;)));IF([.C70]&gt;=[.G64];IF([.D70]&lt;=[.H61];[.H64];IF([.D70]&lt;=[.I61];[.I64];IF([.D70]&gt;=[.J61];[.J64];&quot;Error&quot;))))))))" table:style-name="ce15"/>
          <table:table-cell table:style-name="ce1"/>
          <table:table-cell office:value-type="string" table:style-name="ce47">
            <text:p>Cantidad</text:p>
          </table:table-cell>
          <table:table-cell office:value-type="float" office:value="3" table:formula="of:=DCOUNTA([.B62:.E71];[.E62];[.H67:.H68])" table:style-name="ce48">
            <text:p>3</text:p>
          </table:table-cell>
          <table:table-cell office:value-type="float" office:value="0" table:formula="of:=DCOUNTA([.B62:.E71];[.E62];[.I67:.I68])" table:style-name="ce48">
            <text:p>0</text:p>
          </table:table-cell>
          <table:table-cell office:value-type="float" office:value="0" table:formula="of:=DCOUNTA([.B62:.E71];[.E62];[.J67:.J68])" table:style-name="ce49">
            <text:p>0</text:p>
          </table:table-cell>
          <table:table-cell office:value-type="float" office:value="9" table:formula="of:=[.H69]*[.H70]+[.I69]*[.I70]+[.J69]*[.J70]" table:style-name="ce52">
            <text:p>9</text:p>
          </table:table-cell>
          <table:table-cell table:number-columns-repeated="9" table:style-name="ce1"/>
          <table:covered-table-cell/>
          <table:table-cell office:value-type="string" table:style-name="ce22">
            <text:p>Integración y prueba</text:p>
          </table:table-cell>
          <table:table-cell office:value-type="float" office:value="22.185180209341528" table:formula="of:=[.W$66]*[.AC70]*0.01" table:style-name="ce23">
            <text:p>22,18518021</text:p>
          </table:table-cell>
          <table:table-cell office:value-type="float" office:value="2.8902934766260602" table:formula="of:=[.X$66]*[.AD70]*0.01" table:style-name="ce23">
            <text:p>2,890293477</text:p>
          </table:table-cell>
          <table:table-cell office:value-type="float" office:value="7.6757534792761106" table:formula="of:=[.W70]/[.X70]" table:style-name="ce23">
            <text:p>7,675753479</text:p>
          </table:table-cell>
          <table:table-cell office:value-type="float" office:value="685.14205684025615" table:formula="of:=[.M$23]/[.W70]" table:style-name="ce23">
            <text:p>685,1420568</text:p>
          </table:table-cell>
          <table:table-cell table:style-name="ce1"/>
          <table:table-cell office:value-type="string" table:style-name="ce22">
            <text:p>Integración y prueba</text:p>
          </table:table-cell>
          <table:table-cell office:value-type="float" office:value="22" table:style-name="ce23">
            <text:p>22</text:p>
          </table:table-cell>
          <table:table-cell office:value-type="float" office:value="23" table:style-name="ce23">
            <text:p>23</text:p>
          </table:table-cell>
          <table:table-cell table:number-columns-repeated="16354"/>
        </table:table-row>
        <table:table-row table:style-name="ro1">
          <table:table-cell table:style-name="ce1"/>
          <table:table-cell table:style-name="ce47"/>
          <table:table-cell table:number-columns-repeated="2" table:style-name="ce48"/>
          <table:table-cell office:value-type="string" office:string-value="" table:formula="of:=IF(ISBLANK([.B71]);&quot;&quot;;(IF([.C71]&lt;=[.G62];IF([.D71]&lt;=[.H61];[.H62];IF([.D71] &lt;=[.I61];[.I62];IF([.D71]&gt;=[.J61];[.J62];&quot;Error&quot;)));IF([.C71]&lt;=[.G63];IF([.D71]&lt;=[.H61];[.H63];IF([.D71]&lt;=[.I61];[.I63];IF([.D71]&gt;=[.J61];[.J63];&quot;Error&quot;)));IF([.C71]&gt;=[.G64];IF([.D71]&lt;=[.H61];[.H64];IF([.D71]&lt;=[.I61];[.I64];IF([.D71]&gt;=[.J61];[.J64];&quot;Error&quot;))))))))" table:style-name="ce49"/>
          <table:table-cell table:style-name="ce1"/>
          <table:table-cell table:style-name="ce31"/>
          <table:table-cell table:number-columns-repeated="13" table:style-name="ce1"/>
          <table:table-cell office:value-type="string" table:number-columns-spanned="1" table:number-rows-spanned="5" table:style-name="ce93">
            <text:p>Empotrado</text:p>
          </table:table-cell>
          <table:table-cell office:value-type="string" table:style-name="ce22">
            <text:p>Total</text:p>
          </table:table-cell>
          <table:table-cell office:value-type="float" office:value="117.01042146661992" table:formula="of:=([.P63]*([.N23]^[.Q63]))*[.AK53]" table:style-name="ce77">
            <text:p>117,0104215</text:p>
          </table:table-cell>
          <table:table-cell office:value-type="float" office:value="11.475506482679032" table:formula="of:=[.R63]*([.W71]^[.S63])" table:style-name="ce77">
            <text:p>11,47550648</text:p>
          </table:table-cell>
          <table:table-cell office:value-type="float" office:value="10.196536566227714" table:formula="of:=[.W71]/[.X71]" table:style-name="ce77">
            <text:p>10,19653657</text:p>
          </table:table-cell>
          <table:table-cell office:value-type="float" office:value="129.90295915083232" table:formula="of:=[.M$23]/[.W71]" table:style-name="ce77">
            <text:p>129,9029592</text:p>
          </table:table-cell>
          <table:table-cell table:number-columns-repeated="16358" table:style-name="ce1"/>
        </table:table-row>
        <table:table-row table:style-name="ro2">
          <table:table-cell table:style-name="ce1"/>
          <table:table-cell table:number-columns-repeated="4" table:style-name="ce31"/>
          <table:table-cell table:style-name="ce1"/>
          <table:table-cell table:style-name="ce31"/>
          <table:table-cell office:value-type="string" table:style-name="ce4">
            <text:p>1 a 4 DET</text:p>
          </table:table-cell>
          <table:table-cell office:value-type="string" table:style-name="ce4">
            <text:p>5 a 15 DET</text:p>
          </table:table-cell>
          <table:table-cell office:value-type="string" table:style-name="ce5">
            <text:p>&gt;=16 DET</text:p>
          </table:table-cell>
          <table:table-cell table:number-columns-repeated="10" table:style-name="ce1"/>
          <table:covered-table-cell/>
          <table:table-cell office:value-type="string" table:style-name="ce22">
            <text:p>Planificació y requerimientos</text:p>
          </table:table-cell>
          <table:table-cell office:value-type="float" office:value="9.3608337173295944" table:formula="of:=[.W$71]*[.AC73]*0.01" table:style-name="ce23">
            <text:p>9,360833717</text:p>
          </table:table-cell>
          <table:table-cell office:value-type="float" office:value="3.213141815150129" table:formula="of:=[.X$71]*[.AD73]*0.01" table:style-name="ce23">
            <text:p>3,213141815</text:p>
          </table:table-cell>
          <table:table-cell office:value-type="float" office:value="2.9132961617793467" table:formula="of:=[.W72]/[.X72]" table:style-name="ce23">
            <text:p>2,913296162</text:p>
          </table:table-cell>
          <table:table-cell office:value-type="float" office:value="1623.7869893854038" table:formula="of:=[.M$23]/[.W72]" table:style-name="ce23">
            <text:p>1623,786989</text:p>
          </table:table-cell>
          <table:table-cell table:style-name="ce1"/>
          <table:table-cell office:value-type="string" table:style-name="ce22">
            <text:p>Empotrado</text:p>
          </table:table-cell>
          <table:table-cell office:value-type="string" table:style-name="ce22">
            <text:p>Esfuerzo</text:p>
          </table:table-cell>
          <table:table-cell office:value-type="string" table:style-name="ce22">
            <text:p>Duracion</text:p>
          </table:table-cell>
          <table:table-cell table:number-columns-repeated="16354"/>
        </table:table-row>
        <table:table-row table:style-name="ro2">
          <table:table-cell table:style-name="ce1"/>
          <table:table-cell office:value-type="string" table:number-columns-spanned="4" table:number-rows-spanned="1" table:style-name="ce95">
            <text:p>EQ ( Consultas Externas)</text:p>
          </table:table-cell>
          <table:covered-table-cell table:number-columns-repeated="3"/>
          <table:table-cell table:style-name="ce80"/>
          <table:table-cell office:value-type="string" table:style-name="ce3">
            <text:p>Complejidad</text:p>
          </table:table-cell>
          <table:table-cell office:value-type="float" office:value="4" table:style-name="ce2">
            <text:p>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table:number-columns-repeated="10" table:style-name="ce1"/>
          <table:covered-table-cell/>
          <table:table-cell office:value-type="string" table:style-name="ce22">
            <text:p>Diseño del producto</text:p>
          </table:table-cell>
          <table:table-cell office:value-type="float" office:value="21.061875863991585" table:formula="of:=[.W$71]*[.AC74]*0.01" table:style-name="ce23">
            <text:p>21,06187586</text:p>
          </table:table-cell>
          <table:table-cell office:value-type="float" office:value="3.6721620744572903" table:formula="of:=[.X$71]*[.AD74]*0.01" table:style-name="ce23">
            <text:p>3,672162074</text:p>
          </table:table-cell>
          <table:table-cell office:value-type="float" office:value="5.7355518185030885" table:formula="of:=[.W73]/[.X73]" table:style-name="ce23">
            <text:p>5,735551819</text:p>
          </table:table-cell>
          <table:table-cell office:value-type="float" office:value="721.68310639351284" table:formula="of:=[.M$23]/[.W73]" table:style-name="ce23">
            <text:p>721,6831064</text:p>
          </table:table-cell>
          <table:table-cell table:style-name="ce1"/>
          <table:table-cell office:value-type="string" table:style-name="ce22">
            <text:p>Planificació y requerimientos</text:p>
          </table:table-cell>
          <table:table-cell office:value-type="float" office:value="8" table:style-name="ce23">
            <text:p>8</text:p>
          </table:table-cell>
          <table:table-cell office:value-type="float" office:value="28" table:style-name="ce23">
            <text:p>28</text:p>
          </table:table-cell>
          <table:table-cell table:number-columns-repeated="16354"/>
        </table:table-row>
        <table:table-row table:style-name="ro2">
          <table:table-cell table:style-name="ce1"/>
          <table:table-cell office:value-type="string" table:style-name="ce34">
            <text:p>Nombre</text:p>
          </table:table-cell>
          <table:table-cell office:value-type="string" table:style-name="ce2">
            <text:p>Nº de Registros Lógicos(FTR)</text:p>
          </table:table-cell>
          <table:table-cell office:value-type="string" table:style-name="ce2">
            <text:p>Atributos(DET)</text:p>
          </table:table-cell>
          <table:table-cell office:value-type="string" table:style-name="ce35">
            <text:p>Clasificación</text:p>
          </table:table-cell>
          <table:table-cell office:value-type="string" table:style-name="ce44">
            <text:p>0-1 FTR</text:p>
          </table:table-cell>
          <table:table-cell office:value-type="float" office:value="1" table:style-name="ce44">
            <text:p>1</text:p>
          </table:table-cell>
          <table:table-cell office:value-type="string" table:style-name="ce67">
            <text:p>Baja</text:p>
          </table:table-cell>
          <table:table-cell office:value-type="string" table:style-name="ce67">
            <text:p>Baja</text:p>
          </table:table-cell>
          <table:table-cell office:value-type="string" table:style-name="ce68">
            <text:p>Media</text:p>
          </table:table-cell>
          <table:table-cell table:number-columns-repeated="10" table:style-name="ce1"/>
          <table:covered-table-cell/>
          <table:table-cell office:value-type="string" table:style-name="ce22">
            <text:p>Programación</text:p>
          </table:table-cell>
          <table:table-cell office:value-type="float" office:value="66.695940235973353" table:formula="of:=[.W$71]*[.AC75]*0.01" table:style-name="ce23">
            <text:p>66,69594024</text:p>
          </table:table-cell>
          <table:table-cell office:value-type="float" office:value="5.0492228523787741" table:formula="of:=[.X$71]*[.AD75]*0.01" table:style-name="ce23">
            <text:p>5,049222852</text:p>
          </table:table-cell>
          <table:table-cell office:value-type="float" office:value="13.209149642613173" table:formula="of:=[.W74]/[.X74]" table:style-name="ce23">
            <text:p>13,20914964</text:p>
          </table:table-cell>
          <table:table-cell office:value-type="float" office:value="227.89992833479354" table:formula="of:=[.M$23]/[.W74]" table:style-name="ce23">
            <text:p>227,8999283</text:p>
          </table:table-cell>
          <table:table-cell table:style-name="ce1"/>
          <table:table-cell office:value-type="string" table:style-name="ce22">
            <text:p>Diseño del producto</text:p>
          </table:table-cell>
          <table:table-cell office:value-type="float" office:value="18" table:style-name="ce23">
            <text:p>18</text:p>
          </table:table-cell>
          <table:table-cell office:value-type="float" office:value="32" table:style-name="ce23">
            <text:p>32</text:p>
          </table:table-cell>
          <table:table-cell table:number-columns-repeated="16354"/>
        </table:table-row>
        <table:table-row table:style-name="ro2">
          <table:table-cell office:value-type="string" table:style-name="ce81">
            <text:p>Entrada</text:p>
          </table:table-cell>
          <table:table-cell office:value-type="string" table:style-name="ce37">
            <text:p>Ver Datos de un Dispositivo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office:annotation draw:style-name="" svg:x="8.90625in" svg:y="13.0104166666667in" svg:width="1.13541666666667in" svg:height="0.260416666666667in">
              <text:p><text:span text:style-name="T2">id</text:span></text:p>
            </office:annotation>
            <text:p>1</text:p>
          </table:table-cell>
          <table:table-cell office:value-type="string" office:string-value="Baja" table:formula="of:=IF(ISBLANK([.B75]);&quot;&quot;;(IF([.C75]&lt;=[.G74];IF([.D75]&lt;=[.H73];[.H74];IF([.D75] &lt;=[.I73];[.I74];IF([.D75]&gt;=[.J73];[.J74];&quot;Error&quot;)));IF([.C75]&lt;=[.G75];IF([.D75]&lt;=[.H73];[.H75];IF([.D75]&lt;=[.I73];[.I75];IF([.D75]&gt;=[.J73];[.J75];&quot;Error&quot;)));IF([.C75]&gt;=[.G76];IF([.D75]&lt;=[.H73];[.H76];IF([.D75]&lt;=[.I73];[.I76];IF([.D75]&gt;=[.J73];[.J76];&quot;Error&quot;))))))))" table:style-name="ce15">
            <text:p>Baja</text:p>
          </table:table-cell>
          <table:table-cell office:value-type="string" table:style-name="ce44">
            <text:p>2 FTR</text:p>
          </table:table-cell>
          <table:table-cell office:value-type="float" office:value="2" table:style-name="ce44">
            <text:p>2</text:p>
          </table:table-cell>
          <table:table-cell office:value-type="string" table:style-name="ce67">
            <text:p>Baja</text:p>
          </table:table-cell>
          <table:table-cell office:value-type="string" table:style-name="ce67">
            <text:p>Media</text:p>
          </table:table-cell>
          <table:table-cell office:value-type="string" table:style-name="ce68">
            <text:p>Alta</text:p>
          </table:table-cell>
          <table:table-cell table:number-columns-repeated="10" table:style-name="ce1"/>
          <table:covered-table-cell/>
          <table:table-cell office:value-type="string" table:style-name="ce22">
            <text:p>Integración y prueba</text:p>
          </table:table-cell>
          <table:table-cell office:value-type="float" office:value="29.252605366654979" table:formula="of:=[.W$71]*[.AC76]*0.01" table:style-name="ce23">
            <text:p>29,25260537</text:p>
          </table:table-cell>
          <table:table-cell office:value-type="float" office:value="2.7541215558429677" table:formula="of:=[.X$71]*[.AD76]*0.01" table:style-name="ce23">
            <text:p>2,754121556</text:p>
          </table:table-cell>
          <table:table-cell office:value-type="float" office:value="10.621392256487201" table:formula="of:=[.W75]/[.X75]" table:style-name="ce23">
            <text:p>10,62139226</text:p>
          </table:table-cell>
          <table:table-cell office:value-type="float" office:value="519.61183660332927" table:formula="of:=[.M$23]/[.W75]" table:style-name="ce23">
            <text:p>519,6118366</text:p>
          </table:table-cell>
          <table:table-cell table:style-name="ce1"/>
          <table:table-cell office:value-type="string" table:style-name="ce22">
            <text:p>Programación</text:p>
          </table:table-cell>
          <table:table-cell office:value-type="float" office:value="57" table:style-name="ce23">
            <text:p>57</text:p>
          </table:table-cell>
          <table:table-cell office:value-type="float" office:value="44" table:style-name="ce23">
            <text:p>44</text:p>
          </table:table-cell>
          <table:table-cell table:number-columns-repeated="16354"/>
        </table:table-row>
        <table:table-row table:style-name="ro2">
          <table:table-cell table:style-name="ce1"/>
          <table:table-cell office:value-type="string" table:style-name="ce37">
            <text:p>Preguntar por IP de Punto de Acceso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office:annotation draw:style-name="" svg:x="8.90625in" svg:y="13.1979166666667in" svg:width="1.13541666666667in" svg:height="0.260416666666667in">
              <text:p><text:span text:style-name="T2">id</text:span></text:p>
            </office:annotation>
            <text:p>1</text:p>
          </table:table-cell>
          <table:table-cell office:value-type="string" office:string-value="Baja" table:formula="of:=IF(ISBLANK([.B76]);&quot;&quot;;(IF([.C76]&lt;=[.G74];IF([.D76]&lt;=[.H73];[.H74];IF([.D76] &lt;=[.I73];[.I74];IF([.D76]&gt;=[.J73];[.J74];&quot;Error&quot;)));IF([.C76]&lt;=[.G75];IF([.D76]&lt;=[.H73];[.H75];IF([.D76]&lt;=[.I73];[.I75];IF([.D76]&gt;=[.J73];[.J75];&quot;Error&quot;)));IF([.C76]&gt;=[.G76];IF([.D76]&lt;=[.H73];[.H76];IF([.D76]&lt;=[.I73];[.I76];IF([.D76]&gt;=[.J73];[.J76];&quot;Error&quot;))))))))" table:style-name="ce15">
            <text:p>Baja</text:p>
          </table:table-cell>
          <table:table-cell office:value-type="string" table:style-name="ce78">
            <text:p>&gt;=3 FTR</text:p>
          </table:table-cell>
          <table:table-cell office:value-type="float" office:value="3" table:style-name="ce78">
            <text:p>3</text:p>
          </table:table-cell>
          <table:table-cell office:value-type="string" table:style-name="ce70">
            <text:p>Media</text:p>
          </table:table-cell>
          <table:table-cell office:value-type="string" table:style-name="ce70">
            <text:p>Alta</text:p>
          </table:table-cell>
          <table:table-cell office:value-type="string" table:style-name="ce71">
            <text:p>Alta</text:p>
          </table:table-cell>
          <table:table-cell table:number-columns-repeated="17" table:style-name="ce1"/>
          <table:table-cell office:value-type="string" table:style-name="ce22">
            <text:p>Integración y prueba</text:p>
          </table:table-cell>
          <table:table-cell office:value-type="float" office:value="25" table:style-name="ce23">
            <text:p>25</text:p>
          </table:table-cell>
          <table:table-cell office:value-type="float" office:value="24" table:style-name="ce23">
            <text:p>24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37">
            <text:p>Encender los Dispositivos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string" office:string-value="Baja" table:formula="of:=IF(ISBLANK([.B77]);&quot;&quot;;(IF([.C77]&lt;=[.G74];IF([.D77]&lt;=[.H73];[.H74];IF([.D77] &lt;=[.I73];[.I74];IF([.D77]&gt;=[.J73];[.J74];&quot;Error&quot;)));IF([.C77]&lt;=[.G75];IF([.D77]&lt;=[.H73];[.H75];IF([.D77]&lt;=[.I73];[.I75];IF([.D77]&gt;=[.J73];[.J75];&quot;Error&quot;)));IF([.C77]&gt;=[.G76];IF([.D77]&lt;=[.H73];[.H76];IF([.D77]&lt;=[.I73];[.I76];IF([.D77]&gt;=[.J73];[.J76];&quot;Error&quot;))))))))" table:style-name="ce15">
            <text:p>Baja</text:p>
          </table:table-cell>
          <table:table-cell table:style-name="ce80"/>
          <table:table-cell table:style-name="ce3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37">
            <text:p>Temporizar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string" office:string-value="Baja" table:formula="of:=IF(ISBLANK([.B78]);&quot;&quot;;(IF([.C78]&lt;=[.G74];IF([.D78]&lt;=[.H73];[.H74];IF([.D78] &lt;=[.I73];[.I74];IF([.D78]&gt;=[.J73];[.J74];&quot;Error&quot;)));IF([.C78]&lt;=[.G75];IF([.D78]&lt;=[.H73];[.H75];IF([.D78]&lt;=[.I73];[.I75];IF([.D78]&gt;=[.J73];[.J75];&quot;Error&quot;)));IF([.C78]&gt;=[.G76];IF([.D78]&lt;=[.H73];[.H76];IF([.D78]&lt;=[.I73];[.I76];IF([.D78]&gt;=[.J73];[.J76];&quot;Error&quot;))))))))" table:style-name="ce15">
            <text:p>Baja</text:p>
          </table:table-cell>
          <table:table-cell table:style-name="ce80"/>
          <table:table-cell table:style-name="ce31"/>
          <table:table-cell table:number-columns-repeated="16377" table:style-name="ce1"/>
        </table:table-row>
        <table:table-row table:style-name="ro2">
          <table:table-cell table:style-name="ce1"/>
          <table:table-cell table:style-name="ce37"/>
          <table:table-cell table:number-columns-repeated="2" table:style-name="ce38"/>
          <table:table-cell office:value-type="string" office:string-value="" table:formula="of:=IF(ISBLANK([.B79]);&quot;&quot;;(IF([.C79]&lt;=[.G74];IF([.D79]&lt;=[.H73];[.H74];IF([.D79] &lt;=[.I73];[.I74];IF([.D79]&gt;=[.J73];[.J74];&quot;Error&quot;)));IF([.C79]&lt;=[.G75];IF([.D79]&lt;=[.H73];[.H75];IF([.D79]&lt;=[.I73];[.I75];IF([.D79]&gt;=[.J73];[.J75];&quot;Error&quot;)));IF([.C79]&gt;=[.G76];IF([.D79]&lt;=[.H73];[.H76];IF([.D79]&lt;=[.I73];[.I76];IF([.D79]&gt;=[.J73];[.J76];&quot;Error&quot;))))))))" table:style-name="ce15"/>
          <table:table-cell table:style-name="ce80"/>
          <table:table-cell table:style-name="ce82"/>
          <table:table-cell office:value-type="string" table:style-name="ce2">
            <text:p>Clasificación</text:p>
          </table:table-cell>
          <table:table-cell office:value-type="string" table:style-name="ce2">
            <text:p>Clasificación</text:p>
          </table:table-cell>
          <table:table-cell office:value-type="string" table:style-name="ce2">
            <text:p>Clasificación</text:p>
          </table:table-cell>
          <table:table-cell table:style-name="ce80"/>
          <table:table-cell table:number-columns-repeated="16373" table:style-name="ce1"/>
        </table:table-row>
        <table:table-row table:style-name="ro2">
          <table:table-cell table:style-name="ce1"/>
          <table:table-cell table:style-name="ce37"/>
          <table:table-cell table:number-columns-repeated="2" table:style-name="ce38"/>
          <table:table-cell office:value-type="string" office:string-value="" table:formula="of:=IF(ISBLANK([.B80]);&quot;&quot;;(IF([.C80]&lt;=[.G74];IF([.D80]&lt;=[.H73];[.H74];IF([.D80] &lt;=[.I73];[.I74];IF([.D80]&gt;=[.J73];[.J74];&quot;Error&quot;)));IF([.C80]&lt;=[.G75];IF([.D80]&lt;=[.H73];[.H75];IF([.D80]&lt;=[.I73];[.I75];IF([.D80]&gt;=[.J73];[.J75];&quot;Error&quot;)));IF([.C80]&gt;=[.G76];IF([.D80]&lt;=[.H73];[.H76];IF([.D80]&lt;=[.I73];[.I76];IF([.D80]&gt;=[.J73];[.J76];&quot;Error&quot;))))))))" table:style-name="ce15"/>
          <table:table-cell table:style-name="ce80"/>
          <table:table-cell office:value-type="string" table:style-name="ce3">
            <text:p>Complejidad</text:p>
          </table:table-cell>
          <table:table-cell office:value-type="string" table:style-name="ce4">
            <text:p>Baja</text:p>
          </table:table-cell>
          <table:table-cell office:value-type="string" table:style-name="ce4">
            <text:p>Media</text:p>
          </table:table-cell>
          <table:table-cell office:value-type="string" table:style-name="ce5">
            <text:p>Alta</text:p>
          </table:table-cell>
          <table:table-cell office:value-type="string" table:style-name="ce50">
            <text:p>Total</text:p>
          </table:table-cell>
          <table:table-cell table:number-columns-repeated="16373" table:style-name="ce1"/>
        </table:table-row>
        <table:table-row table:style-name="ro2">
          <table:table-cell table:style-name="ce1"/>
          <table:table-cell table:style-name="ce37"/>
          <table:table-cell table:number-columns-repeated="2" table:style-name="ce38"/>
          <table:table-cell office:value-type="string" office:string-value="" table:formula="of:=IF(ISBLANK([.B81]);&quot;&quot;;(IF([.C81]&lt;=[.G74];IF([.D81]&lt;=[.H73];[.H74];IF([.D81] &lt;=[.I73];[.I74];IF([.D81]&gt;=[.J73];[.J74];&quot;Error&quot;)));IF([.C81]&lt;=[.G75];IF([.D81]&lt;=[.H73];[.H75];IF([.D81]&lt;=[.I73];[.I75];IF([.D81]&gt;=[.J73];[.J75];&quot;Error&quot;)));IF([.C81]&gt;=[.G76];IF([.D81]&lt;=[.H73];[.H76];IF([.D81]&lt;=[.I73];[.I76];IF([.D81]&gt;=[.J73];[.J76];&quot;Error&quot;))))))))" table:style-name="ce15"/>
          <table:table-cell table:style-name="ce80"/>
          <table:table-cell office:value-type="string" table:style-name="ce44">
            <text:p>EI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6" table:style-name="ce79">
            <text:p>6</text:p>
          </table:table-cell>
          <table:table-cell table:style-name="ce80"/>
          <table:table-cell table:number-columns-repeated="16373"/>
        </table:table-row>
        <table:table-row table:style-name="ro1">
          <table:table-cell table:style-name="ce1"/>
          <table:table-cell table:style-name="ce37"/>
          <table:table-cell table:number-columns-repeated="2" table:style-name="ce38"/>
          <table:table-cell office:value-type="string" office:string-value="" table:formula="of:=IF(ISBLANK([.B82]);&quot;&quot;;(IF([.C82]&lt;=[.G74];IF([.D82]&lt;=[.H73];[.H74];IF([.D82] &lt;=[.I73];[.I74];IF([.D82]&gt;=[.J73];[.J74];&quot;Error&quot;)));IF([.C82]&lt;=[.G75];IF([.D82]&lt;=[.H73];[.H75];IF([.D82]&lt;=[.I73];[.I75];IF([.D82]&gt;=[.J73];[.J75];&quot;Error&quot;)));IF([.C82]&gt;=[.G76];IF([.D82]&lt;=[.H73];[.H76];IF([.D82]&lt;=[.I73];[.I76];IF([.D82]&gt;=[.J73];[.J76];&quot;Error&quot;))))))))" table:style-name="ce15"/>
          <table:table-cell table:style-name="ce80"/>
          <table:table-cell office:value-type="string" table:style-name="ce47">
            <text:p>Cantidad</text:p>
          </table:table-cell>
          <table:table-cell office:value-type="float" office:value="4" table:formula="of:=DCOUNTA([.B95:.E105];[.E95];[.H79:.H80])" table:style-name="ce48">
            <text:p>4</text:p>
          </table:table-cell>
          <table:table-cell office:value-type="float" office:value="0" table:formula="of:=DCOUNTA([.B95:.E105];[.E95];[.I79:.I80])" table:style-name="ce48">
            <text:p>0</text:p>
          </table:table-cell>
          <table:table-cell office:value-type="float" office:value="0" table:formula="of:=DCOUNTA([.B95:.E105];[.E95];[.J79:.J80])" table:style-name="ce49">
            <text:p>0</text:p>
          </table:table-cell>
          <table:table-cell office:value-type="float" office:value="12" table:formula="of:=[.H81]*[.H82]+[.I81]*[.I82]+[.J81]*[.J82]" table:style-name="ce52">
            <text:p>12</text:p>
          </table:table-cell>
          <table:table-cell table:number-columns-repeated="16373"/>
        </table:table-row>
        <table:table-row table:style-name="ro1">
          <table:table-cell table:style-name="ce1"/>
          <table:table-cell table:style-name="ce37"/>
          <table:table-cell table:number-columns-repeated="2" table:style-name="ce38"/>
          <table:table-cell office:value-type="string" office:string-value="" table:formula="of:=IF(ISBLANK([.B83]);&quot;&quot;;(IF([.C83]&lt;=[.G74];IF([.D83]&lt;=[.H73];[.H74];IF([.D83] &lt;=[.I73];[.I74];IF([.D83]&gt;=[.J73];[.J74];&quot;Error&quot;)));IF([.C83]&lt;=[.G75];IF([.D83]&lt;=[.H73];[.H75];IF([.D83]&lt;=[.I73];[.I75];IF([.D83]&gt;=[.J73];[.J75];&quot;Error&quot;)));IF([.C83]&gt;=[.G76];IF([.D83]&lt;=[.H73];[.H76];IF([.D83]&lt;=[.I73];[.I76];IF([.D83]&gt;=[.J73];[.J76];&quot;Error&quot;))))))))" table:style-name="ce15"/>
          <table:table-cell table:style-name="ce80"/>
          <table:table-cell table:number-columns-repeated="2" table:style-name="ce83"/>
          <table:table-cell table:number-columns-repeated="3" table:style-name="ce80"/>
          <table:table-cell table:number-columns-repeated="16373"/>
        </table:table-row>
        <table:table-row table:style-name="ro1">
          <table:table-cell table:style-name="ce1"/>
          <table:table-cell table:style-name="ce37"/>
          <table:table-cell table:number-columns-repeated="2" table:style-name="ce38"/>
          <table:table-cell office:value-type="string" office:string-value="" table:formula="of:=IF(ISBLANK([.B84]);&quot;&quot;;(IF([.C84]&lt;=[.G74];IF([.D84]&lt;=[.H73];[.H74];IF([.D84] &lt;=[.I73];[.I74];IF([.D84]&gt;=[.J73];[.J74];&quot;Error&quot;)));IF([.C84]&lt;=[.G75];IF([.D84]&lt;=[.H73];[.H75];IF([.D84]&lt;=[.I73];[.I75];IF([.D84]&gt;=[.J73];[.J75];&quot;Error&quot;)));IF([.C84]&gt;=[.G76];IF([.D84]&lt;=[.H73];[.H76];IF([.D84]&lt;=[.I73];[.I76];IF([.D84]&gt;=[.J73];[.J76];&quot;Error&quot;))))))))" table:style-name="ce15"/>
          <table:table-cell table:style-name="ce80"/>
          <table:table-cell table:number-columns-repeated="2" table:style-name="ce31"/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84">
            <text:p>Ver Datos de un Dispositivo</text:p>
          </table:table-cell>
          <table:table-cell office:value-type="float" office:value="1" table:style-name="ce85">
            <text:p>1</text:p>
          </table:table-cell>
          <table:table-cell office:value-type="float" office:value="1" table:style-name="ce85">
            <office:annotation draw:style-name="" svg:x="8.90625in" svg:y="14.7916666666667in" svg:width="1.13541666666667in" svg:height="0.260416666666667in">
              <text:p><text:span text:style-name="T2">ip</text:span></text:p>
            </office:annotation>
            <text:p>1</text:p>
          </table:table-cell>
          <table:table-cell office:value-type="string" office:string-value="Baja" table:formula="of:=IF(ISBLANK([.B85]);&quot;&quot;;(IF([.C85]&lt;=[.G48];IF([.D85]&lt;=[.H47];[.H48];IF([.D85] &lt;=[.I47];[.I48];IF([.D85]&gt;=[.J47];[.J48];&quot;Error&quot;)));IF([.C85]&lt;=[.G49];IF([.D85]&lt;=[.H47];[.H49];IF([.D85]&lt;=[.I47];[.I49];IF([.D85]&gt;=[.J47];[.J49];&quot;Error&quot;)));IF([.C85]&gt;=[.G50];IF([.D85]&lt;=[.H47];[.H50];IF([.D85]&lt;=[.I47];[.I50];IF([.D85]&gt;=[.J47];[.J50];&quot;Error&quot;))))))))" table:style-name="ce86">
            <text:p>Baja</text:p>
          </table:table-cell>
          <table:table-cell table:style-name="ce80"/>
          <table:table-cell table:style-name="ce31"/>
          <table:table-cell office:value-type="string" table:style-name="ce4">
            <text:p>1 a 5 DET</text:p>
          </table:table-cell>
          <table:table-cell office:value-type="string" table:style-name="ce4">
            <text:p>6 a 19 DET</text:p>
          </table:table-cell>
          <table:table-cell office:value-type="string" table:style-name="ce5">
            <text:p>&gt;=20 DET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1">
            <text:p>Salida</text:p>
          </table:table-cell>
          <table:table-cell office:value-type="string" table:style-name="ce37">
            <text:p>Preguntar por IP de Punto de Acceso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office:annotation draw:style-name="" svg:x="8.90625in" svg:y="14.9791666666667in" svg:width="1.13541666666667in" svg:height="0.260416666666667in">
              <text:p><text:span text:style-name="T2">ip</text:span></text:p>
            </office:annotation>
            <text:p>1</text:p>
          </table:table-cell>
          <table:table-cell office:value-type="string" office:string-value="Baja" table:formula="of:=IF(ISBLANK([.B86]);&quot;&quot;;(IF([.C86]&lt;=[.G48];IF([.D86]&lt;=[.H47];[.H48];IF([.D86] &lt;=[.I47];[.I48];IF([.D86]&gt;=[.J47];[.J48];&quot;Error&quot;)));IF([.C86]&lt;=[.G49];IF([.D86]&lt;=[.H47];[.H49];IF([.D86]&lt;=[.I47];[.I49];IF([.D86]&gt;=[.J47];[.J49];&quot;Error&quot;)));IF([.C86]&gt;=[.G50];IF([.D86]&lt;=[.H47];[.H50];IF([.D86]&lt;=[.I47];[.I50];IF([.D86]&gt;=[.J47];[.J50];&quot;Error&quot;))))))))" table:style-name="ce15">
            <text:p>Baja</text:p>
          </table:table-cell>
          <table:table-cell table:style-name="ce80"/>
          <table:table-cell office:value-type="string" table:style-name="ce3">
            <text:p>Complejidad</text:p>
          </table:table-cell>
          <table:table-cell office:value-type="float" office:value="5" table:style-name="ce4">
            <text:p>5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5">
            <text:p>20</text:p>
          </table:table-cell>
          <table:table-cell table:number-columns-repeated="16374" table:style-name="ce1"/>
        </table:table-row>
        <table:table-row table:style-name="ro2">
          <table:table-cell table:style-name="ce1"/>
          <table:table-cell office:value-type="string" table:style-name="ce37">
            <text:p>Encender los Dispositivos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string" office:string-value="Baja" table:formula="of:=IF(ISBLANK([.B87]);&quot;&quot;;(IF([.C87]&lt;=[.G48];IF([.D87]&lt;=[.H47];[.H48];IF([.D87] &lt;=[.I47];[.I48];IF([.D87]&gt;=[.J47];[.J48];&quot;Error&quot;)));IF([.C87]&lt;=[.G49];IF([.D87]&lt;=[.H47];[.H49];IF([.D87]&lt;=[.I47];[.I49];IF([.D87]&gt;=[.J47];[.J49];&quot;Error&quot;)));IF([.C87]&gt;=[.G50];IF([.D87]&lt;=[.H47];[.H50];IF([.D87]&lt;=[.I47];[.I50];IF([.D87]&gt;=[.J47];[.J50];&quot;Error&quot;))))))))" table:style-name="ce15">
            <text:p>Baja</text:p>
          </table:table-cell>
          <table:table-cell office:value-type="string" table:style-name="ce66">
            <text:p>0 - 1</text:p>
          </table:table-cell>
          <table:table-cell office:value-type="float" office:value="1" table:style-name="ce44">
            <text:p>1</text:p>
          </table:table-cell>
          <table:table-cell office:value-type="string" table:style-name="ce18">
            <text:p>Baja</text:p>
          </table:table-cell>
          <table:table-cell office:value-type="string" table:style-name="ce67">
            <text:p>Baja</text:p>
          </table:table-cell>
          <table:table-cell office:value-type="string" table:style-name="ce68">
            <text:p>Media</text:p>
          </table:table-cell>
          <table:table-cell table:number-columns-repeated="16374" table:style-name="ce1"/>
        </table:table-row>
        <table:table-row table:style-name="ro2">
          <table:table-cell table:style-name="ce1"/>
          <table:table-cell office:value-type="string" table:style-name="ce37">
            <text:p>Temporizar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string" office:string-value="Baja" table:formula="of:=IF(ISBLANK([.B88]);&quot;&quot;;(IF([.C88]&lt;=[.G48];IF([.D88]&lt;=[.H47];[.H48];IF([.D88] &lt;=[.I47];[.I48];IF([.D88]&gt;=[.J47];[.J48];&quot;Error&quot;)));IF([.C88]&lt;=[.G49];IF([.D88]&lt;=[.H47];[.H49];IF([.D88]&lt;=[.I47];[.I49];IF([.D88]&gt;=[.J47];[.J49];&quot;Error&quot;)));IF([.C88]&gt;=[.G50];IF([.D88]&lt;=[.H47];[.H50];IF([.D88]&lt;=[.I47];[.I50];IF([.D88]&gt;=[.J47];[.J50];&quot;Error&quot;))))))))" table:style-name="ce15">
            <text:p>Baja</text:p>
          </table:table-cell>
          <table:table-cell office:value-type="string" table:style-name="ce66">
            <text:p>2 – 3</text:p>
          </table:table-cell>
          <table:table-cell office:value-type="float" office:value="3" table:style-name="ce44">
            <text:p>3</text:p>
          </table:table-cell>
          <table:table-cell office:value-type="string" table:style-name="ce18">
            <text:p>Baja</text:p>
          </table:table-cell>
          <table:table-cell office:value-type="string" table:style-name="ce67">
            <text:p>Media</text:p>
          </table:table-cell>
          <table:table-cell office:value-type="string" table:style-name="ce68">
            <text:p>Alta</text:p>
          </table:table-cell>
          <table:table-cell table:number-columns-repeated="16374" table:style-name="ce1"/>
        </table:table-row>
        <table:table-row table:style-name="ro2">
          <table:table-cell table:style-name="ce1"/>
          <table:table-cell table:style-name="ce37"/>
          <table:table-cell table:number-columns-repeated="2" table:style-name="ce38"/>
          <table:table-cell office:value-type="string" office:string-value="" table:formula="of:=IF(ISBLANK([.B89]);&quot;&quot;;(IF([.C89]&lt;=[.G48];IF([.D89]&lt;=[.H47];[.H48];IF([.D89] &lt;=[.I47];[.I48];IF([.D89]&gt;=[.J47];[.J48];&quot;Error&quot;)));IF([.C89]&lt;=[.G49];IF([.D89]&lt;=[.H47];[.H49];IF([.D89]&lt;=[.I47];[.I49];IF([.D89]&gt;=[.J47];[.J49];&quot;Error&quot;)));IF([.C89]&gt;=[.G50];IF([.D89]&lt;=[.H47];[.H50];IF([.D89]&lt;=[.I47];[.I50];IF([.D89]&gt;=[.J47];[.J50];&quot;Error&quot;))))))))" table:style-name="ce15"/>
          <table:table-cell office:value-type="string" table:style-name="ce69">
            <text:p>&gt;=4</text:p>
          </table:table-cell>
          <table:table-cell office:value-type="float" office:value="4" table:style-name="ce78">
            <text:p>4</text:p>
          </table:table-cell>
          <table:table-cell office:value-type="string" table:style-name="ce87">
            <text:p>Media</text:p>
          </table:table-cell>
          <table:table-cell office:value-type="string" table:style-name="ce70">
            <text:p>Alta</text:p>
          </table:table-cell>
          <table:table-cell office:value-type="string" table:style-name="ce71">
            <text:p>Alta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style-name="ce37"/>
          <table:table-cell table:number-columns-repeated="2" table:style-name="ce38"/>
          <table:table-cell office:value-type="string" office:string-value="" table:formula="of:=IF(ISBLANK([.B90]);&quot;&quot;;(IF([.C90]&lt;=[.G48];IF([.D90]&lt;=[.H47];[.H48];IF([.D90] &lt;=[.I47];[.I48];IF([.D90]&gt;=[.J47];[.J48];&quot;Error&quot;)));IF([.C90]&lt;=[.G49];IF([.D90]&lt;=[.H47];[.H49];IF([.D90]&lt;=[.I47];[.I49];IF([.D90]&gt;=[.J47];[.J49];&quot;Error&quot;)));IF([.C90]&gt;=[.G50];IF([.D90]&lt;=[.H47];[.H50];IF([.D90]&lt;=[.I47];[.I50];IF([.D90]&gt;=[.J47];[.J50];&quot;Error&quot;))))))))" table:style-name="ce15"/>
          <table:table-cell table:style-name="ce80"/>
          <table:table-cell table:number-columns-repeated="2" table:style-name="ce31"/>
          <table:table-cell table:number-columns-repeated="16376" table:style-name="ce1"/>
        </table:table-row>
        <table:table-row table:style-name="ro1">
          <table:table-cell table:style-name="ce1"/>
          <table:table-cell table:style-name="ce37"/>
          <table:table-cell table:number-columns-repeated="2" table:style-name="ce38"/>
          <table:table-cell office:value-type="string" office:string-value="" table:formula="of:=IF(ISBLANK([.B91]);&quot;&quot;;(IF([.C91]&lt;=[.G48];IF([.D91]&lt;=[.H47];[.H48];IF([.D91] &lt;=[.I47];[.I48];IF([.D91]&gt;=[.J47];[.J48];&quot;Error&quot;)));IF([.C91]&lt;=[.G49];IF([.D91]&lt;=[.H47];[.H49];IF([.D91]&lt;=[.I47];[.I49];IF([.D91]&gt;=[.J47];[.J49];&quot;Error&quot;)));IF([.C91]&gt;=[.G50];IF([.D91]&lt;=[.H47];[.H50];IF([.D91]&lt;=[.I47];[.I50];IF([.D91]&gt;=[.J47];[.J50];&quot;Error&quot;))))))))" table:style-name="ce15"/>
          <table:table-cell table:style-name="ce80"/>
          <table:table-cell table:number-columns-repeated="2" table:style-name="ce31"/>
          <table:table-cell table:number-columns-repeated="16376" table:style-name="ce1"/>
        </table:table-row>
        <table:table-row table:style-name="ro2">
          <table:table-cell table:style-name="ce1"/>
          <table:table-cell table:style-name="ce37"/>
          <table:table-cell table:number-columns-repeated="2" table:style-name="ce38"/>
          <table:table-cell office:value-type="string" office:string-value="" table:formula="of:=IF(ISBLANK([.B92]);&quot;&quot;;(IF([.C92]&lt;=[.G48];IF([.D92]&lt;=[.H47];[.H48];IF([.D92] &lt;=[.I47];[.I48];IF([.D92]&gt;=[.J47];[.J48];&quot;Error&quot;)));IF([.C92]&lt;=[.G49];IF([.D92]&lt;=[.H47];[.H49];IF([.D92]&lt;=[.I47];[.I49];IF([.D92]&gt;=[.J47];[.J49];&quot;Error&quot;)));IF([.C92]&gt;=[.G50];IF([.D92]&lt;=[.H47];[.H50];IF([.D92]&lt;=[.I47];[.I50];IF([.D92]&gt;=[.J47];[.J50];&quot;Error&quot;))))))))" table:style-name="ce15"/>
          <table:table-cell table:style-name="ce80"/>
          <table:table-cell table:style-name="ce31"/>
          <table:table-cell office:value-type="string" table:style-name="ce2">
            <text:p>Clasificación</text:p>
          </table:table-cell>
          <table:table-cell office:value-type="string" table:style-name="ce2">
            <text:p>Clasificación</text:p>
          </table:table-cell>
          <table:table-cell office:value-type="string" table:style-name="ce2">
            <text:p>Clasificación</text:p>
          </table:table-cell>
          <table:table-cell table:number-columns-repeated="16374" table:style-name="ce1"/>
        </table:table-row>
        <table:table-row table:style-name="ro2">
          <table:table-cell table:style-name="ce1"/>
          <table:table-cell table:style-name="ce37"/>
          <table:table-cell table:number-columns-repeated="2" table:style-name="ce38"/>
          <table:table-cell office:value-type="string" office:string-value="" table:formula="of:=IF(ISBLANK([.B93]);&quot;&quot;;(IF([.C93]&lt;=[.G48];IF([.D93]&lt;=[.H47];[.H48];IF([.D93] &lt;=[.I47];[.I48];IF([.D93]&gt;=[.J47];[.J48];&quot;Error&quot;)));IF([.C93]&lt;=[.G49];IF([.D93]&lt;=[.H47];[.H49];IF([.D93]&lt;=[.I47];[.I49];IF([.D93]&gt;=[.J47];[.J49];&quot;Error&quot;)));IF([.C93]&gt;=[.G50];IF([.D93]&lt;=[.H47];[.H50];IF([.D93]&lt;=[.I47];[.I50];IF([.D93]&gt;=[.J47];[.J50];&quot;Error&quot;))))))))" table:style-name="ce15"/>
          <table:table-cell table:style-name="ce80"/>
          <table:table-cell office:value-type="string" table:style-name="ce3">
            <text:p>Complejidad</text:p>
          </table:table-cell>
          <table:table-cell office:value-type="string" table:style-name="ce4">
            <text:p>Baja</text:p>
          </table:table-cell>
          <table:table-cell office:value-type="string" table:style-name="ce4">
            <text:p>Media</text:p>
          </table:table-cell>
          <table:table-cell office:value-type="string" table:style-name="ce5">
            <text:p>Alta</text:p>
          </table:table-cell>
          <table:table-cell table:number-columns-repeated="16374" table:style-name="ce1"/>
        </table:table-row>
        <table:table-row table:style-name="ro2">
          <table:table-cell table:style-name="ce1"/>
          <table:table-cell table:style-name="ce47"/>
          <table:table-cell table:number-columns-repeated="2" table:style-name="ce48"/>
          <table:table-cell office:value-type="string" office:string-value="" table:formula="of:=IF(ISBLANK([.B94]);&quot;&quot;;(IF([.C94]&lt;=[.G48];IF([.D94]&lt;=[.H47];[.H48];IF([.D94] &lt;=[.I47];[.I48];IF([.D94]&gt;=[.J47];[.J48];&quot;Error&quot;)));IF([.C94]&lt;=[.G49];IF([.D94]&lt;=[.H47];[.H49];IF([.D94]&lt;=[.I47];[.I49];IF([.D94]&gt;=[.J47];[.J49];&quot;Error&quot;)));IF([.C94]&gt;=[.G50];IF([.D94]&lt;=[.H47];[.H50];IF([.D94]&lt;=[.I47];[.I50];IF([.D94]&gt;=[.J47];[.J50];&quot;Error&quot;))))))))" table:style-name="ce49"/>
          <table:table-cell table:style-name="ce80"/>
          <table:table-cell office:value-type="string" table:style-name="ce44">
            <text:p>EO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18">
            <text:p>5</text:p>
          </table:table-cell>
          <table:table-cell office:value-type="float" office:value="7" table:style-name="ce79">
            <text:p>7</text:p>
          </table:table-cell>
          <table:table-cell table:number-columns-repeated="16374" table:style-name="ce1"/>
        </table:table-row>
        <table:table-row table:style-name="ro2">
          <table:table-cell table:style-name="ce1"/>
          <table:table-cell office:value-type="string" table:style-name="ce34">
            <text:p>Nombre</text:p>
          </table:table-cell>
          <table:table-cell office:value-type="string" table:style-name="ce2">
            <text:p>Nº de Registros Lógicos(FTR)</text:p>
          </table:table-cell>
          <table:table-cell office:value-type="string" table:style-name="ce2">
            <text:p>Atributos(DET)</text:p>
          </table:table-cell>
          <table:table-cell office:value-type="string" table:style-name="ce35">
            <text:p>Clasificación</text:p>
          </table:table-cell>
          <table:table-cell table:style-name="ce80"/>
          <table:table-cell office:value-type="string" table:style-name="ce47">
            <text:p>Cantidad</text:p>
          </table:table-cell>
          <table:table-cell table:style-name="ce48"/>
          <table:table-cell table:style-name="ce88"/>
          <table:table-cell table:style-name="ce89"/>
          <table:table-cell table:style-name="ce90"/>
          <table:table-cell table:number-columns-repeated="16373"/>
        </table:table-row>
        <table:table-row table:style-name="ro2">
          <table:table-cell office:value-type="string" table:style-name="ce81">
            <text:p>Consulta</text:p>
          </table:table-cell>
          <table:table-cell office:value-type="string" table:style-name="ce84">
            <text:p>Ver Datos de un Dispositivo</text:p>
          </table:table-cell>
          <table:table-cell table:number-columns-repeated="2" table:style-name="ce38"/>
          <table:table-cell office:value-type="string" office:string-value="Baja" table:formula="of:=IF(EXACT([.E75];[.E85]);IF(EXACT([.E75];&quot;Baja&quot;);&quot;Baja&quot;;IF(EXACT([.E75];&quot;Media&quot;);&quot;Media&quot;;IF(EXACT([.E75];&quot;Alta&quot;);&quot;Alta&quot;;&quot;Error&quot;)));IF(AND([.E75]=&quot;Alta&quot;;[.E85]=&quot;Baja&quot;);&quot;Alta&quot;;IF(AND([.E75]=&quot;Alta&quot;;[.E85]=&quot;Baja&quot;);&quot;Alta&quot;;IF(AND([.E75]=&quot;Media&quot;;[.E85]=&quot;Baja&quot;);&quot;Media&quot;;IF(AND([.E75]=&quot;Media&quot;;[.E85]=&quot;Alta&quot;);&quot;Alta&quot;;IF(AND([.E75]=&quot;Baja&quot;;[.E85]=&quot;Media&quot;);&quot;Media&quot;;IF(AND([.E75]=&quot;Baja&quot;;[.E85]=&quot;Alta&quot;);&quot;Alta&quot;;&quot;Error&quot;)))))))" table:style-name="ce15">
            <text:p>Baja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37">
            <text:p>Preguntar por IP de Punto de Acceso</text:p>
          </table:table-cell>
          <table:table-cell table:number-columns-repeated="2" table:style-name="ce38"/>
          <table:table-cell office:value-type="string" office:string-value="Baja" table:formula="of:=IF(EXACT([.E76];[.E86]);IF(EXACT([.E76];&quot;Baja&quot;);&quot;Baja&quot;;IF(EXACT([.E76];&quot;Media&quot;);&quot;Media&quot;;IF(EXACT([.E76];&quot;Alta&quot;);&quot;Alta&quot;;&quot;Error&quot;)));IF(AND([.E76]=&quot;Alta&quot;;[.E86]=&quot;Baja&quot;);&quot;Alta&quot;;IF(AND([.E76]=&quot;Alta&quot;;[.E86]=&quot;Baja&quot;);&quot;Alta&quot;;IF(AND([.E76]=&quot;Media&quot;;[.E86]=&quot;Baja&quot;);&quot;Media&quot;;IF(AND([.E76]=&quot;Media&quot;;[.E86]=&quot;Alta&quot;);&quot;Alta&quot;;IF(AND([.E76]=&quot;Baja&quot;;[.E86]=&quot;Media&quot;);&quot;Media&quot;;IF(AND([.E76]=&quot;Baja&quot;;[.E86]=&quot;Alta&quot;);&quot;Alta&quot;;&quot;Error&quot;)))))))" table:style-name="ce15">
            <text:p>Baja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37">
            <text:p>Encender los Dispositivos</text:p>
          </table:table-cell>
          <table:table-cell table:number-columns-repeated="2" table:style-name="ce38"/>
          <table:table-cell office:value-type="string" office:string-value="Baja" table:formula="of:=IF(EXACT([.E77];[.E87]);IF(EXACT([.E77];&quot;Baja&quot;);&quot;Baja&quot;;IF(EXACT([.E77];&quot;Media&quot;);&quot;Media&quot;;IF(EXACT([.E77];&quot;Alta&quot;);&quot;Alta&quot;;&quot;&quot;)));IF(AND([.E77]=&quot;Alta&quot;;[.E87]=&quot;Baja&quot;);&quot;Alta&quot;;IF(AND([.E77]=&quot;Alta&quot;;[.E87]=&quot;Baja&quot;);&quot;Alta&quot;;IF(AND([.E77]=&quot;Media&quot;;[.E87]=&quot;Baja&quot;);&quot;Media&quot;;IF(AND([.E77]=&quot;Media&quot;;[.E87]=&quot;Alta&quot;);&quot;Alta&quot;;IF(AND([.E77]=&quot;Baja&quot;;[.E87]=&quot;Media&quot;);&quot;Media&quot;;IF(AND([.E77]=&quot;Baja&quot;;[.E87]=&quot;Alta&quot;);&quot;Alta&quot;;&quot;Error&quot;)))))))" table:style-name="ce15">
            <text:p>Baja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37">
            <text:p>Temporizar</text:p>
          </table:table-cell>
          <table:table-cell table:number-columns-repeated="2" table:style-name="ce38"/>
          <table:table-cell office:value-type="string" office:string-value="Baja" table:formula="of:=IF(EXACT([.E78];[.E88]);IF(EXACT([.E78];&quot;Baja&quot;);&quot;Baja&quot;;IF(EXACT([.E78];&quot;Media&quot;);&quot;Media&quot;;IF(EXACT([.E78];&quot;Alta&quot;);&quot;Alta&quot;;&quot;&quot;)));IF(AND([.E78]=&quot;Alta&quot;;[.E88]=&quot;Baja&quot;);&quot;Alta&quot;;IF(AND([.E78]=&quot;Alta&quot;;[.E88]=&quot;Baja&quot;);&quot;Alta&quot;;IF(AND([.E78]=&quot;Media&quot;;[.E88]=&quot;Baja&quot;);&quot;Media&quot;;IF(AND([.E78]=&quot;Media&quot;;[.E88]=&quot;Alta&quot;);&quot;Alta&quot;;IF(AND([.E78]=&quot;Baja&quot;;[.E88]=&quot;Media&quot;);&quot;Media&quot;;IF(AND([.E78]=&quot;Baja&quot;;[.E88]=&quot;Alta&quot;);&quot;Alta&quot;;&quot;Error&quot;)))))))" table:style-name="ce15">
            <text:p>Baja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7"/>
          <table:table-cell table:number-columns-repeated="2" table:style-name="ce38"/>
          <table:table-cell office:value-type="string" office:string-value="" table:formula="of:=IF(EXACT([.E79];[.E89]);IF(EXACT([.E79];&quot;Baja&quot;);&quot;Baja&quot;;IF(EXACT([.E79];&quot;Media&quot;);&quot;Media&quot;;IF(EXACT([.E79];&quot;Alta&quot;);&quot;Alta&quot;;&quot;&quot;)));IF(AND([.E79]=&quot;Alta&quot;;[.E89]=&quot;Baja&quot;);&quot;Alta&quot;;IF(AND([.E79]=&quot;Alta&quot;;[.E89]=&quot;Baja&quot;);&quot;Alta&quot;;IF(AND([.E79]=&quot;Media&quot;;[.E89]=&quot;Baja&quot;);&quot;Media&quot;;IF(AND([.E79]=&quot;Media&quot;;[.E89]=&quot;Alta&quot;);&quot;Alta&quot;;IF(AND([.E79]=&quot;Baja&quot;;[.E89]=&quot;Media&quot;);&quot;Media&quot;;IF(AND([.E79]=&quot;Baja&quot;;[.E89]=&quot;Alta&quot;);&quot;Alta&quot;;&quot;Error&quot;)))))))" table:style-name="ce15"/>
          <table:table-cell table:number-columns-repeated="16379" table:style-name="ce1"/>
        </table:table-row>
        <table:table-row table:style-name="ro1">
          <table:table-cell/>
          <table:table-cell table:style-name="ce37"/>
          <table:table-cell table:number-columns-repeated="2" table:style-name="ce38"/>
          <table:table-cell office:value-type="string" office:string-value="" table:formula="of:=IF(EXACT([.E80];[.E90]);IF(EXACT([.E80];&quot;Baja&quot;);&quot;Baja&quot;;IF(EXACT([.E80];&quot;Media&quot;);&quot;Media&quot;;IF(EXACT([.E80];&quot;Alta&quot;);&quot;Alta&quot;;&quot;&quot;)));IF(AND([.E80]=&quot;Alta&quot;;[.E90]=&quot;Baja&quot;);&quot;Alta&quot;;IF(AND([.E80]=&quot;Alta&quot;;[.E90]=&quot;Baja&quot;);&quot;Alta&quot;;IF(AND([.E80]=&quot;Media&quot;;[.E90]=&quot;Baja&quot;);&quot;Media&quot;;IF(AND([.E80]=&quot;Media&quot;;[.E90]=&quot;Alta&quot;);&quot;Alta&quot;;IF(AND([.E80]=&quot;Baja&quot;;[.E90]=&quot;Media&quot;);&quot;Media&quot;;IF(AND([.E80]=&quot;Baja&quot;;[.E90]=&quot;Alta&quot;);&quot;Alta&quot;;&quot;Error&quot;)))))))" table:style-name="ce15"/>
          <table:table-cell table:number-columns-repeated="16379" table:style-name="ce1"/>
        </table:table-row>
        <table:table-row table:style-name="ro1">
          <table:table-cell/>
          <table:table-cell table:style-name="ce37"/>
          <table:table-cell table:number-columns-repeated="2" table:style-name="ce38"/>
          <table:table-cell office:value-type="string" office:string-value="" table:formula="of:=IF(EXACT([.E81];[.E91]);IF(EXACT([.E81];&quot;Baja&quot;);&quot;Baja&quot;;IF(EXACT([.E81];&quot;Media&quot;);&quot;Media&quot;;IF(EXACT([.E81];&quot;Alta&quot;);&quot;Alta&quot;;&quot;&quot;)));IF(AND([.E81]=&quot;Alta&quot;;[.E91]=&quot;Baja&quot;);&quot;Alta&quot;;IF(AND([.E81]=&quot;Alta&quot;;[.E91]=&quot;Baja&quot;);&quot;Alta&quot;;IF(AND([.E81]=&quot;Media&quot;;[.E91]=&quot;Baja&quot;);&quot;Media&quot;;IF(AND([.E81]=&quot;Media&quot;;[.E91]=&quot;Alta&quot;);&quot;Alta&quot;;IF(AND([.E81]=&quot;Baja&quot;;[.E91]=&quot;Media&quot;);&quot;Media&quot;;IF(AND([.E81]=&quot;Baja&quot;;[.E91]=&quot;Alta&quot;);&quot;Alta&quot;;&quot;Error&quot;)))))))" table:style-name="ce15"/>
          <table:table-cell table:style-name="ce1"/>
          <table:table-cell table:number-columns-spanned="2" table:number-rows-spanned="1" table:style-name="ce99"/>
          <table:covered-table-cell/>
          <table:table-cell table:number-columns-repeated="16376"/>
        </table:table-row>
        <table:table-row table:style-name="ro1">
          <table:table-cell/>
          <table:table-cell table:style-name="ce37"/>
          <table:table-cell table:number-columns-repeated="2" table:style-name="ce38"/>
          <table:table-cell office:value-type="string" office:string-value="" table:formula="of:=IF(EXACT([.E82];[.E92]);IF(EXACT([.E82];&quot;Baja&quot;);&quot;Baja&quot;;IF(EXACT([.E82];&quot;Media&quot;);&quot;Media&quot;;IF(EXACT([.E82];&quot;Alta&quot;);&quot;Alta&quot;;&quot;&quot;)));IF(AND([.E82]=&quot;Alta&quot;;[.E92]=&quot;Baja&quot;);&quot;Alta&quot;;IF(AND([.E82]=&quot;Alta&quot;;[.E92]=&quot;Baja&quot;);&quot;Alta&quot;;IF(AND([.E82]=&quot;Media&quot;;[.E92]=&quot;Baja&quot;);&quot;Media&quot;;IF(AND([.E82]=&quot;Media&quot;;[.E92]=&quot;Alta&quot;);&quot;Alta&quot;;IF(AND([.E82]=&quot;Baja&quot;;[.E92]=&quot;Media&quot;);&quot;Media&quot;;IF(AND([.E82]=&quot;Baja&quot;;[.E92]=&quot;Alta&quot;);&quot;Alta&quot;;&quot;Error&quot;)))))))" table:style-name="ce15"/>
          <table:table-cell table:number-columns-repeated="16379" table:style-name="ce1"/>
        </table:table-row>
        <table:table-row table:style-name="ro1">
          <table:table-cell/>
          <table:table-cell table:style-name="ce37"/>
          <table:table-cell table:number-columns-repeated="2" table:style-name="ce38"/>
          <table:table-cell office:value-type="string" office:string-value="" table:formula="of:=IF(EXACT([.E83];[.E93]);IF(EXACT([.E83];&quot;Baja&quot;);&quot;Baja&quot;;IF(EXACT([.E83];&quot;Media&quot;);&quot;Media&quot;;IF(EXACT([.E83];&quot;Alta&quot;);&quot;Alta&quot;;&quot;&quot;)));IF(AND([.E83]=&quot;Alta&quot;;[.E93]=&quot;Baja&quot;);&quot;Alta&quot;;IF(AND([.E83]=&quot;Alta&quot;;[.E93]=&quot;Baja&quot;);&quot;Alta&quot;;IF(AND([.E83]=&quot;Media&quot;;[.E93]=&quot;Baja&quot;);&quot;Media&quot;;IF(AND([.E83]=&quot;Media&quot;;[.E93]=&quot;Alta&quot;);&quot;Alta&quot;;IF(AND([.E83]=&quot;Baja&quot;;[.E93]=&quot;Media&quot;);&quot;Media&quot;;IF(AND([.E83]=&quot;Baja&quot;;[.E93]=&quot;Alta&quot;);&quot;Alta&quot;;&quot;Error&quot;)))))))" table:style-name="ce15"/>
          <table:table-cell table:number-columns-repeated="16379" table:style-name="ce1"/>
        </table:table-row>
        <table:table-row table:style-name="ro1">
          <table:table-cell/>
          <table:table-cell table:style-name="ce47"/>
          <table:table-cell table:number-columns-repeated="2" table:style-name="ce48"/>
          <table:table-cell office:value-type="string" office:string-value="" table:formula="of:=IF(EXACT([.E84];[.E94]);IF(EXACT([.E84];&quot;Baja&quot;);&quot;Baja&quot;;IF(EXACT([.E84];&quot;Media&quot;);&quot;Media&quot;;IF(EXACT([.E84];&quot;Alta&quot;);&quot;Alta&quot;;&quot;&quot;)));IF(AND([.E84]=&quot;Alta&quot;;[.E94]=&quot;Baja&quot;);&quot;Alta&quot;;IF(AND([.E84]=&quot;Alta&quot;;[.E94]=&quot;Baja&quot;);&quot;Alta&quot;;IF(AND([.E84]=&quot;Media&quot;;[.E94]=&quot;Baja&quot;);&quot;Media&quot;;IF(AND([.E84]=&quot;Media&quot;;[.E94]=&quot;Alta&quot;);&quot;Alta&quot;;IF(AND([.E84]=&quot;Baja&quot;;[.E94]=&quot;Media&quot;);&quot;Media&quot;;IF(AND([.E84]=&quot;Baja&quot;;[.E94]=&quot;Alta&quot;);&quot;Alta&quot;;&quot;Error&quot;)))))))" table:style-name="ce49"/>
          <table:table-cell table:number-columns-repeated="16379" table:style-name="ce1"/>
        </table:table-row>
        <table:table-row table:number-rows-repeated="1048471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3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3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Sheet1.AI57:Sheet1.AI62" table:name="Valores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512</meta:generator>
    <dc:title/>
    <dc:description/>
    <dc:subject/>
    <meta:initial-creator/>
    <dc:creator>Márquez Mínguez David</dc:creator>
    <meta:creation-date>2009-04-16T11:32:48Z</meta:creation-date>
    <dc:date>2019-03-18T00:10:30Z</dc:date>
    <meta:editing-cycles>228</meta:editing-cycles>
    <meta:user-defined meta:name="Info 1"/>
    <meta:user-defined meta:name="Info 2"/>
    <meta:user-defined meta:name="Info 3"/>
    <meta:user-defined meta:name="Info 4"/>
  </office:meta>
</office:document-meta>
</file>